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Century Schoolbook L" svg:font-family="Century Schoolbook L"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text-properties style:font-name="Century Schoolbook L" fo:color="#999966"/>
    </style:style>
    <style:style style:name="P2" style:parent-style-name="Standard" style:family="paragraph">
      <style:text-properties style:font-name="Century Schoolbook L"/>
    </style:style>
    <style:style style:name="P3" style:parent-style-name="Standard" style:family="paragraph">
      <style:text-properties style:font-name="Century Schoolbook L"/>
    </style:style>
    <style:style style:name="P4" style:parent-style-name="Standard" style:family="paragraph">
      <style:text-properties style:font-name="Century Schoolbook L"/>
    </style:style>
    <style:style style:name="P5" style:parent-style-name="Standard" style:family="paragraph">
      <style:text-properties style:font-name="Century Schoolbook L"/>
    </style:style>
    <style:style style:name="P6" style:parent-style-name="Standard" style:family="paragraph">
      <style:text-properties style:font-name="Century Schoolbook L"/>
    </style:style>
    <style:style style:name="T7" style:parent-style-name="DefaultParagraphFont" style:family="text">
      <style:text-properties style:font-name="Century Schoolbook L"/>
    </style:style>
    <style:style style:name="T8" style:parent-style-name="DefaultParagraphFont" style:family="text">
      <style:text-properties style:font-name="Century Schoolbook L"/>
    </style:style>
    <style:style style:name="T9" style:parent-style-name="DefaultParagraphFont" style:family="text">
      <style:text-properties style:font-name="Century Schoolbook L"/>
    </style:style>
    <style:style style:name="T10" style:parent-style-name="DefaultParagraphFont" style:family="text">
      <style:text-properties style:font-name="Century Schoolbook L"/>
    </style:style>
    <style:style style:name="T11" style:parent-style-name="DefaultParagraphFont" style:family="text">
      <style:text-properties style:font-name="Century Schoolbook L"/>
    </style:style>
    <style:style style:name="T12" style:parent-style-name="DefaultParagraphFont" style:family="text">
      <style:text-properties style:font-name="Century Schoolbook L"/>
    </style:style>
    <style:style style:name="T13" style:parent-style-name="DefaultParagraphFont" style:family="text">
      <style:text-properties style:font-name="Century Schoolbook L"/>
    </style:style>
    <style:style style:name="P14" style:parent-style-name="Standard" style:family="paragraph">
      <style:text-properties style:font-name="Century Schoolbook L"/>
    </style:style>
    <style:style style:name="P15" style:parent-style-name="Standard" style:family="paragraph">
      <style:text-properties style:font-name="Century Schoolbook L" fo:font-weight="bold" style:font-weight-asian="bold" style:font-weight-complex="bold" fo:color="#CC9900" fo:font-size="18pt" style:font-size-asian="18pt" style:font-size-complex="18pt"/>
    </style:style>
    <style:style style:name="P16" style:parent-style-name="Standard" style:family="paragraph">
      <style:text-properties style:font-name="Century Schoolbook L" fo:font-weight="bold" style:font-weight-asian="bold" style:font-weight-complex="bold" fo:font-size="15pt" style:font-size-asian="15pt" style:font-size-complex="15pt"/>
    </style:style>
    <style:style style:name="T17" style:parent-style-name="DefaultParagraphFont" style:family="text">
      <style:text-properties style:font-name="Century Schoolbook L"/>
    </style:style>
    <style:style style:name="T18" style:parent-style-name="DefaultParagraphFont" style:family="text">
      <style:text-properties style:font-name="Century Schoolbook L"/>
    </style:style>
    <style:style style:name="T19" style:parent-style-name="DefaultParagraphFont" style:family="text">
      <style:text-properties style:font-name="Century Schoolbook L"/>
    </style:style>
    <style:style style:name="T20" style:parent-style-name="DefaultParagraphFont" style:family="text">
      <style:text-properties style:font-name="Century Schoolbook L"/>
    </style:style>
    <style:style style:name="T21" style:parent-style-name="DefaultParagraphFont" style:family="text">
      <style:text-properties style:font-name="Century Schoolbook L"/>
    </style:style>
    <style:style style:name="P22" style:parent-style-name="Standard" style:family="paragraph">
      <style:text-properties style:font-name="Century Schoolbook L" fo:font-weight="bold" style:font-weight-asian="bold" style:font-weight-complex="bold" fo:font-size="15pt" style:font-size-asian="15pt" style:font-size-complex="15pt"/>
    </style:style>
    <style:style style:name="T23" style:parent-style-name="DefaultParagraphFont" style:family="text">
      <style:text-properties style:font-name="Century Schoolbook L" fo:font-weight="bold" style:font-weight-asian="bold" style:font-weight-complex="bold" fo:font-size="15pt" style:font-size-asian="15pt" style:font-size-complex="15pt"/>
    </style:style>
    <style:style style:name="T24" style:parent-style-name="DefaultParagraphFont" style:family="text">
      <style:text-properties style:font-name="Century Schoolbook L" fo:font-weight="bold" style:font-weight-asian="bold" style:font-weight-complex="bold" fo:font-size="14pt" style:font-size-asian="14pt" style:font-size-complex="14pt"/>
    </style:style>
    <style:style style:name="P25" style:parent-style-name="Standard" style:family="paragraph">
      <style:text-properties style:font-name="Century Schoolbook L"/>
    </style:style>
    <style:style style:name="P26" style:parent-style-name="Standard" style:family="paragraph">
      <style:text-properties style:font-name="Century Schoolbook L"/>
    </style:style>
    <style:style style:name="T27" style:parent-style-name="DefaultParagraphFont" style:family="text">
      <style:text-properties style:font-name="Century Schoolbook L"/>
    </style:style>
    <style:style style:name="T28" style:parent-style-name="DefaultParagraphFont" style:family="text">
      <style:text-properties style:font-name="Century Schoolbook L"/>
    </style:style>
    <style:style style:name="T29" style:parent-style-name="DefaultParagraphFont" style:family="text">
      <style:text-properties style:font-name="Century Schoolbook L"/>
    </style:style>
    <style:style style:name="T30" style:parent-style-name="DefaultParagraphFont" style:family="text">
      <style:text-properties style:font-name="Century Schoolbook L"/>
    </style:style>
    <style:style style:name="T31" style:parent-style-name="DefaultParagraphFont" style:family="text">
      <style:text-properties style:font-name="Century Schoolbook L"/>
    </style:style>
    <style:style style:name="T32" style:parent-style-name="DefaultParagraphFont" style:family="text">
      <style:text-properties style:font-name="Century Schoolbook L"/>
    </style:style>
    <style:style style:name="T33" style:parent-style-name="DefaultParagraphFont" style:family="text">
      <style:text-properties style:font-name="Century Schoolbook L"/>
    </style:style>
    <style:style style:name="T34" style:parent-style-name="DefaultParagraphFont" style:family="text">
      <style:text-properties style:font-name="Century Schoolbook L"/>
    </style:style>
    <style:style style:name="T35" style:parent-style-name="DefaultParagraphFont" style:family="text">
      <style:text-properties style:font-name="Century Schoolbook L"/>
    </style:style>
    <style:style style:name="T36" style:parent-style-name="DefaultParagraphFont" style:family="text">
      <style:text-properties style:font-name="Century Schoolbook L"/>
    </style:style>
    <style:style style:name="T37" style:parent-style-name="DefaultParagraphFont" style:family="text">
      <style:text-properties style:font-name="Century Schoolbook L"/>
    </style:style>
    <style:style style:name="T38" style:parent-style-name="DefaultParagraphFont" style:family="text">
      <style:text-properties style:font-name="Century Schoolbook L"/>
    </style:style>
    <style:style style:name="P39" style:parent-style-name="Standard" style:family="paragraph">
      <style:text-properties style:font-name="Century Schoolbook L" fo:color="#FF0000"/>
    </style:style>
    <style:style style:name="P40" style:parent-style-name="Standard" style:family="paragraph">
      <style:text-properties style:font-name="Century Schoolbook L" fo:font-weight="bold" style:font-weight-asian="bold" style:font-weight-complex="bold" fo:color="#CC0000" fo:font-size="13pt" style:font-size-asian="13pt" style:font-size-complex="13pt"/>
    </style:style>
    <style:style style:name="P41" style:parent-style-name="Standard" style:family="paragraph">
      <style:text-properties style:font-name="Century Schoolbook L"/>
    </style:style>
    <style:style style:name="T42" style:parent-style-name="DefaultParagraphFont" style:family="text">
      <style:text-properties style:font-name="Century Schoolbook L"/>
    </style:style>
    <style:style style:name="T43" style:parent-style-name="DefaultParagraphFont" style:family="text">
      <style:text-properties style:font-name="Century Schoolbook L"/>
    </style:style>
    <style:style style:name="T44" style:parent-style-name="DefaultParagraphFont" style:family="text">
      <style:text-properties style:font-name="Century Schoolbook L"/>
    </style:style>
    <style:style style:name="T45" style:parent-style-name="DefaultParagraphFont" style:family="text">
      <style:text-properties style:font-name="Century Schoolbook L"/>
    </style:style>
    <style:style style:name="T46" style:parent-style-name="DefaultParagraphFont" style:family="text">
      <style:text-properties style:font-name="Century Schoolbook L"/>
    </style:style>
    <style:style style:name="T47" style:parent-style-name="DefaultParagraphFont" style:family="text">
      <style:text-properties style:font-name="Century Schoolbook L"/>
    </style:style>
    <style:style style:name="P48" style:parent-style-name="Standard" style:family="paragraph">
      <style:text-properties style:font-name="Century Schoolbook L"/>
    </style:style>
    <style:style style:name="P49" style:parent-style-name="Standard" style:family="paragraph">
      <style:text-properties style:font-name="Century Schoolbook L"/>
    </style:style>
    <style:style style:name="P50" style:parent-style-name="Standard" style:family="paragraph">
      <style:text-properties style:font-name="Century Schoolbook L"/>
    </style:style>
    <style:style style:name="P51" style:parent-style-name="Standard" style:family="paragraph">
      <style:text-properties style:font-name="Century Schoolbook L" fo:font-weight="bold" style:font-weight-asian="bold" style:font-weight-complex="bold" fo:font-size="14pt" style:font-size-asian="14pt" style:font-size-complex="14pt"/>
    </style:style>
    <style:style style:name="T52" style:parent-style-name="DefaultParagraphFont" style:family="text">
      <style:text-properties style:font-name="Century Schoolbook L"/>
    </style:style>
    <style:style style:name="T53" style:parent-style-name="DefaultParagraphFont" style:family="text">
      <style:text-properties style:font-name="Century Schoolbook L"/>
    </style:style>
    <style:style style:name="T54" style:parent-style-name="DefaultParagraphFont" style:family="text">
      <style:text-properties style:font-name="Century Schoolbook L"/>
    </style:style>
    <style:style style:name="T55" style:parent-style-name="DefaultParagraphFont" style:family="text">
      <style:text-properties style:font-name="Century Schoolbook L"/>
    </style:style>
    <style:style style:name="P56" style:parent-style-name="Standard" style:family="paragraph">
      <style:text-properties style:font-name="Century Schoolbook L"/>
    </style:style>
    <style:style style:name="P57" style:parent-style-name="Standard" style:family="paragraph">
      <style:text-properties style:font-name="Century Schoolbook L" fo:font-weight="bold" style:font-weight-asian="bold" style:font-weight-complex="bold" fo:font-size="14pt" style:font-size-asian="14pt" style:font-size-complex="14pt"/>
    </style:style>
    <style:style style:name="T58" style:parent-style-name="DefaultParagraphFont" style:family="text">
      <style:text-properties style:font-name="Century Schoolbook L"/>
    </style:style>
    <style:style style:name="T59" style:parent-style-name="DefaultParagraphFont" style:family="text">
      <style:text-properties style:font-name="Century Schoolbook L"/>
    </style:style>
    <style:style style:name="T60" style:parent-style-name="DefaultParagraphFont" style:family="text">
      <style:text-properties style:font-name="Century Schoolbook L"/>
    </style:style>
    <style:style style:name="T61" style:parent-style-name="DefaultParagraphFont" style:family="text">
      <style:text-properties style:font-name="Century Schoolbook L"/>
    </style:style>
    <style:style style:name="T62" style:parent-style-name="DefaultParagraphFont" style:family="text">
      <style:text-properties style:font-name="Century Schoolbook L"/>
    </style:style>
    <style:style style:name="T63" style:parent-style-name="DefaultParagraphFont" style:family="text">
      <style:text-properties style:font-name="Century Schoolbook L"/>
    </style:style>
    <style:style style:name="T64" style:parent-style-name="DefaultParagraphFont" style:family="text">
      <style:text-properties style:font-name="Century Schoolbook L"/>
    </style:style>
    <style:style style:name="T65" style:parent-style-name="DefaultParagraphFont" style:family="text">
      <style:text-properties style:font-name="Century Schoolbook L"/>
    </style:style>
    <style:style style:name="P66" style:parent-style-name="Standard" style:family="paragraph">
      <style:text-properties style:font-name="Century Schoolbook L"/>
    </style:style>
    <style:style style:name="T67" style:parent-style-name="DefaultParagraphFont" style:family="text">
      <style:text-properties style:font-name="Century Schoolbook L"/>
    </style:style>
    <style:style style:name="T68" style:parent-style-name="DefaultParagraphFont" style:family="text">
      <style:text-properties style:font-name="Century Schoolbook L"/>
    </style:style>
    <style:style style:name="T69" style:parent-style-name="DefaultParagraphFont" style:family="text">
      <style:text-properties style:font-name="Century Schoolbook L"/>
    </style:style>
    <style:style style:name="T70" style:parent-style-name="DefaultParagraphFont" style:family="text">
      <style:text-properties style:font-name="Century Schoolbook L"/>
    </style:style>
    <style:style style:name="T71" style:parent-style-name="DefaultParagraphFont" style:family="text">
      <style:text-properties style:font-name="Century Schoolbook L"/>
    </style:style>
    <style:style style:name="T72" style:parent-style-name="DefaultParagraphFont" style:family="text">
      <style:text-properties style:font-name="Century Schoolbook L"/>
    </style:style>
    <style:style style:name="T73" style:parent-style-name="DefaultParagraphFont" style:family="text">
      <style:text-properties style:font-name="Century Schoolbook L"/>
    </style:style>
    <style:style style:name="T74" style:parent-style-name="DefaultParagraphFont" style:family="text">
      <style:text-properties style:font-name="Century Schoolbook L"/>
    </style:style>
    <style:style style:name="T75" style:parent-style-name="DefaultParagraphFont" style:family="text">
      <style:text-properties style:font-name="Century Schoolbook L"/>
    </style:style>
    <style:style style:name="T76" style:parent-style-name="DefaultParagraphFont" style:family="text">
      <style:text-properties style:font-name="Century Schoolbook L"/>
    </style:style>
    <style:style style:name="T77" style:parent-style-name="DefaultParagraphFont" style:family="text">
      <style:text-properties style:font-name="Century Schoolbook L"/>
    </style:style>
    <style:style style:name="T78" style:parent-style-name="DefaultParagraphFont" style:family="text">
      <style:text-properties style:font-name="Century Schoolbook L"/>
    </style:style>
    <style:style style:name="T79" style:parent-style-name="DefaultParagraphFont" style:family="text">
      <style:text-properties style:font-name="Century Schoolbook L"/>
    </style:style>
    <style:style style:name="T80" style:parent-style-name="DefaultParagraphFont" style:family="text">
      <style:text-properties style:font-name="Century Schoolbook L"/>
    </style:style>
    <style:style style:name="P81" style:parent-style-name="Standard" style:family="paragraph">
      <style:text-properties style:font-name="Century Schoolbook L"/>
    </style:style>
    <style:style style:name="P82" style:parent-style-name="Standard" style:family="paragraph">
      <style:text-properties style:font-name="Century Schoolbook L"/>
    </style:style>
    <style:style style:name="P83" style:parent-style-name="Standard" style:family="paragraph">
      <style:text-properties style:font-name="Century Schoolbook L"/>
    </style:style>
    <style:style style:name="P84" style:parent-style-name="Standard" style:family="paragraph">
      <style:text-properties style:font-name="Century Schoolbook L"/>
    </style:style>
    <style:style style:name="P85" style:parent-style-name="Standard" style:family="paragraph">
      <style:text-properties style:font-name="Century Schoolbook L"/>
    </style:style>
    <style:style style:name="P86" style:parent-style-name="Standard" style:family="paragraph">
      <style:text-properties style:font-name="Century Schoolbook L" fo:font-weight="bold" style:font-weight-asian="bold" style:font-weight-complex="bold" fo:font-size="14pt" style:font-size-asian="14pt" style:font-size-complex="14pt"/>
    </style:style>
    <style:style style:name="T87" style:parent-style-name="DefaultParagraphFont" style:family="text">
      <style:text-properties style:font-name="Century Schoolbook L"/>
    </style:style>
    <style:style style:name="T88" style:parent-style-name="DefaultParagraphFont" style:family="text">
      <style:text-properties style:font-name="Century Schoolbook L"/>
    </style:style>
    <style:style style:name="T89" style:parent-style-name="DefaultParagraphFont" style:family="text">
      <style:text-properties style:font-name="Century Schoolbook L"/>
    </style:style>
    <style:style style:name="P90" style:parent-style-name="Standard" style:family="paragraph">
      <style:text-properties style:font-name="Century Schoolbook L"/>
    </style:style>
    <style:style style:name="P91" style:parent-style-name="Standard" style:family="paragraph">
      <style:text-properties style:font-name="Century Schoolbook L"/>
    </style:style>
    <style:style style:name="P92" style:parent-style-name="Standard" style:family="paragraph">
      <style:text-properties style:font-name="Century Schoolbook L"/>
    </style:style>
    <style:style style:name="P93" style:parent-style-name="Standard" style:family="paragraph">
      <style:text-properties style:font-name="Century Schoolbook L"/>
    </style:style>
    <style:style style:name="P94" style:parent-style-name="Standard" style:family="paragraph">
      <style:text-properties style:font-name="Century Schoolbook L"/>
    </style:style>
    <style:style style:name="P95" style:parent-style-name="Standard" style:family="paragraph">
      <style:text-properties style:font-name="Century Schoolbook L"/>
    </style:style>
    <style:style style:name="P96" style:parent-style-name="Standard" style:family="paragraph">
      <style:text-properties style:font-name="Century Schoolbook L"/>
    </style:style>
    <style:style style:name="P97" style:parent-style-name="Standard" style:family="paragraph">
      <style:text-properties style:font-name="Century Schoolbook L" fo:font-weight="bold" style:font-weight-asian="bold" style:font-weight-complex="bold" fo:font-size="14pt" style:font-size-asian="14pt" style:font-size-complex="14pt"/>
    </style:style>
    <style:style style:name="T98" style:parent-style-name="DefaultParagraphFont" style:family="text">
      <style:text-properties style:font-name="Century Schoolbook L"/>
    </style:style>
    <style:style style:name="T99" style:parent-style-name="DefaultParagraphFont" style:family="text">
      <style:text-properties style:font-name="Century Schoolbook L"/>
    </style:style>
    <style:style style:name="T100" style:parent-style-name="DefaultParagraphFont" style:family="text">
      <style:text-properties style:font-name="Century Schoolbook L"/>
    </style:style>
    <style:style style:name="T101" style:parent-style-name="DefaultParagraphFont" style:family="text">
      <style:text-properties style:font-name="Century Schoolbook L"/>
    </style:style>
    <style:style style:name="P102" style:parent-style-name="Standard" style:family="paragraph">
      <style:text-properties style:font-name="Century Schoolbook L"/>
    </style:style>
    <style:style style:name="T103" style:parent-style-name="DefaultParagraphFont" style:family="text">
      <style:text-properties style:font-name="Century Schoolbook L"/>
    </style:style>
    <style:style style:name="T104" style:parent-style-name="DefaultParagraphFont" style:family="text">
      <style:text-properties style:font-name="Century Schoolbook L"/>
    </style:style>
    <style:style style:name="T105" style:parent-style-name="DefaultParagraphFont" style:family="text">
      <style:text-properties style:font-name="Century Schoolbook L"/>
    </style:style>
    <style:style style:name="T106" style:parent-style-name="DefaultParagraphFont" style:family="text">
      <style:text-properties style:font-name="Century Schoolbook L"/>
    </style:style>
    <style:style style:name="P107" style:parent-style-name="Standard" style:family="paragraph">
      <style:text-properties style:font-name="Century Schoolbook L"/>
    </style:style>
    <style:style style:name="P108" style:parent-style-name="Standard" style:family="paragraph">
      <style:text-properties style:font-name="Century Schoolbook L" fo:font-weight="bold" style:font-weight-asian="bold" style:font-weight-complex="bold" fo:color="#CC0000" fo:font-size="13pt" style:font-size-asian="13pt" style:font-size-complex="13pt"/>
    </style:style>
    <style:style style:name="P109" style:parent-style-name="Standard" style:family="paragraph">
      <style:text-properties style:font-name="Century Schoolbook L"/>
    </style:style>
    <style:style style:name="P110" style:parent-style-name="Standard" style:family="paragraph">
      <style:text-properties style:font-name="Century Schoolbook L"/>
    </style:style>
    <style:style style:name="P111" style:parent-style-name="Standard" style:family="paragraph">
      <style:text-properties style:font-name="Century Schoolbook L"/>
    </style:style>
    <style:style style:name="P112" style:parent-style-name="Standard" style:family="paragraph">
      <style:text-properties style:font-name="Century Schoolbook L" fo:font-weight="bold" style:font-weight-asian="bold" style:font-weight-complex="bold" fo:color="#FF3333" fo:font-size="14pt" style:font-size-asian="14pt" style:font-size-complex="14pt"/>
    </style:style>
    <style:style style:name="T113" style:parent-style-name="DefaultParagraphFont" style:family="text">
      <style:text-properties style:font-name="Century Schoolbook L" fo:font-weight="bold" style:font-weight-asian="bold" style:font-weight-complex="bold" fo:font-size="14pt" style:font-size-asian="14pt" style:font-size-complex="14pt"/>
    </style:style>
    <style:style style:name="T114" style:parent-style-name="DefaultParagraphFont" style:family="text">
      <style:text-properties style:font-name="Century Schoolbook L"/>
    </style:style>
    <style:style style:name="T115" style:parent-style-name="DefaultParagraphFont" style:family="text">
      <style:text-properties style:font-name="Century Schoolbook L"/>
    </style:style>
    <style:style style:name="T116" style:parent-style-name="DefaultParagraphFont" style:family="text">
      <style:text-properties style:font-name="Century Schoolbook L"/>
    </style:style>
    <style:style style:name="T117" style:parent-style-name="DefaultParagraphFont" style:family="text">
      <style:text-properties style:font-name="Century Schoolbook L"/>
    </style:style>
    <style:style style:name="T118" style:parent-style-name="DefaultParagraphFont" style:family="text">
      <style:text-properties style:font-name="Century Schoolbook L"/>
    </style:style>
    <style:style style:name="T119" style:parent-style-name="DefaultParagraphFont" style:family="text">
      <style:text-properties style:font-name="Century Schoolbook L"/>
    </style:style>
    <style:style style:name="T120" style:parent-style-name="DefaultParagraphFont" style:family="text">
      <style:text-properties style:font-name="Century Schoolbook L"/>
    </style:style>
    <style:style style:name="T121" style:parent-style-name="DefaultParagraphFont" style:family="text">
      <style:text-properties style:font-name="Century Schoolbook L"/>
    </style:style>
    <style:style style:name="T122" style:parent-style-name="DefaultParagraphFont" style:family="text">
      <style:text-properties style:font-name="Century Schoolbook L"/>
    </style:style>
    <style:style style:name="T123" style:parent-style-name="DefaultParagraphFont" style:family="text">
      <style:text-properties style:font-name="Century Schoolbook L"/>
    </style:style>
    <style:style style:name="P124" style:parent-style-name="Standard" style:family="paragraph">
      <style:text-properties style:font-name="Century Schoolbook L"/>
    </style:style>
    <style:style style:name="P125" style:parent-style-name="Standard" style:family="paragraph">
      <style:text-properties style:font-name="Century Schoolbook L" fo:font-weight="bold" style:font-weight-asian="bold" style:font-weight-complex="bold" fo:font-size="14pt" style:font-size-asian="14pt" style:font-size-complex="14pt"/>
    </style:style>
    <style:style style:name="P126" style:parent-style-name="Standard" style:family="paragraph">
      <style:text-properties style:font-name="Century Schoolbook L"/>
    </style:style>
    <style:style style:name="P127" style:parent-style-name="Standard" style:family="paragraph">
      <style:text-properties style:font-name="Century Schoolbook L"/>
    </style:style>
    <style:style style:name="P128" style:parent-style-name="Standard" style:family="paragraph">
      <style:text-properties style:font-name="Century Schoolbook L" fo:font-weight="bold" style:font-weight-asian="bold" style:font-weight-complex="bold" fo:font-size="14pt" style:font-size-asian="14pt" style:font-size-complex="14pt"/>
    </style:style>
    <style:style style:name="T129" style:parent-style-name="DefaultParagraphFont" style:family="text">
      <style:text-properties style:font-name="Century Schoolbook L"/>
    </style:style>
    <style:style style:name="T130" style:parent-style-name="DefaultParagraphFont" style:family="text">
      <style:text-properties style:font-name="Century Schoolbook L"/>
    </style:style>
    <style:style style:name="T131" style:parent-style-name="DefaultParagraphFont" style:family="text">
      <style:text-properties style:font-name="Century Schoolbook L"/>
    </style:style>
    <style:style style:name="P132" style:parent-style-name="Standard" style:family="paragraph">
      <style:text-properties style:font-name="Century Schoolbook L"/>
    </style:style>
    <style:style style:name="T133" style:parent-style-name="DefaultParagraphFont" style:family="text">
      <style:text-properties style:font-name="Century Schoolbook L" fo:font-weight="bold" style:font-weight-asian="bold" style:font-weight-complex="bold" fo:font-size="14pt" style:font-size-asian="14pt" style:font-size-complex="14pt"/>
    </style:style>
    <style:style style:name="T134" style:parent-style-name="DefaultParagraphFont" style:family="text">
      <style:text-properties style:font-name="Century Schoolbook L"/>
    </style:style>
    <style:style style:name="T135" style:parent-style-name="DefaultParagraphFont" style:family="text">
      <style:text-properties style:font-name="Century Schoolbook L"/>
    </style:style>
    <style:style style:name="T136" style:parent-style-name="DefaultParagraphFont" style:family="text">
      <style:text-properties style:font-name="Century Schoolbook L"/>
    </style:style>
    <style:style style:name="T137" style:parent-style-name="DefaultParagraphFont" style:family="text">
      <style:text-properties style:font-name="Century Schoolbook L"/>
    </style:style>
    <style:style style:name="T138" style:parent-style-name="DefaultParagraphFont" style:family="text">
      <style:text-properties style:font-name="Century Schoolbook L"/>
    </style:style>
    <style:style style:name="T139" style:parent-style-name="DefaultParagraphFont" style:family="text">
      <style:text-properties style:font-name="Century Schoolbook L"/>
    </style:style>
    <style:style style:name="T140" style:parent-style-name="DefaultParagraphFont" style:family="text">
      <style:text-properties style:font-name="Century Schoolbook L"/>
    </style:style>
    <style:style style:name="T141" style:parent-style-name="DefaultParagraphFont" style:family="text">
      <style:text-properties style:font-name="Century Schoolbook L"/>
    </style:style>
    <style:style style:name="T142" style:parent-style-name="DefaultParagraphFont" style:family="text">
      <style:text-properties style:font-name="Century Schoolbook L"/>
    </style:style>
    <style:style style:name="T143" style:parent-style-name="DefaultParagraphFont" style:family="text">
      <style:text-properties style:font-name="Century Schoolbook L"/>
    </style:style>
    <style:style style:name="T144" style:parent-style-name="DefaultParagraphFont" style:family="text">
      <style:text-properties style:font-name="Century Schoolbook L"/>
    </style:style>
    <style:style style:name="T145" style:parent-style-name="DefaultParagraphFont" style:family="text">
      <style:text-properties style:font-name="Century Schoolbook L"/>
    </style:style>
    <style:style style:name="P146" style:parent-style-name="Standard" style:family="paragraph">
      <style:text-properties style:font-name="Century Schoolbook L"/>
    </style:style>
    <style:style style:name="P147" style:parent-style-name="Standard" style:family="paragraph">
      <style:text-properties style:font-name="Century Schoolbook L" fo:font-weight="bold" style:font-weight-asian="bold" style:font-weight-complex="bold" fo:font-size="14pt" style:font-size-asian="14pt" style:font-size-complex="14pt"/>
    </style:style>
    <style:style style:name="P148" style:parent-style-name="Standard" style:family="paragraph">
      <style:text-properties style:font-name="Century Schoolbook L"/>
    </style:style>
    <style:style style:name="P149" style:parent-style-name="Standard" style:family="paragraph">
      <style:text-properties style:font-name="Century Schoolbook L"/>
    </style:style>
    <style:style style:name="P150" style:parent-style-name="Standard" style:family="paragraph">
      <style:text-properties style:font-name="Century Schoolbook L" fo:font-weight="bold" style:font-weight-asian="bold" style:font-weight-complex="bold" fo:font-size="14pt" style:font-size-asian="14pt" style:font-size-complex="14pt"/>
    </style:style>
    <style:style style:name="T151" style:parent-style-name="DefaultParagraphFont" style:family="text">
      <style:text-properties style:font-name="Century Schoolbook L"/>
    </style:style>
    <style:style style:name="T152" style:parent-style-name="DefaultParagraphFont" style:family="text">
      <style:text-properties style:font-name="Century Schoolbook L"/>
    </style:style>
    <style:style style:name="T153" style:parent-style-name="DefaultParagraphFont" style:family="text">
      <style:text-properties style:font-name="Century Schoolbook L"/>
    </style:style>
    <style:style style:name="P154" style:parent-style-name="Standard" style:family="paragraph">
      <style:text-properties style:font-name="Century Schoolbook L"/>
    </style:style>
    <style:style style:name="T155" style:parent-style-name="DefaultParagraphFont" style:family="text">
      <style:text-properties style:font-name="Century Schoolbook L" fo:font-weight="bold" style:font-weight-asian="bold" style:font-weight-complex="bold" fo:font-size="14pt" style:font-size-asian="14pt" style:font-size-complex="14pt"/>
    </style:style>
    <style:style style:name="T156" style:parent-style-name="DefaultParagraphFont" style:family="text">
      <style:text-properties style:font-name="Century Schoolbook L" fo:font-weight="bold" style:font-weight-asian="bold" style:font-weight-complex="bold" fo:font-size="14pt" style:font-size-asian="14pt" style:font-size-complex="14pt"/>
    </style:style>
    <style:style style:name="T157" style:parent-style-name="DefaultParagraphFont" style:family="text">
      <style:text-properties style:font-name="Century Schoolbook L"/>
    </style:style>
    <style:style style:name="T158" style:parent-style-name="DefaultParagraphFont" style:family="text">
      <style:text-properties style:font-name="Century Schoolbook L"/>
    </style:style>
    <style:style style:name="T159" style:parent-style-name="DefaultParagraphFont" style:family="text">
      <style:text-properties style:font-name="Century Schoolbook L"/>
    </style:style>
    <style:style style:name="T160" style:parent-style-name="DefaultParagraphFont" style:family="text">
      <style:text-properties style:font-name="Century Schoolbook L"/>
    </style:style>
    <style:style style:name="T161" style:parent-style-name="DefaultParagraphFont" style:family="text">
      <style:text-properties style:font-name="Century Schoolbook L"/>
    </style:style>
    <style:style style:name="T162" style:parent-style-name="DefaultParagraphFont" style:family="text">
      <style:text-properties style:font-name="Century Schoolbook L"/>
    </style:style>
    <style:style style:name="T163" style:parent-style-name="DefaultParagraphFont" style:family="text">
      <style:text-properties style:font-name="Century Schoolbook L"/>
    </style:style>
    <style:style style:name="P164" style:parent-style-name="Standard" style:family="paragraph">
      <style:text-properties style:font-name="Century Schoolbook L"/>
    </style:style>
    <style:style style:name="P165" style:parent-style-name="Standard" style:family="paragraph">
      <style:text-properties style:font-name="Century Schoolbook L"/>
    </style:style>
    <style:style style:name="P166" style:parent-style-name="Standard" style:family="paragraph">
      <style:text-properties style:font-name="Century Schoolbook L"/>
    </style:style>
    <style:style style:name="P167" style:parent-style-name="Standard" style:family="paragraph">
      <style:text-properties style:font-name="Century Schoolbook L" fo:font-weight="bold" style:font-weight-asian="bold" style:font-weight-complex="bold" fo:font-size="14pt" style:font-size-asian="14pt" style:font-size-complex="14pt"/>
    </style:style>
    <style:style style:name="P168" style:parent-style-name="Standard" style:family="paragraph">
      <style:text-properties style:font-name="Century Schoolbook L"/>
    </style:style>
    <style:style style:name="P169" style:parent-style-name="Standard" style:family="paragraph">
      <style:text-properties style:font-name="Century Schoolbook L"/>
    </style:style>
    <style:style style:name="P170" style:parent-style-name="Standard" style:family="paragraph">
      <style:text-properties style:font-name="Century Schoolbook L" fo:font-weight="bold" style:font-weight-asian="bold" style:font-weight-complex="bold" fo:font-size="14pt" style:font-size-asian="14pt" style:font-size-complex="14pt"/>
    </style:style>
    <style:style style:name="P171" style:parent-style-name="Standard" style:family="paragraph">
      <style:text-properties style:font-name="Century Schoolbook L"/>
    </style:style>
    <style:style style:name="P172" style:parent-style-name="Standard" style:family="paragraph">
      <style:text-properties style:font-name="Century Schoolbook L"/>
    </style:style>
    <style:style style:name="P173" style:parent-style-name="Standard" style:family="paragraph">
      <style:text-properties style:font-name="Century Schoolbook L"/>
    </style:style>
    <style:style style:name="P174" style:parent-style-name="Standard" style:family="paragraph">
      <style:text-properties style:font-name="Century Schoolbook L"/>
    </style:style>
    <style:style style:name="P175" style:parent-style-name="Standard" style:family="paragraph">
      <style:text-properties style:font-name="Century Schoolbook L" fo:font-weight="bold" style:font-weight-asian="bold" style:font-weight-complex="bold" fo:font-size="14pt" style:font-size-asian="14pt" style:font-size-complex="14pt"/>
    </style:style>
    <style:style style:name="T176" style:parent-style-name="DefaultParagraphFont" style:family="text">
      <style:text-properties style:font-name="Century Schoolbook L"/>
    </style:style>
    <style:style style:name="T177" style:parent-style-name="DefaultParagraphFont" style:family="text">
      <style:text-properties style:font-name="Century Schoolbook L"/>
    </style:style>
    <style:style style:name="T178" style:parent-style-name="DefaultParagraphFont" style:family="text">
      <style:text-properties style:font-name="Century Schoolbook L"/>
    </style:style>
    <style:style style:name="T179" style:parent-style-name="DefaultParagraphFont" style:family="text">
      <style:text-properties style:font-name="Century Schoolbook L"/>
    </style:style>
    <style:style style:name="T180" style:parent-style-name="DefaultParagraphFont" style:family="text">
      <style:text-properties style:font-name="Century Schoolbook L"/>
    </style:style>
    <style:style style:name="T181" style:parent-style-name="DefaultParagraphFont" style:family="text">
      <style:text-properties style:font-name="Century Schoolbook L"/>
    </style:style>
    <style:style style:name="T182" style:parent-style-name="DefaultParagraphFont" style:family="text">
      <style:text-properties style:font-name="Century Schoolbook L"/>
    </style:style>
    <style:style style:name="T183" style:parent-style-name="DefaultParagraphFont" style:family="text">
      <style:text-properties style:font-name="Century Schoolbook L"/>
    </style:style>
    <style:style style:name="T184" style:parent-style-name="DefaultParagraphFont" style:family="text">
      <style:text-properties style:font-name="Century Schoolbook L"/>
    </style:style>
    <style:style style:name="T185" style:parent-style-name="DefaultParagraphFont" style:family="text">
      <style:text-properties style:font-name="Century Schoolbook L"/>
    </style:style>
    <style:style style:name="P186" style:parent-style-name="Standard" style:family="paragraph">
      <style:text-properties style:font-name="Century Schoolbook L"/>
    </style:style>
    <style:style style:name="P187" style:parent-style-name="Standard" style:family="paragraph">
      <style:text-properties style:font-name="Century Schoolbook L" fo:font-weight="bold" style:font-weight-asian="bold" style:font-weight-complex="bold" fo:font-size="14pt" style:font-size-asian="14pt" style:font-size-complex="14pt"/>
    </style:style>
    <style:style style:name="T188" style:parent-style-name="DefaultParagraphFont" style:family="text">
      <style:text-properties style:font-name="Century Schoolbook L"/>
    </style:style>
    <style:style style:name="T189" style:parent-style-name="DefaultParagraphFont" style:family="text">
      <style:text-properties style:font-name="Century Schoolbook L"/>
    </style:style>
    <style:style style:name="T190" style:parent-style-name="DefaultParagraphFont" style:family="text">
      <style:text-properties style:font-name="Century Schoolbook L"/>
    </style:style>
    <style:style style:name="T191" style:parent-style-name="DefaultParagraphFont" style:family="text">
      <style:text-properties style:font-name="Century Schoolbook L"/>
    </style:style>
    <style:style style:name="T192" style:parent-style-name="DefaultParagraphFont" style:family="text">
      <style:text-properties style:font-name="Century Schoolbook L"/>
    </style:style>
    <style:style style:name="P193" style:parent-style-name="Standard" style:family="paragraph">
      <style:text-properties style:font-name="Century Schoolbook L"/>
    </style:style>
    <style:style style:name="P194" style:parent-style-name="Standard" style:family="paragraph">
      <style:text-properties style:font-name="Century Schoolbook L" fo:font-weight="bold" style:font-weight-asian="bold" style:font-weight-complex="bold" fo:font-size="14pt" style:font-size-asian="14pt" style:font-size-complex="14pt"/>
    </style:style>
    <style:style style:name="P195" style:parent-style-name="Standard" style:family="paragraph">
      <style:text-properties style:font-name="Century Schoolbook L"/>
    </style:style>
    <style:style style:name="P196" style:parent-style-name="Standard" style:family="paragraph">
      <style:text-properties style:font-name="Century Schoolbook L"/>
    </style:style>
    <style:style style:name="P197" style:parent-style-name="Standard" style:family="paragraph">
      <style:text-properties style:font-name="Century Schoolbook L" fo:font-weight="bold" style:font-weight-asian="bold" style:font-weight-complex="bold" fo:font-size="14pt" style:font-size-asian="14pt" style:font-size-complex="14pt"/>
    </style:style>
    <style:style style:name="T198" style:parent-style-name="DefaultParagraphFont" style:family="text">
      <style:text-properties style:font-name="Century Schoolbook L"/>
    </style:style>
    <style:style style:name="T199" style:parent-style-name="DefaultParagraphFont" style:family="text">
      <style:text-properties style:font-name="Century Schoolbook L"/>
    </style:style>
    <style:style style:name="T200" style:parent-style-name="DefaultParagraphFont" style:family="text">
      <style:text-properties style:font-name="Century Schoolbook L"/>
    </style:style>
    <style:style style:name="T201" style:parent-style-name="DefaultParagraphFont" style:family="text">
      <style:text-properties style:font-name="Century Schoolbook L"/>
    </style:style>
    <style:style style:name="T202" style:parent-style-name="DefaultParagraphFont" style:family="text">
      <style:text-properties style:font-name="Century Schoolbook L"/>
    </style:style>
    <style:style style:name="P203" style:parent-style-name="Standard" style:family="paragraph">
      <style:text-properties style:font-name="Century Schoolbook L"/>
    </style:style>
    <style:style style:name="P204" style:parent-style-name="Standard" style:family="paragraph">
      <style:text-properties style:font-name="Century Schoolbook L" fo:font-weight="bold" style:font-weight-asian="bold" style:font-weight-complex="bold" fo:font-size="14pt" style:font-size-asian="14pt" style:font-size-complex="14pt"/>
    </style:style>
    <style:style style:name="T205" style:parent-style-name="DefaultParagraphFont" style:family="text">
      <style:text-properties style:font-name="Century Schoolbook L"/>
    </style:style>
    <style:style style:name="T206" style:parent-style-name="DefaultParagraphFont" style:family="text">
      <style:text-properties style:font-name="Century Schoolbook L"/>
    </style:style>
    <style:style style:name="T207" style:parent-style-name="DefaultParagraphFont" style:family="text">
      <style:text-properties style:font-name="Century Schoolbook L"/>
    </style:style>
    <style:style style:name="T208" style:parent-style-name="DefaultParagraphFont" style:family="text">
      <style:text-properties style:font-name="Century Schoolbook L"/>
    </style:style>
    <style:style style:name="P209" style:parent-style-name="Standard" style:family="paragraph">
      <style:text-properties style:font-name="Century Schoolbook L"/>
    </style:style>
    <style:style style:name="P210" style:parent-style-name="Standard" style:family="paragraph">
      <style:text-properties style:font-name="Century Schoolbook L"/>
    </style:style>
    <style:style style:name="P211" style:parent-style-name="Standard" style:family="paragraph">
      <style:text-properties style:font-name="Century Schoolbook L"/>
    </style:style>
    <style:style style:name="P212" style:parent-style-name="Standard" style:family="paragraph">
      <style:text-properties style:font-name="Century Schoolbook L"/>
    </style:style>
    <style:style style:name="P213" style:parent-style-name="Standard" style:family="paragraph">
      <style:text-properties style:font-name="Century Schoolbook L"/>
    </style:style>
    <style:style style:name="P214" style:parent-style-name="Standard" style:family="paragraph">
      <style:text-properties style:font-name="Century Schoolbook L" fo:font-weight="bold" style:font-weight-asian="bold" style:font-weight-complex="bold" fo:font-size="14pt" style:font-size-asian="14pt" style:font-size-complex="14pt"/>
    </style:style>
    <style:style style:name="P215" style:parent-style-name="Standard" style:family="paragraph">
      <style:text-properties style:font-name="Century Schoolbook L"/>
    </style:style>
    <style:style style:name="P216" style:parent-style-name="Standard" style:family="paragraph">
      <style:text-properties style:font-name="Century Schoolbook L"/>
    </style:style>
    <style:style style:name="P217" style:parent-style-name="Standard" style:family="paragraph">
      <style:text-properties style:font-name="Century Schoolbook L" fo:font-weight="bold" style:font-weight-asian="bold" style:font-weight-complex="bold" fo:font-size="14pt" style:font-size-asian="14pt" style:font-size-complex="14pt"/>
    </style:style>
    <style:style style:name="T218" style:parent-style-name="DefaultParagraphFont" style:family="text">
      <style:text-properties style:font-name="Century Schoolbook L"/>
    </style:style>
    <style:style style:name="T219" style:parent-style-name="DefaultParagraphFont" style:family="text">
      <style:text-properties style:font-name="Century Schoolbook L"/>
    </style:style>
    <style:style style:name="T220" style:parent-style-name="DefaultParagraphFont" style:family="text">
      <style:text-properties style:font-name="Century Schoolbook L"/>
    </style:style>
    <style:style style:name="P221" style:parent-style-name="Standard" style:family="paragraph">
      <style:text-properties style:font-name="Century Schoolbook L"/>
    </style:style>
    <style:style style:name="P222" style:parent-style-name="Standard" style:family="paragraph">
      <style:text-properties style:font-name="Century Schoolbook L" fo:font-weight="bold" style:font-weight-asian="bold" style:font-weight-complex="bold" fo:font-size="14pt" style:font-size-asian="14pt" style:font-size-complex="14pt"/>
    </style:style>
    <style:style style:name="T223" style:parent-style-name="DefaultParagraphFont" style:family="text">
      <style:text-properties style:font-name="Century Schoolbook L"/>
    </style:style>
    <style:style style:name="T224" style:parent-style-name="DefaultParagraphFont" style:family="text">
      <style:text-properties style:font-name="Century Schoolbook L"/>
    </style:style>
    <style:style style:name="T225" style:parent-style-name="DefaultParagraphFont" style:family="text">
      <style:text-properties style:font-name="Century Schoolbook L"/>
    </style:style>
    <style:style style:name="T226" style:parent-style-name="DefaultParagraphFont" style:family="text">
      <style:text-properties style:font-name="Century Schoolbook L"/>
    </style:style>
    <style:style style:name="T227" style:parent-style-name="DefaultParagraphFont" style:family="text">
      <style:text-properties style:font-name="Century Schoolbook L"/>
    </style:style>
    <style:style style:name="T228" style:parent-style-name="DefaultParagraphFont" style:family="text">
      <style:text-properties style:font-name="Century Schoolbook L"/>
    </style:style>
    <style:style style:name="T229" style:parent-style-name="DefaultParagraphFont" style:family="text">
      <style:text-properties style:font-name="Century Schoolbook L"/>
    </style:style>
    <style:style style:name="T230" style:parent-style-name="DefaultParagraphFont" style:family="text">
      <style:text-properties style:font-name="Century Schoolbook L"/>
    </style:style>
    <style:style style:name="T231" style:parent-style-name="DefaultParagraphFont" style:family="text">
      <style:text-properties style:font-name="Century Schoolbook L"/>
    </style:style>
    <style:style style:name="P232" style:parent-style-name="Standard" style:family="paragraph">
      <style:text-properties style:font-name="Century Schoolbook L"/>
    </style:style>
    <style:style style:name="P233" style:parent-style-name="Standard" style:family="paragraph">
      <style:text-properties style:font-name="Century Schoolbook L" fo:font-weight="bold" style:font-weight-asian="bold" style:font-weight-complex="bold" fo:font-size="14pt" style:font-size-asian="14pt" style:font-size-complex="14pt"/>
    </style:style>
    <style:style style:name="P234" style:parent-style-name="Standard" style:family="paragraph">
      <style:text-properties style:font-name="Century Schoolbook L"/>
    </style:style>
    <style:style style:name="P235" style:parent-style-name="Standard" style:family="paragraph">
      <style:text-properties style:font-name="Century Schoolbook L"/>
    </style:style>
    <style:style style:name="P236" style:parent-style-name="Standard" style:family="paragraph">
      <style:text-properties style:font-name="Century Schoolbook L" fo:font-weight="bold" style:font-weight-asian="bold" style:font-weight-complex="bold" fo:font-size="14pt" style:font-size-asian="14pt" style:font-size-complex="14pt"/>
    </style:style>
    <style:style style:name="P237" style:parent-style-name="Standard" style:family="paragraph">
      <style:text-properties style:font-name="Century Schoolbook L"/>
    </style:style>
    <style:style style:name="P238" style:parent-style-name="Standard" style:family="paragraph">
      <style:text-properties style:font-name="Century Schoolbook L"/>
    </style:style>
    <style:style style:name="P239" style:parent-style-name="Standard" style:family="paragraph">
      <style:text-properties style:font-name="Century Schoolbook L"/>
    </style:style>
    <style:style style:name="P240" style:parent-style-name="Standard" style:family="paragraph">
      <style:text-properties style:font-name="Century Schoolbook L"/>
    </style:style>
    <style:style style:name="P241" style:parent-style-name="Standard" style:family="paragraph">
      <style:text-properties style:font-name="Century Schoolbook L" fo:font-weight="bold" style:font-weight-asian="bold" style:font-weight-complex="bold" fo:font-size="14pt" style:font-size-asian="14pt" style:font-size-complex="14pt"/>
    </style:style>
    <style:style style:name="P242" style:parent-style-name="Standard" style:family="paragraph">
      <style:text-properties style:font-name="Century Schoolbook L"/>
    </style:style>
    <style:style style:name="P243" style:parent-style-name="Standard" style:family="paragraph">
      <style:text-properties style:font-name="Century Schoolbook L"/>
    </style:style>
    <style:style style:name="P244" style:parent-style-name="Standard" style:family="paragraph">
      <style:text-properties style:font-name="Century Schoolbook L" fo:font-weight="bold" style:font-weight-asian="bold" style:font-weight-complex="bold" fo:font-size="14pt" style:font-size-asian="14pt" style:font-size-complex="14pt"/>
    </style:style>
    <style:style style:name="P245" style:parent-style-name="Standard" style:family="paragraph">
      <style:text-properties style:font-name="Century Schoolbook L"/>
    </style:style>
    <style:style style:name="P246" style:parent-style-name="Standard" style:family="paragraph">
      <style:text-properties style:font-name="Century Schoolbook L"/>
    </style:style>
    <style:style style:name="P247" style:parent-style-name="Standard" style:family="paragraph">
      <style:text-properties style:font-name="Century Schoolbook L" fo:font-weight="bold" style:font-weight-asian="bold" style:font-weight-complex="bold" fo:font-size="14pt" style:font-size-asian="14pt" style:font-size-complex="14pt"/>
    </style:style>
    <style:style style:name="P248" style:parent-style-name="Standard" style:family="paragraph">
      <style:text-properties style:font-name="Century Schoolbook L"/>
    </style:style>
    <style:style style:name="P249" style:parent-style-name="Standard" style:family="paragraph">
      <style:text-properties style:font-name="Century Schoolbook L"/>
    </style:style>
    <style:style style:name="P250" style:parent-style-name="Standard" style:family="paragraph">
      <style:text-properties style:font-name="Century Schoolbook L" fo:font-weight="bold" style:font-weight-asian="bold" style:font-weight-complex="bold" fo:font-size="14pt" style:font-size-asian="14pt" style:font-size-complex="14pt"/>
    </style:style>
    <style:style style:name="P251" style:parent-style-name="Standard" style:family="paragraph">
      <style:text-properties style:font-name="Century Schoolbook L"/>
    </style:style>
    <style:style style:name="P252" style:parent-style-name="Standard" style:family="paragraph">
      <style:text-properties style:font-name="Century Schoolbook L"/>
    </style:style>
    <style:style style:name="T253" style:parent-style-name="DefaultParagraphFont" style:family="text">
      <style:text-properties style:font-name="Century Schoolbook L" fo:font-weight="bold" style:font-weight-asian="bold" style:font-weight-complex="bold" fo:color="#FF3333" fo:font-size="14pt" style:font-size-asian="14pt" style:font-size-complex="14pt"/>
    </style:style>
    <style:style style:name="P254" style:parent-style-name="Standard" style:family="paragraph">
      <style:text-properties style:font-name="Century Schoolbook L" fo:font-weight="bold" style:font-weight-asian="bold" style:font-weight-complex="bold" fo:font-size="14pt" style:font-size-asian="14pt" style:font-size-complex="14pt"/>
    </style:style>
    <style:style style:name="P255" style:parent-style-name="Standard" style:family="paragraph">
      <style:text-properties style:font-name="Century Schoolbook L"/>
    </style:style>
    <style:style style:name="P256" style:parent-style-name="Standard" style:family="paragraph">
      <style:text-properties style:font-name="Century Schoolbook L"/>
    </style:style>
    <style:style style:name="P257" style:parent-style-name="Standard" style:family="paragraph">
      <style:text-properties style:font-name="Century Schoolbook L" fo:font-weight="bold" style:font-weight-asian="bold" style:font-weight-complex="bold" fo:font-size="14pt" style:font-size-asian="14pt" style:font-size-complex="14pt"/>
    </style:style>
    <style:style style:name="P258" style:parent-style-name="Standard" style:family="paragraph">
      <style:text-properties style:font-name="Century Schoolbook L"/>
    </style:style>
    <style:style style:name="P259" style:parent-style-name="Standard" style:family="paragraph">
      <style:text-properties style:font-name="Century Schoolbook L"/>
    </style:style>
    <style:style style:name="P260" style:parent-style-name="Standard" style:family="paragraph">
      <style:text-properties style:font-name="Century Schoolbook L" fo:font-weight="bold" style:font-weight-asian="bold" style:font-weight-complex="bold" fo:font-size="14pt" style:font-size-asian="14pt" style:font-size-complex="14pt"/>
    </style:style>
    <style:style style:name="T261" style:parent-style-name="DefaultParagraphFont" style:family="text">
      <style:text-properties style:font-name="Century Schoolbook L"/>
    </style:style>
    <style:style style:name="T262" style:parent-style-name="DefaultParagraphFont" style:family="text">
      <style:text-properties style:font-name="Century Schoolbook L"/>
    </style:style>
    <style:style style:name="T263" style:parent-style-name="DefaultParagraphFont" style:family="text">
      <style:text-properties style:font-name="Century Schoolbook L"/>
    </style:style>
    <style:style style:name="T264" style:parent-style-name="DefaultParagraphFont" style:family="text">
      <style:text-properties style:font-name="Century Schoolbook L"/>
    </style:style>
    <style:style style:name="T265" style:parent-style-name="DefaultParagraphFont" style:family="text">
      <style:text-properties style:font-name="Century Schoolbook L"/>
    </style:style>
    <style:style style:name="T266" style:parent-style-name="DefaultParagraphFont" style:family="text">
      <style:text-properties style:font-name="Century Schoolbook L"/>
    </style:style>
    <style:style style:name="T267" style:parent-style-name="DefaultParagraphFont" style:family="text">
      <style:text-properties style:font-name="Century Schoolbook L"/>
    </style:style>
    <style:style style:name="T268" style:parent-style-name="DefaultParagraphFont" style:family="text">
      <style:text-properties style:font-name="Century Schoolbook L"/>
    </style:style>
    <style:style style:name="T269" style:parent-style-name="DefaultParagraphFont" style:family="text">
      <style:text-properties style:font-name="Century Schoolbook L"/>
    </style:style>
    <style:style style:name="P270" style:parent-style-name="Standard" style:family="paragraph">
      <style:text-properties style:font-name="Century Schoolbook L"/>
    </style:style>
    <style:style style:name="P271" style:parent-style-name="Standard" style:family="paragraph">
      <style:text-properties style:font-name="Century Schoolbook L" fo:font-weight="bold" style:font-weight-asian="bold" style:font-weight-complex="bold" fo:font-size="14pt" style:font-size-asian="14pt" style:font-size-complex="14pt"/>
    </style:style>
    <style:style style:name="P272" style:parent-style-name="Standard" style:family="paragraph">
      <style:text-properties style:font-name="Century Schoolbook L"/>
    </style:style>
    <style:style style:name="P273" style:parent-style-name="Standard" style:family="paragraph">
      <style:text-properties style:font-name="Century Schoolbook L"/>
    </style:style>
    <style:style style:name="P274" style:parent-style-name="Standard" style:family="paragraph">
      <style:text-properties style:font-name="Century Schoolbook L" fo:font-weight="bold" style:font-weight-asian="bold" style:font-weight-complex="bold" fo:font-size="14pt" style:font-size-asian="14pt" style:font-size-complex="14pt"/>
    </style:style>
    <style:style style:name="P275" style:parent-style-name="Standard" style:family="paragraph">
      <style:text-properties style:font-name="Century Schoolbook L"/>
    </style:style>
    <style:style style:name="P276" style:parent-style-name="Standard" style:family="paragraph">
      <style:text-properties style:font-name="Century Schoolbook L"/>
    </style:style>
    <style:style style:name="P277" style:parent-style-name="Standard" style:family="paragraph">
      <style:text-properties style:font-name="Century Schoolbook L" fo:font-weight="bold" style:font-weight-asian="bold" style:font-weight-complex="bold" fo:font-size="14pt" style:font-size-asian="14pt" style:font-size-complex="14pt"/>
    </style:style>
    <style:style style:name="P278" style:parent-style-name="Standard" style:family="paragraph">
      <style:text-properties style:font-name="Century Schoolbook L"/>
    </style:style>
    <style:style style:name="P279" style:parent-style-name="Standard" style:family="paragraph">
      <style:text-properties style:font-name="Century Schoolbook L"/>
    </style:style>
    <style:style style:name="P280" style:parent-style-name="Standard" style:family="paragraph">
      <style:text-properties style:font-name="Century Schoolbook L" fo:font-weight="bold" style:font-weight-asian="bold" style:font-weight-complex="bold" fo:font-size="14pt" style:font-size-asian="14pt" style:font-size-complex="14pt"/>
    </style:style>
    <style:style style:name="T281" style:parent-style-name="DefaultParagraphFont" style:family="text">
      <style:text-properties style:font-name="Century Schoolbook L"/>
    </style:style>
    <style:style style:name="T282" style:parent-style-name="DefaultParagraphFont" style:family="text">
      <style:text-properties style:font-name="Century Schoolbook L"/>
    </style:style>
    <style:style style:name="T283" style:parent-style-name="DefaultParagraphFont" style:family="text">
      <style:text-properties style:font-name="Century Schoolbook L"/>
    </style:style>
    <style:style style:name="T284" style:parent-style-name="DefaultParagraphFont" style:family="text">
      <style:text-properties style:font-name="Century Schoolbook L"/>
    </style:style>
    <style:style style:name="T285" style:parent-style-name="DefaultParagraphFont" style:family="text">
      <style:text-properties style:font-name="Century Schoolbook L"/>
    </style:style>
    <style:style style:name="P286" style:parent-style-name="Standard" style:family="paragraph">
      <style:text-properties style:font-name="Century Schoolbook L"/>
    </style:style>
    <style:style style:name="P287" style:parent-style-name="Standard" style:family="paragraph">
      <style:text-properties style:font-name="Century Schoolbook L" fo:font-weight="bold" style:font-weight-asian="bold" style:font-weight-complex="bold" fo:color="#FF3333" fo:font-size="14pt" style:font-size-asian="14pt" style:font-size-complex="14pt"/>
    </style:style>
    <style:style style:name="T288" style:parent-style-name="DefaultParagraphFont" style:family="text">
      <style:text-properties style:font-name="Century Schoolbook L" fo:font-weight="bold" style:font-weight-asian="bold" style:font-weight-complex="bold" fo:font-size="14pt" style:font-size-asian="14pt" style:font-size-complex="14pt"/>
    </style:style>
    <style:style style:name="T289" style:parent-style-name="DefaultParagraphFont" style:family="text">
      <style:text-properties style:font-name="Century Schoolbook L" fo:font-weight="bold" style:font-weight-asian="bold" style:font-weight-complex="bold" fo:font-size="14pt" style:font-size-asian="14pt" style:font-size-complex="14pt"/>
    </style:style>
    <style:style style:name="P290" style:parent-style-name="Standard" style:family="paragraph">
      <style:text-properties style:font-name="Century Schoolbook L"/>
    </style:style>
    <style:style style:name="P291" style:parent-style-name="Standard" style:family="paragraph">
      <style:text-properties style:font-name="Century Schoolbook L"/>
    </style:style>
    <style:style style:name="T292" style:parent-style-name="DefaultParagraphFont" style:family="text">
      <style:text-properties style:font-name="Century Schoolbook L" fo:font-weight="bold" style:font-weight-asian="bold" style:font-weight-complex="bold" fo:font-size="14pt" style:font-size-asian="14pt" style:font-size-complex="14pt"/>
    </style:style>
    <style:style style:name="T293" style:parent-style-name="DefaultParagraphFont" style:family="text">
      <style:text-properties style:font-name="Century Schoolbook L"/>
    </style:style>
    <style:style style:name="P294" style:parent-style-name="Standard" style:family="paragraph">
      <style:text-properties style:font-name="Century Schoolbook L"/>
    </style:style>
    <style:style style:name="P295" style:parent-style-name="Standard" style:family="paragraph">
      <style:text-properties style:font-name="Century Schoolbook L" fo:font-weight="bold" style:font-weight-asian="bold" style:font-weight-complex="bold" fo:font-size="14pt" style:font-size-asian="14pt" style:font-size-complex="14pt"/>
    </style:style>
    <style:style style:name="T296" style:parent-style-name="DefaultParagraphFont" style:family="text">
      <style:text-properties style:font-name="Century Schoolbook L"/>
    </style:style>
    <style:style style:name="T297" style:parent-style-name="DefaultParagraphFont" style:family="text">
      <style:text-properties style:font-name="Century Schoolbook L"/>
    </style:style>
    <style:style style:name="T298" style:parent-style-name="DefaultParagraphFont" style:family="text">
      <style:text-properties style:font-name="Century Schoolbook L"/>
    </style:style>
    <style:style style:name="T299" style:parent-style-name="DefaultParagraphFont" style:family="text">
      <style:text-properties style:font-name="Century Schoolbook L"/>
    </style:style>
    <style:style style:name="T300" style:parent-style-name="DefaultParagraphFont" style:family="text">
      <style:text-properties style:font-name="Century Schoolbook L"/>
    </style:style>
    <style:style style:name="T301" style:parent-style-name="DefaultParagraphFont" style:family="text">
      <style:text-properties style:font-name="Century Schoolbook L"/>
    </style:style>
    <style:style style:name="T302" style:parent-style-name="DefaultParagraphFont" style:family="text">
      <style:text-properties style:font-name="Century Schoolbook L"/>
    </style:style>
    <style:style style:name="P303" style:parent-style-name="Standard" style:family="paragraph">
      <style:text-properties style:font-name="Century Schoolbook L"/>
    </style:style>
    <style:style style:name="P304" style:parent-style-name="Standard" style:family="paragraph">
      <style:text-properties style:font-name="Century Schoolbook L" fo:font-weight="bold" style:font-weight-asian="bold" style:font-weight-complex="bold" fo:font-size="14pt" style:font-size-asian="14pt" style:font-size-complex="14pt"/>
    </style:style>
    <style:style style:name="T305" style:parent-style-name="DefaultParagraphFont" style:family="text">
      <style:text-properties style:font-name="Century Schoolbook L"/>
    </style:style>
    <style:style style:name="T306" style:parent-style-name="DefaultParagraphFont" style:family="text">
      <style:text-properties style:font-name="Century Schoolbook L"/>
    </style:style>
    <style:style style:name="T307" style:parent-style-name="DefaultParagraphFont" style:family="text">
      <style:text-properties style:font-name="Century Schoolbook L"/>
    </style:style>
    <style:style style:name="T308" style:parent-style-name="DefaultParagraphFont" style:family="text">
      <style:text-properties style:font-name="Century Schoolbook L"/>
    </style:style>
    <style:style style:name="T309" style:parent-style-name="DefaultParagraphFont" style:family="text">
      <style:text-properties style:font-name="Century Schoolbook L"/>
    </style:style>
    <style:style style:name="T310" style:parent-style-name="DefaultParagraphFont" style:family="text">
      <style:text-properties style:font-name="Century Schoolbook L"/>
    </style:style>
    <style:style style:name="P311" style:parent-style-name="Standard" style:family="paragraph">
      <style:text-properties style:font-name="Century Schoolbook L"/>
    </style:style>
    <style:style style:name="P312" style:parent-style-name="Standard" style:family="paragraph">
      <style:text-properties style:font-name="Century Schoolbook L" fo:font-weight="bold" style:font-weight-asian="bold" style:font-weight-complex="bold" fo:color="#CC9900" fo:font-size="18pt" style:font-size-asian="18pt" style:font-size-complex="18pt"/>
    </style:style>
    <style:style style:name="T313" style:parent-style-name="DefaultParagraphFont" style:family="text">
      <style:text-properties style:font-name="Century Schoolbook L"/>
    </style:style>
    <style:style style:name="T314" style:parent-style-name="DefaultParagraphFont" style:family="text">
      <style:text-properties style:font-name="Century Schoolbook L"/>
    </style:style>
    <style:style style:name="T315" style:parent-style-name="DefaultParagraphFont" style:family="text">
      <style:text-properties style:font-name="Century Schoolbook L"/>
    </style:style>
    <style:style style:name="T316" style:parent-style-name="DefaultParagraphFont" style:family="text">
      <style:text-properties style:font-name="Century Schoolbook L"/>
    </style:style>
    <style:style style:name="T317" style:parent-style-name="DefaultParagraphFont" style:family="text">
      <style:text-properties style:font-name="Century Schoolbook L"/>
    </style:style>
    <style:style style:name="T318" style:parent-style-name="DefaultParagraphFont" style:family="text">
      <style:text-properties style:font-name="Century Schoolbook L"/>
    </style:style>
    <style:style style:name="T319" style:parent-style-name="DefaultParagraphFont" style:family="text">
      <style:text-properties style:font-name="Century Schoolbook L"/>
    </style:style>
    <style:style style:name="T320" style:parent-style-name="DefaultParagraphFont" style:family="text">
      <style:text-properties style:font-name="Century Schoolbook L"/>
    </style:style>
    <style:style style:name="T321" style:parent-style-name="DefaultParagraphFont" style:family="text">
      <style:text-properties style:font-name="Century Schoolbook L"/>
    </style:style>
    <style:style style:name="T322" style:parent-style-name="DefaultParagraphFont" style:family="text">
      <style:text-properties style:font-name="Century Schoolbook L"/>
    </style:style>
    <style:style style:name="T323" style:parent-style-name="DefaultParagraphFont" style:family="text">
      <style:text-properties style:font-name="Century Schoolbook L"/>
    </style:style>
    <style:style style:name="T324" style:parent-style-name="DefaultParagraphFont" style:family="text">
      <style:text-properties style:font-name="Century Schoolbook L"/>
    </style:style>
    <style:style style:name="T325" style:parent-style-name="DefaultParagraphFont" style:family="text">
      <style:text-properties style:font-name="Century Schoolbook L"/>
    </style:style>
    <style:style style:name="P326" style:parent-style-name="Textbody" style:family="paragraph">
      <style:text-properties style:font-name="Century Schoolbook L"/>
    </style:style>
    <style:style style:name="T327" style:parent-style-name="DefaultParagraphFont" style:family="text">
      <style:text-properties style:font-name="Century Schoolbook L"/>
    </style:style>
    <style:style style:name="T328" style:parent-style-name="DefaultParagraphFont" style:family="text">
      <style:text-properties style:font-name="Century Schoolbook L"/>
    </style:style>
    <style:style style:name="T329" style:parent-style-name="DefaultParagraphFont" style:family="text">
      <style:text-properties style:font-name="Century Schoolbook L"/>
    </style:style>
    <style:style style:name="T330" style:parent-style-name="DefaultParagraphFont" style:family="text">
      <style:text-properties style:font-name="Century Schoolbook L"/>
    </style:style>
    <style:style style:name="T331" style:parent-style-name="DefaultParagraphFont" style:family="text">
      <style:text-properties style:font-name="Century Schoolbook L"/>
    </style:style>
    <style:style style:name="T332" style:parent-style-name="DefaultParagraphFont" style:family="text">
      <style:text-properties style:font-name="Century Schoolbook L"/>
    </style:style>
    <style:style style:name="T333" style:parent-style-name="DefaultParagraphFont" style:family="text">
      <style:text-properties style:font-name="Century Schoolbook L"/>
    </style:style>
    <style:style style:name="T334" style:parent-style-name="DefaultParagraphFont" style:family="text">
      <style:text-properties style:font-name="Century Schoolbook L"/>
    </style:style>
    <style:style style:name="T335" style:parent-style-name="DefaultParagraphFont" style:family="text">
      <style:text-properties style:font-name="Century Schoolbook L"/>
    </style:style>
    <style:style style:name="T336" style:parent-style-name="DefaultParagraphFont" style:family="text">
      <style:text-properties style:font-name="Century Schoolbook L"/>
    </style:style>
    <style:style style:name="T337" style:parent-style-name="DefaultParagraphFont" style:family="text">
      <style:text-properties style:font-name="Century Schoolbook L"/>
    </style:style>
    <style:style style:name="T338" style:parent-style-name="DefaultParagraphFont" style:family="text">
      <style:text-properties style:font-name="Century Schoolbook L"/>
    </style:style>
    <style:style style:name="T339" style:parent-style-name="DefaultParagraphFont" style:family="text">
      <style:text-properties style:font-name="Century Schoolbook L"/>
    </style:style>
    <style:style style:name="T340" style:parent-style-name="DefaultParagraphFont" style:family="text">
      <style:text-properties style:font-name="Century Schoolbook L"/>
    </style:style>
    <style:style style:name="T341" style:parent-style-name="DefaultParagraphFont" style:family="text">
      <style:text-properties style:font-name="Century Schoolbook L"/>
    </style:style>
    <style:style style:name="T342" style:parent-style-name="DefaultParagraphFont" style:family="text">
      <style:text-properties style:font-name="Century Schoolbook L"/>
    </style:style>
    <style:style style:name="T343" style:parent-style-name="DefaultParagraphFont" style:family="text">
      <style:text-properties style:font-name="Century Schoolbook L"/>
    </style:style>
    <style:style style:name="T344" style:parent-style-name="DefaultParagraphFont" style:family="text">
      <style:text-properties style:font-name="Century Schoolbook L"/>
    </style:style>
    <style:style style:name="T345" style:parent-style-name="DefaultParagraphFont" style:family="text">
      <style:text-properties style:font-name="Century Schoolbook L"/>
    </style:style>
    <style:style style:name="P346" style:parent-style-name="Textbody" style:family="paragraph">
      <style:text-properties style:font-name="Century Schoolbook L" fo:font-weight="bold" style:font-weight-asian="bold" style:font-weight-complex="bold" fo:color="#CC0000" fo:font-size="14pt" style:font-size-asian="14pt" style:font-size-complex="14pt"/>
    </style:style>
    <style:style style:name="P347" style:parent-style-name="Textbody" style:family="paragraph">
      <style:paragraph-properties fo:margin-bottom="0in"/>
      <style:text-properties style:font-name="Century Schoolbook L" fo:font-weight="bold" style:font-weight-asian="bold" style:font-weight-complex="bold" fo:color="#1C1C1C" fo:font-size="13pt" style:font-size-asian="13pt" style:font-size-complex="13pt"/>
    </style:style>
    <style:style style:name="P348" style:parent-style-name="Textbody" style:family="paragraph">
      <style:paragraph-properties fo:margin-bottom="0.0576in"/>
    </style:style>
    <style:style style:name="T349" style:parent-style-name="DefaultParagraphFont" style:family="text">
      <style:text-properties style:font-name="Century Schoolbook L" fo:font-weight="bold" style:font-weight-asian="bold" style:font-weight-complex="bold" fo:color="#808080" fo:font-size="13pt" style:font-size-asian="13pt" style:font-size-complex="13pt"/>
    </style:style>
    <style:style style:name="T350" style:parent-style-name="DefaultParagraphFont" style:family="text">
      <style:text-properties style:font-name="Century Schoolbook L" fo:font-weight="bold" style:font-weight-asian="bold" style:font-weight-complex="bold" fo:color="#808080" fo:font-size="13pt" style:font-size-asian="13pt" style:font-size-complex="13pt"/>
    </style:style>
    <style:style style:name="T351" style:parent-style-name="DefaultParagraphFont" style:family="text">
      <style:text-properties style:font-name="Century Schoolbook L" fo:font-weight="bold" style:font-weight-asian="bold" style:font-weight-complex="bold" fo:color="#808080" fo:font-size="13pt" style:font-size-asian="13pt" style:font-size-complex="13pt"/>
    </style:style>
    <style:style style:name="T352" style:parent-style-name="DefaultParagraphFont" style:family="text">
      <style:text-properties style:font-name="Century Schoolbook L" fo:font-weight="bold" style:font-weight-asian="bold" style:font-weight-complex="bold" fo:color="#808080" fo:font-size="13pt" style:font-size-asian="13pt" style:font-size-complex="13pt"/>
    </style:style>
    <style:style style:name="T353" style:parent-style-name="DefaultParagraphFont" style:family="text">
      <style:text-properties style:font-name="Century Schoolbook L" fo:font-weight="bold" style:font-weight-asian="bold" style:font-weight-complex="bold" fo:color="#808080" fo:font-size="13pt" style:font-size-asian="13pt" style:font-size-complex="13pt"/>
    </style:style>
    <style:style style:name="T354" style:parent-style-name="DefaultParagraphFont" style:family="text">
      <style:text-properties style:font-name="Century Schoolbook L" fo:font-weight="bold" style:font-weight-asian="bold" style:font-weight-complex="bold" fo:color="#808080" fo:font-size="13pt" style:font-size-asian="13pt" style:font-size-complex="13pt"/>
    </style:style>
    <style:style style:name="T355" style:parent-style-name="DefaultParagraphFont" style:family="text">
      <style:text-properties style:font-name="Century Schoolbook L" fo:font-weight="bold" style:font-weight-asian="bold" style:font-weight-complex="bold" fo:color="#808080" fo:font-size="13pt" style:font-size-asian="13pt" style:font-size-complex="13pt"/>
    </style:style>
    <style:style style:name="T356" style:parent-style-name="DefaultParagraphFont" style:family="text">
      <style:text-properties style:font-name="Century Schoolbook L" fo:font-weight="bold" style:font-weight-asian="bold" style:font-weight-complex="bold" fo:color="#808080" fo:font-size="13pt" style:font-size-asian="13pt" style:font-size-complex="13pt"/>
    </style:style>
    <style:style style:name="T357" style:parent-style-name="DefaultParagraphFont" style:family="text">
      <style:text-properties style:font-name="Century Schoolbook L" fo:font-weight="bold" style:font-weight-asian="bold" style:font-weight-complex="bold" fo:color="#808080" fo:font-size="13pt" style:font-size-asian="13pt" style:font-size-complex="13pt"/>
    </style:style>
    <style:style style:name="T358" style:parent-style-name="DefaultParagraphFont" style:family="text">
      <style:text-properties style:font-name="Century Schoolbook L" fo:font-weight="bold" style:font-weight-asian="bold" style:font-weight-complex="bold" fo:color="#808080" fo:font-size="13pt" style:font-size-asian="13pt" style:font-size-complex="13pt"/>
    </style:style>
    <style:style style:name="T359" style:parent-style-name="DefaultParagraphFont" style:family="text">
      <style:text-properties style:font-name="Century Schoolbook L" fo:font-weight="bold" style:font-weight-asian="bold" style:font-weight-complex="bold" fo:color="#808080" fo:font-size="13pt" style:font-size-asian="13pt" style:font-size-complex="13pt"/>
    </style:style>
    <style:style style:name="T360" style:parent-style-name="DefaultParagraphFont" style:family="text">
      <style:text-properties style:font-name="Century Schoolbook L" fo:font-weight="bold" style:font-weight-asian="bold" style:font-weight-complex="bold" fo:color="#808080" fo:font-size="13pt" style:font-size-asian="13pt" style:font-size-complex="13pt"/>
    </style:style>
    <style:style style:name="T361" style:parent-style-name="DefaultParagraphFont" style:family="text">
      <style:text-properties style:font-name="Century Schoolbook L" fo:font-weight="bold" style:font-weight-asian="bold" style:font-weight-complex="bold" fo:color="#808080" fo:font-size="13pt" style:font-size-asian="13pt" style:font-size-complex="13pt"/>
    </style:style>
    <style:style style:name="T362" style:parent-style-name="DefaultParagraphFont" style:family="text">
      <style:text-properties style:font-name="Century Schoolbook L" fo:font-weight="bold" style:font-weight-asian="bold" style:font-weight-complex="bold" fo:color="#808080" fo:font-size="13pt" style:font-size-asian="13pt" style:font-size-complex="13pt"/>
    </style:style>
    <style:style style:name="T363" style:parent-style-name="DefaultParagraphFont" style:family="text">
      <style:text-properties style:font-name="Century Schoolbook L" fo:font-weight="bold" style:font-weight-asian="bold" style:font-weight-complex="bold" fo:color="#808080" fo:font-size="13pt" style:font-size-asian="13pt" style:font-size-complex="13pt"/>
    </style:style>
    <style:style style:name="T364" style:parent-style-name="DefaultParagraphFont" style:family="text">
      <style:text-properties style:font-name="Century Schoolbook L" fo:font-weight="bold" style:font-weight-asian="bold" style:font-weight-complex="bold" fo:color="#808080" fo:font-size="13pt" style:font-size-asian="13pt" style:font-size-complex="13pt"/>
    </style:style>
    <style:style style:name="P365" style:parent-style-name="Textbody" style:family="paragraph">
      <style:text-properties style:font-name="Century Schoolbook L" fo:font-weight="bold" style:font-weight-asian="bold" style:font-weight-complex="bold" fo:color="#808080" fo:font-size="13pt" style:font-size-asian="13pt" style:font-size-complex="13pt"/>
    </style:style>
    <style:style style:name="P366" style:parent-style-name="Textbody" style:family="paragraph">
      <style:paragraph-properties fo:margin-bottom="0in"/>
      <style:text-properties style:font-name="Century Schoolbook L" fo:font-weight="bold" style:font-weight-asian="bold" style:font-weight-complex="bold" fo:color="#1C1C1C" fo:font-size="13pt" style:font-size-asian="13pt" style:font-size-complex="13pt"/>
    </style:style>
    <style:style style:name="P367" style:parent-style-name="Textbody" style:family="paragraph">
      <style:text-properties style:font-name="Century Schoolbook L" fo:font-weight="bold" style:font-weight-asian="bold" style:font-weight-complex="bold" fo:color="#808080" fo:font-size="13pt" style:font-size-asian="13pt" style:font-size-complex="13pt"/>
    </style:style>
    <style:style style:name="P368" style:parent-style-name="Textbody" style:family="paragraph">
      <style:paragraph-properties fo:margin-bottom="0in"/>
      <style:text-properties style:font-name="Century Schoolbook L" fo:font-weight="bold" style:font-weight-asian="bold" style:font-weight-complex="bold" fo:color="#1C1C1C" fo:font-size="13pt" style:font-size-asian="13pt" style:font-size-complex="13pt"/>
    </style:style>
    <style:style style:name="T369" style:parent-style-name="DefaultParagraphFont" style:family="text">
      <style:text-properties style:font-name="Century Schoolbook L" fo:font-weight="bold" style:font-weight-asian="bold" style:font-weight-complex="bold" fo:color="#808080" fo:font-size="13pt" style:font-size-asian="13pt" style:font-size-complex="13pt"/>
    </style:style>
    <style:style style:name="T370" style:parent-style-name="DefaultParagraphFont" style:family="text">
      <style:text-properties style:font-name="Century Schoolbook L" fo:font-weight="bold" style:font-weight-asian="bold" style:font-weight-complex="bold" fo:color="#808080" fo:font-size="13pt" style:font-size-asian="13pt" style:font-size-complex="13pt"/>
    </style:style>
    <style:style style:name="T371" style:parent-style-name="DefaultParagraphFont" style:family="text">
      <style:text-properties style:font-name="Century Schoolbook L" fo:font-weight="bold" style:font-weight-asian="bold" style:font-weight-complex="bold" fo:color="#808080" fo:font-size="13pt" style:font-size-asian="13pt" style:font-size-complex="13pt"/>
    </style:style>
    <style:style style:name="P372" style:parent-style-name="Textbody" style:family="paragraph">
      <style:text-properties style:font-name="Century Schoolbook L" fo:font-weight="bold" style:font-weight-asian="bold" style:font-weight-complex="bold" fo:color="#808080" fo:font-size="13pt" style:font-size-asian="13pt" style:font-size-complex="13pt"/>
    </style:style>
    <style:style style:name="P373" style:parent-style-name="Textbody" style:family="paragraph">
      <style:paragraph-properties fo:margin-bottom="0in"/>
      <style:text-properties style:font-name="Century Schoolbook L" fo:font-weight="bold" style:font-weight-asian="bold" style:font-weight-complex="bold" fo:color="#1C1C1C" fo:font-size="13pt" style:font-size-asian="13pt" style:font-size-complex="13pt"/>
    </style:style>
    <style:style style:name="P374" style:parent-style-name="Textbody" style:family="paragraph">
      <style:text-properties style:font-name="Century Schoolbook L" fo:font-weight="bold" style:font-weight-asian="bold" style:font-weight-complex="bold" fo:color="#808080" fo:font-size="13pt" style:font-size-asian="13pt" style:font-size-complex="13pt"/>
    </style:style>
    <style:style style:name="P375" style:parent-style-name="Textbody" style:family="paragraph">
      <style:paragraph-properties fo:margin-bottom="0in"/>
      <style:text-properties style:font-name="Century Schoolbook L" fo:font-weight="bold" style:font-weight-asian="bold" style:font-weight-complex="bold" fo:color="#1C1C1C" fo:font-size="13pt" style:font-size-asian="13pt" style:font-size-complex="13pt"/>
    </style:style>
    <style:style style:name="P376" style:parent-style-name="Textbody" style:family="paragraph">
      <style:text-properties style:font-name="Century Schoolbook L" fo:font-weight="bold" style:font-weight-asian="bold" style:font-weight-complex="bold" fo:color="#808080" fo:font-size="13pt" style:font-size-asian="13pt" style:font-size-complex="13pt"/>
    </style:style>
    <style:style style:name="P377" style:parent-style-name="Textbody" style:family="paragraph">
      <style:text-properties style:font-name="Century Schoolbook L" fo:font-weight="bold" style:font-weight-asian="bold" style:font-weight-complex="bold" fo:color="#808080" fo:font-size="13pt" style:font-size-asian="13pt" style:font-size-complex="13pt"/>
    </style:style>
    <style:style style:name="P378" style:parent-style-name="Textbody" style:family="paragraph">
      <style:paragraph-properties fo:margin-bottom="0in"/>
      <style:text-properties style:font-name="Century Schoolbook L" fo:font-weight="bold" style:font-weight-asian="bold" style:font-weight-complex="bold" fo:color="#1C1C1C" fo:font-size="13pt" style:font-size-asian="13pt" style:font-size-complex="13pt"/>
    </style:style>
    <style:style style:name="P379" style:parent-style-name="Textbody" style:family="paragraph">
      <style:text-properties style:font-name="Century Schoolbook L" fo:font-weight="bold" style:font-weight-asian="bold" style:font-weight-complex="bold" fo:color="#808080" fo:font-size="13pt" style:font-size-asian="13pt" style:font-size-complex="13pt"/>
    </style:style>
    <style:style style:name="P380" style:parent-style-name="Textbody" style:family="paragraph">
      <style:text-properties style:font-name="Century Schoolbook L" fo:font-weight="bold" style:font-weight-asian="bold" style:font-weight-complex="bold" fo:color="#808080" fo:font-size="13pt" style:font-size-asian="13pt" style:font-size-complex="13pt"/>
    </style:style>
    <style:style style:name="P381" style:parent-style-name="Standard" style:family="paragraph">
      <style:text-properties style:font-name="Century Schoolbook L" fo:font-weight="bold" style:font-weight-asian="bold" style:font-weight-complex="bold" fo:color="#CC9900" fo:font-size="18pt" style:font-size-asian="18pt" style:font-size-complex="18pt"/>
    </style:style>
    <style:style style:name="T382" style:parent-style-name="DefaultParagraphFont" style:family="text">
      <style:text-properties style:font-name="Century Schoolbook L"/>
    </style:style>
    <style:style style:name="T383" style:parent-style-name="DefaultParagraphFont" style:family="text">
      <style:text-properties style:font-name="Century Schoolbook L"/>
    </style:style>
    <style:style style:name="T384" style:parent-style-name="DefaultParagraphFont" style:family="text">
      <style:text-properties style:font-name="Century Schoolbook L"/>
    </style:style>
    <style:style style:name="T385" style:parent-style-name="DefaultParagraphFont" style:family="text">
      <style:text-properties style:font-name="Century Schoolbook L"/>
    </style:style>
    <style:style style:name="T386" style:parent-style-name="DefaultParagraphFont" style:family="text">
      <style:text-properties style:font-name="Century Schoolbook L"/>
    </style:style>
    <style:style style:name="P387" style:parent-style-name="Title" style:family="paragraph">
      <style:text-properties style:font-name="Century Schoolbook L" fo:color="#999966"/>
    </style:style>
    <style:style style:name="P388" style:parent-style-name="Textbody" style:family="paragraph">
      <style:text-properties style:font-name="Century Schoolbook L"/>
    </style:style>
    <style:style style:name="P389" style:parent-style-name="Textbody" style:family="paragraph">
      <style:text-properties style:font-name="Century Schoolbook L"/>
    </style:style>
    <style:style style:name="T390" style:parent-style-name="DefaultParagraphFont" style:family="text">
      <style:text-properties style:font-name="Century Schoolbook L"/>
    </style:style>
    <style:style style:name="T391" style:parent-style-name="DefaultParagraphFont" style:family="text">
      <style:text-properties style:font-name="Century Schoolbook L"/>
    </style:style>
    <style:style style:name="P392" style:parent-style-name="Textbody" style:family="paragraph">
      <style:text-properties style:font-name="Century Schoolbook L"/>
    </style:style>
    <style:style style:name="P393" style:parent-style-name="Textbody" style:family="paragraph">
      <style:text-properties style:font-name="Century Schoolbook L"/>
    </style:style>
    <style:style style:name="P394" style:parent-style-name="Textbody" style:family="paragraph">
      <style:text-properties style:font-name="Century Schoolbook L"/>
    </style:style>
    <style:style style:name="T395" style:parent-style-name="DefaultParagraphFont" style:family="text">
      <style:text-properties style:font-name="Century Schoolbook L"/>
    </style:style>
    <style:style style:name="T396" style:parent-style-name="DefaultParagraphFont" style:family="text">
      <style:text-properties style:font-name="Century Schoolbook L"/>
    </style:style>
    <style:style style:name="T397" style:parent-style-name="DefaultParagraphFont" style:family="text">
      <style:text-properties style:font-name="Century Schoolbook L"/>
    </style:style>
    <style:style style:name="T398" style:parent-style-name="DefaultParagraphFont" style:family="text">
      <style:text-properties style:font-name="Century Schoolbook L"/>
    </style:style>
    <style:style style:name="T399" style:parent-style-name="DefaultParagraphFont" style:family="text">
      <style:text-properties style:font-name="Century Schoolbook L"/>
    </style:style>
    <style:style style:name="T400" style:parent-style-name="DefaultParagraphFont" style:family="text">
      <style:text-properties style:font-name="Century Schoolbook L"/>
    </style:style>
    <style:style style:name="T401" style:parent-style-name="DefaultParagraphFont" style:family="text">
      <style:text-properties style:font-name="Century Schoolbook L"/>
    </style:style>
    <style:style style:name="T402" style:parent-style-name="DefaultParagraphFont" style:family="text">
      <style:text-properties style:font-name="Century Schoolbook L"/>
    </style:style>
    <style:style style:name="P403" style:parent-style-name="Textbody" style:family="paragraph">
      <style:text-properties style:font-name="Century Schoolbook L"/>
    </style:style>
    <style:style style:name="T404" style:parent-style-name="DefaultParagraphFont" style:family="text">
      <style:text-properties style:font-name="Century Schoolbook L"/>
    </style:style>
    <style:style style:name="T405" style:parent-style-name="DefaultParagraphFont" style:family="text">
      <style:text-properties style:font-name="Century Schoolbook L"/>
    </style:style>
    <style:style style:name="T406" style:parent-style-name="DefaultParagraphFont" style:family="text">
      <style:text-properties style:font-name="Century Schoolbook L"/>
    </style:style>
    <style:style style:name="T407" style:parent-style-name="DefaultParagraphFont" style:family="text">
      <style:text-properties style:font-name="Century Schoolbook L"/>
    </style:style>
    <style:style style:name="T408" style:parent-style-name="DefaultParagraphFont" style:family="text">
      <style:text-properties style:font-name="Century Schoolbook L"/>
    </style:style>
    <style:style style:name="T409" style:parent-style-name="DefaultParagraphFont" style:family="text">
      <style:text-properties style:font-name="Century Schoolbook L"/>
    </style:style>
    <style:style style:name="T410" style:parent-style-name="DefaultParagraphFont" style:family="text">
      <style:text-properties style:font-name="Century Schoolbook L"/>
    </style:style>
    <style:style style:name="T411" style:parent-style-name="DefaultParagraphFont" style:family="text">
      <style:text-properties style:font-name="Century Schoolbook L"/>
    </style:style>
    <style:style style:name="T412" style:parent-style-name="DefaultParagraphFont" style:family="text">
      <style:text-properties style:font-name="Century Schoolbook L"/>
    </style:style>
    <style:style style:name="P413" style:parent-style-name="Textbody" style:family="paragraph">
      <style:text-properties style:font-name="Century Schoolbook L" fo:font-weight="bold" style:font-weight-asian="bold" style:font-weight-complex="bold" fo:color="#CC9900" fo:font-size="16pt" style:font-size-asian="16pt" style:font-size-complex="16pt"/>
    </style:style>
    <style:style style:name="T414" style:parent-style-name="DefaultParagraphFont" style:family="text">
      <style:text-properties style:font-name="Century Schoolbook L"/>
    </style:style>
    <style:style style:name="T415" style:parent-style-name="DefaultParagraphFont" style:family="text">
      <style:text-properties style:font-name="Century Schoolbook L"/>
    </style:style>
    <style:style style:name="T416" style:parent-style-name="DefaultParagraphFont" style:family="text">
      <style:text-properties style:font-name="Century Schoolbook L"/>
    </style:style>
    <style:style style:name="T417" style:parent-style-name="DefaultParagraphFont" style:family="text">
      <style:text-properties style:font-name="Century Schoolbook L"/>
    </style:style>
    <style:style style:name="T418" style:parent-style-name="DefaultParagraphFont" style:family="text">
      <style:text-properties style:font-name="Century Schoolbook L"/>
    </style:style>
    <style:style style:name="T419" style:parent-style-name="DefaultParagraphFont" style:family="text">
      <style:text-properties style:font-name="Century Schoolbook L"/>
    </style:style>
    <style:style style:name="T420" style:parent-style-name="DefaultParagraphFont" style:family="text">
      <style:text-properties style:font-name="Century Schoolbook L"/>
    </style:style>
    <style:style style:name="T421" style:parent-style-name="DefaultParagraphFont" style:family="text">
      <style:text-properties style:font-name="Century Schoolbook L"/>
    </style:style>
    <style:style style:name="T422" style:parent-style-name="DefaultParagraphFont" style:family="text">
      <style:text-properties style:font-name="Century Schoolbook L" fo:font-weight="bold" style:font-weight-asian="bold" style:font-weight-complex="bold" fo:color="#CC0000" fo:font-size="14pt" style:font-size-asian="14pt" style:font-size-complex="14pt"/>
    </style:style>
    <style:style style:name="T423" style:parent-style-name="DefaultParagraphFont" style:family="text">
      <style:text-properties style:font-name="Century Schoolbook L" fo:font-weight="bold" style:font-weight-asian="bold" style:font-weight-complex="bold" fo:color="#CC0000" fo:font-size="14pt" style:font-size-asian="14pt" style:font-size-complex="14pt"/>
    </style:style>
    <style:style style:name="T424" style:parent-style-name="DefaultParagraphFont" style:family="text">
      <style:text-properties style:font-name="Century Schoolbook L" fo:font-weight="bold" style:font-weight-asian="bold" style:font-weight-complex="bold" fo:color="#CC0000" fo:font-size="14pt" style:font-size-asian="14pt" style:font-size-complex="14pt"/>
    </style:style>
    <style:style style:name="T425" style:parent-style-name="DefaultParagraphFont" style:family="text">
      <style:text-properties style:font-name="Century Schoolbook L" fo:font-weight="bold" style:font-weight-asian="bold" style:font-weight-complex="bold" fo:color="#CC0000" fo:font-size="14pt" style:font-size-asian="14pt" style:font-size-complex="14pt"/>
    </style:style>
    <style:style style:name="T426" style:parent-style-name="DefaultParagraphFont" style:family="text">
      <style:text-properties style:font-name="Century Schoolbook L"/>
    </style:style>
    <style:style style:name="T427" style:parent-style-name="DefaultParagraphFont" style:family="text">
      <style:text-properties style:font-name="Century Schoolbook L"/>
    </style:style>
    <style:style style:name="T428" style:parent-style-name="DefaultParagraphFont" style:family="text">
      <style:text-properties style:font-name="Century Schoolbook L"/>
    </style:style>
    <style:style style:name="T429" style:parent-style-name="DefaultParagraphFont" style:family="text">
      <style:text-properties style:font-name="Century Schoolbook L"/>
    </style:style>
    <style:style style:name="T430" style:parent-style-name="DefaultParagraphFont" style:family="text">
      <style:text-properties style:font-name="Century Schoolbook L"/>
    </style:style>
    <style:style style:name="T431" style:parent-style-name="DefaultParagraphFont" style:family="text">
      <style:text-properties style:font-name="Century Schoolbook L"/>
    </style:style>
    <style:style style:name="T432" style:parent-style-name="DefaultParagraphFont" style:family="text">
      <style:text-properties style:font-name="Century Schoolbook L"/>
    </style:style>
    <style:style style:name="T433" style:parent-style-name="DefaultParagraphFont" style:family="text">
      <style:text-properties style:font-name="Century Schoolbook L"/>
    </style:style>
    <style:style style:name="T434" style:parent-style-name="DefaultParagraphFont" style:family="text">
      <style:text-properties style:font-name="Century Schoolbook L"/>
    </style:style>
    <style:style style:name="P435" style:parent-style-name="Textbody" style:family="paragraph">
      <style:text-properties style:font-name="Century Schoolbook L" fo:font-weight="bold" style:font-weight-asian="bold" style:font-weight-complex="bold" fo:color="#CC0000" fo:font-size="14pt" style:font-size-asian="14pt" style:font-size-complex="14pt"/>
    </style:style>
    <style:style style:name="P436" style:parent-style-name="Textbody" style:family="paragraph">
      <style:text-properties style:font-name="Century Schoolbook L" fo:font-weight="bold" style:font-weight-asian="bold" style:font-weight-complex="bold" fo:color="#CC9900" fo:font-size="16pt" style:font-size-asian="16pt" style:font-size-complex="16pt"/>
    </style:style>
    <style:style style:name="P437" style:parent-style-name="Textbody" style:family="paragraph">
      <style:text-properties style:font-name="Century Schoolbook L" fo:font-weight="bold" style:font-weight-asian="bold" style:font-weight-complex="bold" fo:color="#CC9900" fo:font-size="16pt" style:font-size-asian="16pt" style:font-size-complex="16pt"/>
    </style:style>
    <style:style style:name="P438" style:parent-style-name="Textbody" style:family="paragraph">
      <style:text-properties style:font-name="Century Schoolbook L"/>
    </style:style>
    <style:style style:name="P439" style:parent-style-name="Textbody" style:family="paragraph">
      <style:text-properties style:font-name="Century Schoolbook L"/>
    </style:style>
    <style:style style:name="P440" style:parent-style-name="Textbody" style:family="paragraph">
      <style:paragraph-properties fo:margin-bottom="0in"/>
      <style:text-properties style:font-name="Century Schoolbook L"/>
    </style:style>
    <style:style style:name="P441" style:parent-style-name="Textbody" style:family="paragraph">
      <style:text-properties style:font-name="Century Schoolbook L"/>
    </style:style>
    <style:style style:name="P442" style:parent-style-name="Textbody" style:family="paragraph">
      <style:text-properties style:font-name="Century Schoolbook L" fo:font-weight="bold" style:font-weight-asian="bold" style:font-weight-complex="bold" fo:color="#CC0000" fo:font-size="13pt" style:font-size-asian="13pt" style:font-size-complex="13pt"/>
    </style:style>
    <style:style style:name="P443" style:parent-style-name="Textbody" style:family="paragraph">
      <style:text-properties style:font-name="Century Schoolbook L" fo:font-weight="bold" style:font-weight-asian="bold" style:font-weight-complex="bold" fo:color="#CC0000" fo:font-size="13pt" style:font-size-asian="13pt" style:font-size-complex="13pt"/>
    </style:style>
    <style:style style:name="T444" style:parent-style-name="DefaultParagraphFont" style:family="text">
      <style:text-properties style:font-name="Century Schoolbook L" fo:font-weight="bold" style:font-weight-asian="bold" style:font-weight-complex="bold" fo:color="#CC9900" fo:font-size="16pt" style:font-size-asian="16pt" style:font-size-complex="16pt"/>
    </style:style>
    <style:style style:name="T445" style:parent-style-name="DefaultParagraphFont" style:family="text">
      <style:text-properties style:font-name="Century Schoolbook L" fo:font-weight="bold" style:font-weight-asian="bold" style:font-weight-complex="bold" fo:color="#CC9900" fo:font-size="16pt" style:font-size-asian="16pt" style:font-size-complex="16pt"/>
    </style:style>
    <style:style style:name="T446" style:parent-style-name="DefaultParagraphFont" style:family="text">
      <style:text-properties style:font-name="Century Schoolbook L" fo:font-weight="bold" style:font-weight-asian="bold" style:font-weight-complex="bold" fo:color="#CC9900" fo:font-size="16pt" style:font-size-asian="16pt" style:font-size-complex="16pt"/>
    </style:style>
    <style:style style:name="T447" style:parent-style-name="DefaultParagraphFont" style:family="text">
      <style:text-properties style:font-name="Century Schoolbook L"/>
    </style:style>
    <style:style style:name="T448" style:parent-style-name="DefaultParagraphFont" style:family="text">
      <style:text-properties style:font-name="Century Schoolbook L"/>
    </style:style>
    <style:style style:name="T449" style:parent-style-name="DefaultParagraphFont" style:family="text">
      <style:text-properties style:font-name="Century Schoolbook L"/>
    </style:style>
    <style:style style:name="T450" style:parent-style-name="DefaultParagraphFont" style:family="text">
      <style:text-properties style:font-name="Century Schoolbook L"/>
    </style:style>
    <style:style style:name="T451" style:parent-style-name="DefaultParagraphFont" style:family="text">
      <style:text-properties style:font-name="Century Schoolbook L" fo:font-weight="bold" style:font-weight-asian="bold" style:font-weight-complex="bold" fo:color="#808080" fo:font-size="13pt" style:font-size-asian="13pt" style:font-size-complex="13pt"/>
    </style:style>
    <style:style style:name="T452" style:parent-style-name="DefaultParagraphFont" style:family="text">
      <style:text-properties style:font-name="Century Schoolbook L" fo:font-weight="bold" style:font-weight-asian="bold" style:font-weight-complex="bold" fo:color="#808080" fo:font-size="13pt" style:font-size-asian="13pt" style:font-size-complex="13pt"/>
    </style:style>
    <style:style style:name="T453" style:parent-style-name="DefaultParagraphFont" style:family="text">
      <style:text-properties style:font-name="Century Schoolbook L" fo:font-weight="bold" style:font-weight-asian="bold" style:font-weight-complex="bold" fo:color="#808080" fo:font-size="13pt" style:font-size-asian="13pt" style:font-size-complex="13pt"/>
    </style:style>
    <style:style style:name="T454" style:parent-style-name="DefaultParagraphFont" style:family="text">
      <style:text-properties style:font-name="Century Schoolbook L" fo:font-weight="bold" style:font-weight-asian="bold" style:font-weight-complex="bold" fo:color="#808080" fo:font-size="13pt" style:font-size-asian="13pt" style:font-size-complex="13pt"/>
    </style:style>
    <style:style style:name="P455" style:parent-style-name="Textbody" style:family="paragraph">
      <style:text-properties style:font-name="Century Schoolbook L"/>
    </style:style>
    <style:style style:name="P456" style:parent-style-name="Textbody" style:family="paragraph">
      <style:text-properties style:font-name="Century Schoolbook L"/>
    </style:style>
    <style:style style:name="T457" style:parent-style-name="DefaultParagraphFont" style:family="text">
      <style:text-properties style:font-name="Century Schoolbook L" fo:font-weight="bold" style:font-weight-asian="bold" style:font-weight-complex="bold" fo:color="#CC9900" fo:font-size="16pt" style:font-size-asian="16pt" style:font-size-complex="16pt"/>
    </style:style>
    <style:style style:name="T458" style:parent-style-name="DefaultParagraphFont" style:family="text">
      <style:text-properties style:font-name="Century Schoolbook L"/>
    </style:style>
    <style:style style:name="T459" style:parent-style-name="DefaultParagraphFont" style:family="text">
      <style:text-properties style:font-name="Century Schoolbook L"/>
    </style:style>
    <style:style style:name="T460" style:parent-style-name="DefaultParagraphFont" style:family="text">
      <style:text-properties style:font-name="Century Schoolbook L"/>
    </style:style>
    <style:style style:name="T461" style:parent-style-name="DefaultParagraphFont" style:family="text">
      <style:text-properties style:font-name="Century Schoolbook L"/>
    </style:style>
    <style:style style:name="T462" style:parent-style-name="DefaultParagraphFont" style:family="text">
      <style:text-properties style:font-name="Century Schoolbook L"/>
    </style:style>
    <style:style style:name="P463" style:parent-style-name="Textbody" style:family="paragraph">
      <style:text-properties style:font-name="Century Schoolbook L"/>
    </style:style>
    <style:style style:name="P464" style:parent-style-name="Textbody" style:family="paragraph">
      <style:text-properties style:font-name="Century Schoolbook L"/>
    </style:style>
    <style:style style:name="P465" style:parent-style-name="Textbody" style:family="paragraph">
      <style:text-properties style:font-name="Century Schoolbook L" fo:font-weight="bold" style:font-weight-asian="bold" style:font-weight-complex="bold" fo:color="#CC0000" fo:font-size="14pt" style:font-size-asian="14pt" style:font-size-complex="14pt"/>
    </style:style>
    <style:style style:name="P466" style:parent-style-name="Textbody" style:family="paragraph">
      <style:text-properties style:font-name="Century Schoolbook L" fo:font-weight="bold" style:font-weight-asian="bold" style:font-weight-complex="bold" fo:color="#808080"/>
    </style:style>
    <style:style style:name="P467" style:parent-style-name="Textbody" style:family="paragraph">
      <style:text-properties style:font-name="Century Schoolbook L" fo:font-weight="bold" style:font-weight-asian="bold" style:font-weight-complex="bold" fo:color="#808080"/>
    </style:style>
    <style:style style:name="P468" style:parent-style-name="Textbody" style:family="paragraph">
      <style:text-properties style:font-name="Century Schoolbook L" fo:font-weight="bold" style:font-weight-asian="bold" style:font-weight-complex="bold" fo:color="#808080"/>
    </style:style>
    <style:style style:name="P469" style:parent-style-name="Textbody" style:family="paragraph">
      <style:text-properties style:font-name="Century Schoolbook L" fo:font-weight="bold" style:font-weight-asian="bold" style:font-weight-complex="bold" fo:color="#808080"/>
    </style:style>
    <style:style style:name="P470" style:parent-style-name="Textbody" style:family="paragraph">
      <style:text-properties style:font-name="Century Schoolbook L" fo:font-weight="bold" style:font-weight-asian="bold" style:font-weight-complex="bold" fo:color="#808080"/>
    </style:style>
    <style:style style:name="P471" style:parent-style-name="Textbody" style:family="paragraph">
      <style:text-properties style:font-name="Century Schoolbook L" fo:font-weight="bold" style:font-weight-asian="bold" style:font-weight-complex="bold" fo:color="#808080"/>
    </style:style>
    <style:style style:name="P472" style:parent-style-name="Textbody" style:family="paragraph">
      <style:text-properties style:font-name="Century Schoolbook L" fo:font-weight="bold" style:font-weight-asian="bold" style:font-weight-complex="bold" fo:color="#808080"/>
    </style:style>
    <style:style style:name="P473" style:parent-style-name="Textbody" style:family="paragraph">
      <style:text-properties style:font-name="Century Schoolbook L" fo:font-weight="bold" style:font-weight-asian="bold" style:font-weight-complex="bold" fo:color="#808080"/>
    </style:style>
    <style:style style:name="P474" style:parent-style-name="Textbody" style:family="paragraph">
      <style:text-properties style:font-name="Century Schoolbook L" fo:font-weight="bold" style:font-weight-asian="bold" style:font-weight-complex="bold" fo:color="#808080"/>
    </style:style>
    <style:style style:name="P475" style:parent-style-name="Textbody" style:family="paragraph">
      <style:text-properties style:font-name="Century Schoolbook L" fo:font-weight="bold" style:font-weight-asian="bold" style:font-weight-complex="bold" fo:color="#808080"/>
    </style:style>
    <style:style style:name="P476" style:parent-style-name="Textbody" style:family="paragraph">
      <style:text-properties style:font-name="Century Schoolbook L" fo:font-weight="bold" style:font-weight-asian="bold" style:font-weight-complex="bold" fo:color="#808080"/>
    </style:style>
    <style:style style:name="P477" style:parent-style-name="Textbody" style:family="paragraph">
      <style:text-properties style:font-name="Century Schoolbook L" fo:font-weight="bold" style:font-weight-asian="bold" style:font-weight-complex="bold" fo:color="#808080"/>
    </style:style>
    <style:style style:name="P478" style:parent-style-name="Textbody" style:family="paragraph">
      <style:text-properties style:font-name="Century Schoolbook L" fo:font-weight="bold" style:font-weight-asian="bold" style:font-weight-complex="bold" fo:color="#808080"/>
    </style:style>
    <style:style style:name="P479" style:parent-style-name="Textbody" style:family="paragraph">
      <style:text-properties style:font-name="Century Schoolbook L" fo:font-weight="bold" style:font-weight-asian="bold" style:font-weight-complex="bold" fo:color="#808080"/>
    </style:style>
    <style:style style:name="P480" style:parent-style-name="Textbody" style:family="paragraph">
      <style:text-properties style:font-name="Century Schoolbook L" fo:font-weight="bold" style:font-weight-asian="bold" style:font-weight-complex="bold" fo:color="#808080"/>
    </style:style>
    <style:style style:name="P481" style:parent-style-name="Textbody" style:family="paragraph">
      <style:text-properties style:font-name="Century Schoolbook L" fo:font-weight="bold" style:font-weight-asian="bold" style:font-weight-complex="bold" fo:color="#808080"/>
    </style:style>
    <style:style style:name="P482" style:parent-style-name="Textbody" style:family="paragraph">
      <style:text-properties style:font-name="Century Schoolbook L" fo:font-weight="bold" style:font-weight-asian="bold" style:font-weight-complex="bold" fo:color="#808080"/>
    </style:style>
    <style:style style:name="P483" style:parent-style-name="Textbody" style:family="paragraph">
      <style:text-properties style:font-name="Century Schoolbook L"/>
    </style:style>
    <style:style style:name="P484" style:parent-style-name="Textbody" style:family="paragraph">
      <style:text-properties style:font-name="Century Schoolbook L" fo:font-weight="bold" style:font-weight-asian="bold" style:font-weight-complex="bold" fo:color="#CC0000" fo:font-size="14pt" style:font-size-asian="14pt" style:font-size-complex="14pt"/>
    </style:style>
    <style:style style:name="P485" style:parent-style-name="Textbody" style:family="paragraph">
      <style:text-properties style:font-name="Century Schoolbook L" fo:font-weight="bold" style:font-weight-asian="bold" style:font-weight-complex="bold" fo:color="#808080"/>
    </style:style>
    <style:style style:name="P486" style:parent-style-name="Textbody" style:family="paragraph">
      <style:text-properties style:font-name="Century Schoolbook L" fo:font-weight="bold" style:font-weight-asian="bold" style:font-weight-complex="bold" fo:color="#808080"/>
    </style:style>
    <style:style style:name="P487" style:parent-style-name="Textbody" style:family="paragraph">
      <style:text-properties style:font-name="Century Schoolbook L" fo:font-weight="bold" style:font-weight-asian="bold" style:font-weight-complex="bold" fo:color="#808080"/>
    </style:style>
    <style:style style:name="P488" style:parent-style-name="Textbody" style:family="paragraph">
      <style:text-properties style:font-name="Century Schoolbook L" fo:font-weight="bold" style:font-weight-asian="bold" style:font-weight-complex="bold" fo:color="#808080"/>
    </style:style>
    <style:style style:name="P489" style:parent-style-name="Textbody" style:family="paragraph">
      <style:text-properties style:font-name="Century Schoolbook L" fo:font-weight="bold" style:font-weight-asian="bold" style:font-weight-complex="bold" fo:color="#808080"/>
    </style:style>
    <style:style style:name="P490" style:parent-style-name="Textbody" style:family="paragraph">
      <style:text-properties style:font-name="Century Schoolbook L" fo:font-weight="bold" style:font-weight-asian="bold" style:font-weight-complex="bold" fo:color="#808080"/>
    </style:style>
    <style:style style:name="P491" style:parent-style-name="Textbody" style:family="paragraph">
      <style:text-properties style:font-name="Century Schoolbook L" fo:font-weight="bold" style:font-weight-asian="bold" style:font-weight-complex="bold" fo:color="#808080"/>
    </style:style>
    <style:style style:name="P492" style:parent-style-name="Textbody" style:family="paragraph">
      <style:text-properties style:font-name="Century Schoolbook L" fo:font-weight="bold" style:font-weight-asian="bold" style:font-weight-complex="bold" fo:color="#808080"/>
    </style:style>
    <style:style style:name="P493" style:parent-style-name="Textbody" style:family="paragraph">
      <style:text-properties style:font-name="Century Schoolbook L" fo:font-weight="bold" style:font-weight-asian="bold" style:font-weight-complex="bold" fo:color="#808080"/>
    </style:style>
    <style:style style:name="P494" style:parent-style-name="Textbody" style:family="paragraph">
      <style:text-properties style:font-name="Century Schoolbook L" fo:font-weight="bold" style:font-weight-asian="bold" style:font-weight-complex="bold" fo:color="#808080"/>
    </style:style>
    <style:style style:name="P495" style:parent-style-name="Textbody" style:family="paragraph">
      <style:text-properties style:font-name="Century Schoolbook L" fo:font-weight="bold" style:font-weight-asian="bold" style:font-weight-complex="bold" fo:color="#808080"/>
    </style:style>
    <style:style style:name="P496" style:parent-style-name="Textbody" style:family="paragraph">
      <style:text-properties style:font-name="Century Schoolbook L" fo:font-weight="bold" style:font-weight-asian="bold" style:font-weight-complex="bold" fo:color="#808080"/>
    </style:style>
    <style:style style:name="P497" style:parent-style-name="Textbody" style:family="paragraph">
      <style:text-properties style:font-name="Century Schoolbook L" fo:font-weight="bold" style:font-weight-asian="bold" style:font-weight-complex="bold" fo:color="#808080"/>
    </style:style>
    <style:style style:name="P498" style:parent-style-name="Textbody" style:family="paragraph">
      <style:text-properties style:font-name="Century Schoolbook L" fo:font-weight="bold" style:font-weight-asian="bold" style:font-weight-complex="bold" fo:color="#808080"/>
    </style:style>
    <style:style style:name="P499" style:parent-style-name="Textbody" style:family="paragraph">
      <style:text-properties style:font-name="Century Schoolbook L"/>
    </style:style>
    <style:style style:name="P500" style:parent-style-name="Textbody" style:family="paragraph">
      <style:text-properties style:font-name="Century Schoolbook L" fo:font-weight="bold" style:font-weight-asian="bold" style:font-weight-complex="bold" fo:color="#CC0000" fo:font-size="14pt" style:font-size-asian="14pt" style:font-size-complex="14pt"/>
    </style:style>
    <style:style style:name="P501" style:parent-style-name="Textbody" style:family="paragraph">
      <style:text-properties style:font-name="Century Schoolbook L" fo:font-weight="bold" style:font-weight-asian="bold" style:font-weight-complex="bold" fo:color="#808080"/>
    </style:style>
    <style:style style:name="P502" style:parent-style-name="Textbody" style:family="paragraph">
      <style:text-properties style:font-name="Century Schoolbook L" fo:font-weight="bold" style:font-weight-asian="bold" style:font-weight-complex="bold" fo:color="#808080"/>
    </style:style>
    <style:style style:name="P503" style:parent-style-name="Textbody" style:family="paragraph">
      <style:text-properties style:font-name="Century Schoolbook L" fo:font-weight="bold" style:font-weight-asian="bold" style:font-weight-complex="bold" fo:color="#808080"/>
    </style:style>
    <style:style style:name="P504" style:parent-style-name="Textbody" style:family="paragraph">
      <style:text-properties style:font-name="Century Schoolbook L" fo:font-weight="bold" style:font-weight-asian="bold" style:font-weight-complex="bold" fo:color="#808080"/>
    </style:style>
    <style:style style:name="P505" style:parent-style-name="Textbody" style:family="paragraph">
      <style:text-properties style:font-name="Century Schoolbook L" fo:font-weight="bold" style:font-weight-asian="bold" style:font-weight-complex="bold" fo:color="#808080"/>
    </style:style>
    <style:style style:name="P506" style:parent-style-name="Textbody" style:family="paragraph">
      <style:text-properties style:font-name="Century Schoolbook L" fo:font-weight="bold" style:font-weight-asian="bold" style:font-weight-complex="bold" fo:color="#808080"/>
    </style:style>
    <style:style style:name="P507" style:parent-style-name="Textbody" style:family="paragraph">
      <style:text-properties style:font-name="Century Schoolbook L" fo:font-weight="bold" style:font-weight-asian="bold" style:font-weight-complex="bold" fo:color="#808080"/>
    </style:style>
    <style:style style:name="P508" style:parent-style-name="Textbody" style:family="paragraph">
      <style:text-properties style:font-name="Century Schoolbook L" fo:font-weight="bold" style:font-weight-asian="bold" style:font-weight-complex="bold" fo:color="#808080"/>
    </style:style>
    <style:style style:name="P509" style:parent-style-name="Textbody" style:family="paragraph">
      <style:text-properties style:font-name="Century Schoolbook L" fo:font-weight="bold" style:font-weight-asian="bold" style:font-weight-complex="bold" fo:color="#808080"/>
    </style:style>
    <style:style style:name="P510" style:parent-style-name="Textbody" style:family="paragraph">
      <style:text-properties style:font-name="Century Schoolbook L" fo:font-weight="bold" style:font-weight-asian="bold" style:font-weight-complex="bold" fo:color="#808080"/>
    </style:style>
    <style:style style:name="P511" style:parent-style-name="Textbody" style:family="paragraph">
      <style:text-properties style:font-name="Century Schoolbook L" fo:font-weight="bold" style:font-weight-asian="bold" style:font-weight-complex="bold" fo:color="#808080"/>
    </style:style>
    <style:style style:name="P512" style:parent-style-name="Textbody" style:family="paragraph">
      <style:text-properties style:font-name="Century Schoolbook L" fo:font-weight="bold" style:font-weight-asian="bold" style:font-weight-complex="bold" fo:color="#808080"/>
    </style:style>
    <style:style style:name="P513" style:parent-style-name="Textbody" style:family="paragraph">
      <style:text-properties style:font-name="Century Schoolbook L"/>
    </style:style>
    <style:style style:name="P514" style:parent-style-name="Textbody" style:family="paragraph">
      <style:text-properties style:font-name="Century Schoolbook L" fo:font-weight="bold" style:font-weight-asian="bold" style:font-weight-complex="bold" fo:color="#CC0000" fo:font-size="14pt" style:font-size-asian="14pt" style:font-size-complex="14pt"/>
    </style:style>
    <style:style style:name="P515" style:parent-style-name="Textbody" style:family="paragraph">
      <style:text-properties style:font-name="Century Schoolbook L" fo:font-weight="bold" style:font-weight-asian="bold" style:font-weight-complex="bold" fo:color="#808080"/>
    </style:style>
    <style:style style:name="P516" style:parent-style-name="Textbody" style:family="paragraph">
      <style:text-properties style:font-name="Century Schoolbook L" fo:font-weight="bold" style:font-weight-asian="bold" style:font-weight-complex="bold" fo:color="#808080"/>
    </style:style>
    <style:style style:name="P517" style:parent-style-name="Textbody" style:family="paragraph">
      <style:text-properties style:font-name="Century Schoolbook L" fo:font-weight="bold" style:font-weight-asian="bold" style:font-weight-complex="bold" fo:color="#808080"/>
    </style:style>
    <style:style style:name="P518" style:parent-style-name="Textbody" style:family="paragraph">
      <style:text-properties style:font-name="Century Schoolbook L" fo:font-weight="bold" style:font-weight-asian="bold" style:font-weight-complex="bold" fo:color="#808080"/>
    </style:style>
    <style:style style:name="P519" style:parent-style-name="Textbody" style:family="paragraph">
      <style:text-properties style:font-name="Century Schoolbook L" fo:font-weight="bold" style:font-weight-asian="bold" style:font-weight-complex="bold" fo:color="#808080"/>
    </style:style>
    <style:style style:name="P520" style:parent-style-name="Textbody" style:family="paragraph">
      <style:text-properties style:font-name="Century Schoolbook L" fo:font-weight="bold" style:font-weight-asian="bold" style:font-weight-complex="bold" fo:color="#808080"/>
    </style:style>
    <style:style style:name="P521" style:parent-style-name="Textbody" style:family="paragraph">
      <style:text-properties style:font-name="Century Schoolbook L" fo:font-weight="bold" style:font-weight-asian="bold" style:font-weight-complex="bold" fo:color="#808080"/>
    </style:style>
    <style:style style:name="P522" style:parent-style-name="Textbody" style:family="paragraph">
      <style:text-properties style:font-name="Century Schoolbook L" fo:font-weight="bold" style:font-weight-asian="bold" style:font-weight-complex="bold" fo:color="#808080"/>
    </style:style>
    <style:style style:name="P523" style:parent-style-name="Textbody" style:family="paragraph">
      <style:text-properties style:font-name="Century Schoolbook L" fo:font-weight="bold" style:font-weight-asian="bold" style:font-weight-complex="bold" fo:color="#808080"/>
    </style:style>
    <style:style style:name="P524" style:parent-style-name="Textbody" style:family="paragraph">
      <style:text-properties style:font-name="Century Schoolbook L" fo:font-weight="bold" style:font-weight-asian="bold" style:font-weight-complex="bold" fo:color="#808080"/>
    </style:style>
    <style:style style:name="P525" style:parent-style-name="Textbody" style:family="paragraph">
      <style:text-properties style:font-name="Century Schoolbook L" fo:font-weight="bold" style:font-weight-asian="bold" style:font-weight-complex="bold" fo:color="#808080"/>
    </style:style>
    <style:style style:name="P526" style:parent-style-name="Textbody" style:family="paragraph">
      <style:text-properties style:font-name="Century Schoolbook L" fo:font-weight="bold" style:font-weight-asian="bold" style:font-weight-complex="bold" fo:color="#808080"/>
    </style:style>
    <style:style style:name="P527" style:parent-style-name="Textbody" style:family="paragraph">
      <style:text-properties style:font-name="Century Schoolbook L"/>
    </style:style>
    <style:style style:name="P528" style:parent-style-name="Textbody" style:family="paragraph">
      <style:text-properties style:font-name="Century Schoolbook L" fo:font-weight="bold" style:font-weight-asian="bold" style:font-weight-complex="bold" fo:color="#CC0000" fo:font-size="14pt" style:font-size-asian="14pt" style:font-size-complex="14pt"/>
    </style:style>
    <style:style style:name="P529" style:parent-style-name="Textbody" style:family="paragraph">
      <style:text-properties style:font-name="Century Schoolbook L" fo:font-weight="bold" style:font-weight-asian="bold" style:font-weight-complex="bold" fo:color="#808080"/>
    </style:style>
    <style:style style:name="P530" style:parent-style-name="Textbody" style:family="paragraph">
      <style:text-properties style:font-name="Century Schoolbook L" fo:font-weight="bold" style:font-weight-asian="bold" style:font-weight-complex="bold" fo:color="#808080"/>
    </style:style>
    <style:style style:name="P531" style:parent-style-name="Textbody" style:family="paragraph">
      <style:text-properties style:font-name="Century Schoolbook L" fo:font-weight="bold" style:font-weight-asian="bold" style:font-weight-complex="bold" fo:color="#808080"/>
    </style:style>
    <style:style style:name="P532" style:parent-style-name="Textbody" style:family="paragraph">
      <style:text-properties style:font-name="Century Schoolbook L" fo:font-weight="bold" style:font-weight-asian="bold" style:font-weight-complex="bold" fo:color="#808080"/>
    </style:style>
    <style:style style:name="P533" style:parent-style-name="Textbody" style:family="paragraph">
      <style:text-properties style:font-name="Century Schoolbook L" fo:font-weight="bold" style:font-weight-asian="bold" style:font-weight-complex="bold" fo:color="#808080"/>
    </style:style>
    <style:style style:name="P534" style:parent-style-name="Textbody" style:family="paragraph">
      <style:text-properties style:font-name="Century Schoolbook L" fo:font-weight="bold" style:font-weight-asian="bold" style:font-weight-complex="bold" fo:color="#808080"/>
    </style:style>
    <style:style style:name="P535" style:parent-style-name="Textbody" style:family="paragraph">
      <style:text-properties style:font-name="Century Schoolbook L" fo:font-weight="bold" style:font-weight-asian="bold" style:font-weight-complex="bold" fo:color="#808080"/>
    </style:style>
    <style:style style:name="P536" style:parent-style-name="Textbody" style:family="paragraph">
      <style:text-properties style:font-name="Century Schoolbook L" fo:font-weight="bold" style:font-weight-asian="bold" style:font-weight-complex="bold" fo:color="#808080"/>
    </style:style>
    <style:style style:name="P537" style:parent-style-name="Textbody" style:family="paragraph">
      <style:text-properties style:font-name="Century Schoolbook L" fo:font-weight="bold" style:font-weight-asian="bold" style:font-weight-complex="bold" fo:color="#808080"/>
    </style:style>
    <style:style style:name="P538" style:parent-style-name="Textbody" style:family="paragraph">
      <style:text-properties style:font-name="Century Schoolbook L" fo:font-weight="bold" style:font-weight-asian="bold" style:font-weight-complex="bold" fo:color="#808080"/>
    </style:style>
    <style:style style:name="P539" style:parent-style-name="Textbody" style:family="paragraph">
      <style:text-properties style:font-name="Century Schoolbook L" fo:font-weight="bold" style:font-weight-asian="bold" style:font-weight-complex="bold" fo:color="#808080"/>
    </style:style>
    <style:style style:name="P540" style:parent-style-name="Textbody" style:family="paragraph">
      <style:text-properties style:font-name="Century Schoolbook L" fo:font-weight="bold" style:font-weight-asian="bold" style:font-weight-complex="bold" fo:color="#808080"/>
    </style:style>
    <style:style style:name="P541" style:parent-style-name="Textbody" style:family="paragraph">
      <style:text-properties style:font-name="Century Schoolbook L" fo:font-weight="bold" style:font-weight-asian="bold" style:font-weight-complex="bold" fo:color="#808080"/>
    </style:style>
    <style:style style:name="T542" style:parent-style-name="DefaultParagraphFont" style:family="text">
      <style:text-properties style:font-name="Century Schoolbook L"/>
    </style:style>
    <style:style style:name="T543" style:parent-style-name="DefaultParagraphFont" style:family="text">
      <style:text-properties style:font-name="Century Schoolbook L"/>
    </style:style>
    <style:style style:name="T544" style:parent-style-name="DefaultParagraphFont" style:family="text">
      <style:text-properties style:font-name="Century Schoolbook L"/>
    </style:style>
    <style:style style:name="T545" style:parent-style-name="DefaultParagraphFont" style:family="text">
      <style:text-properties style:font-name="Century Schoolbook L"/>
    </style:style>
    <style:style style:name="T546" style:parent-style-name="DefaultParagraphFont" style:family="text">
      <style:text-properties style:font-name="Century Schoolbook L"/>
    </style:style>
    <style:style style:name="T547" style:parent-style-name="DefaultParagraphFont" style:family="text">
      <style:text-properties style:font-name="Century Schoolbook L"/>
    </style:style>
    <style:style style:name="T548" style:parent-style-name="DefaultParagraphFont" style:family="text">
      <style:text-properties style:font-name="Century Schoolbook L"/>
    </style:style>
    <style:style style:name="T549" style:parent-style-name="DefaultParagraphFont" style:family="text">
      <style:text-properties style:font-name="Century Schoolbook L"/>
    </style:style>
    <style:style style:name="T550" style:parent-style-name="DefaultParagraphFont" style:family="text">
      <style:text-properties style:font-name="Century Schoolbook L"/>
    </style:style>
    <style:style style:name="T551" style:parent-style-name="DefaultParagraphFont" style:family="text">
      <style:text-properties style:font-name="Century Schoolbook L"/>
    </style:style>
    <style:style style:name="T552" style:parent-style-name="DefaultParagraphFont" style:family="text">
      <style:text-properties style:font-name="Century Schoolbook L"/>
    </style:style>
    <style:style style:name="T553" style:parent-style-name="DefaultParagraphFont" style:family="text">
      <style:text-properties style:font-name="Century Schoolbook L"/>
    </style:style>
    <style:style style:name="P554" style:parent-style-name="Textbody" style:family="paragraph">
      <style:text-properties style:font-name="Century Schoolbook L" fo:color="#CC0000"/>
    </style:style>
    <style:style style:name="P555" style:parent-style-name="Textbody" style:family="paragraph">
      <style:text-properties style:font-name="Century Schoolbook L"/>
    </style:style>
    <style:style style:name="P556" style:parent-style-name="Textbody" style:family="paragraph">
      <style:text-properties style:font-name="Century Schoolbook L"/>
    </style:style>
    <style:style style:name="P557" style:parent-style-name="Title" style:family="paragraph">
      <style:text-properties style:font-name="Century Schoolbook L" fo:color="#999966"/>
    </style:style>
    <style:style style:name="P558" style:parent-style-name="Textbody" style:family="paragraph">
      <style:text-properties style:font-name="Century Schoolbook L" fo:font-weight="bold" style:font-weight-asian="bold" style:font-weight-complex="bold" fo:color="#CC9900" fo:font-size="16pt" style:font-size-asian="16pt" style:font-size-complex="16pt"/>
    </style:style>
    <style:style style:name="P559" style:parent-style-name="Textbody" style:family="paragraph">
      <style:text-properties style:font-name="Century Schoolbook L"/>
    </style:style>
    <style:style style:name="P560" style:parent-style-name="Textbody" style:family="paragraph">
      <style:text-properties style:font-name="Century Schoolbook L"/>
    </style:style>
    <style:style style:name="P561" style:parent-style-name="Textbody" style:family="paragraph">
      <style:text-properties style:font-name="Century Schoolbook L"/>
    </style:style>
    <style:style style:name="P562" style:parent-style-name="Textbody" style:family="paragraph">
      <style:text-properties style:font-name="Century Schoolbook L"/>
    </style:style>
    <style:style style:name="T563" style:parent-style-name="DefaultParagraphFont" style:family="text">
      <style:text-properties style:font-name="Century Schoolbook L"/>
    </style:style>
    <style:style style:name="T564" style:parent-style-name="DefaultParagraphFont" style:family="text">
      <style:text-properties style:font-name="Century Schoolbook L"/>
    </style:style>
    <style:style style:name="T565" style:parent-style-name="DefaultParagraphFont" style:family="text">
      <style:text-properties style:font-name="Century Schoolbook L"/>
    </style:style>
    <style:style style:name="T566" style:parent-style-name="DefaultParagraphFont" style:family="text">
      <style:text-properties style:font-name="Century Schoolbook L"/>
    </style:style>
    <style:style style:name="T567" style:parent-style-name="DefaultParagraphFont" style:family="text">
      <style:text-properties style:font-name="Century Schoolbook L"/>
    </style:style>
    <style:style style:name="T568" style:parent-style-name="DefaultParagraphFont" style:family="text">
      <style:text-properties style:font-name="Century Schoolbook L"/>
    </style:style>
    <style:style style:name="P569" style:parent-style-name="Textbody" style:family="paragraph">
      <style:text-properties style:font-name="Century Schoolbook L"/>
    </style:style>
    <style:style style:name="T570" style:parent-style-name="DefaultParagraphFont" style:family="text">
      <style:text-properties style:font-name="Century Schoolbook L"/>
    </style:style>
    <style:style style:name="T571" style:parent-style-name="DefaultParagraphFont" style:family="text">
      <style:text-properties style:font-name="Century Schoolbook L"/>
    </style:style>
    <style:style style:name="T572" style:parent-style-name="DefaultParagraphFont" style:family="text">
      <style:text-properties style:font-name="Century Schoolbook L"/>
    </style:style>
    <style:style style:name="T573" style:parent-style-name="DefaultParagraphFont" style:family="text">
      <style:text-properties style:font-name="Century Schoolbook L"/>
    </style:style>
    <style:style style:name="T574" style:parent-style-name="DefaultParagraphFont" style:family="text">
      <style:text-properties style:font-name="Century Schoolbook L"/>
    </style:style>
    <style:style style:name="P575" style:parent-style-name="Textbody" style:family="paragraph">
      <style:text-properties style:font-name="Century Schoolbook L"/>
    </style:style>
    <style:style style:name="P576" style:parent-style-name="Textbody" style:family="paragraph">
      <style:text-properties style:font-name="Century Schoolbook L"/>
    </style:style>
    <style:style style:name="P577" style:parent-style-name="Textbody" style:family="paragraph">
      <style:text-properties style:font-name="Century Schoolbook L" fo:font-weight="bold" style:font-weight-asian="bold" style:font-weight-complex="bold" fo:color="#CC9900" fo:font-size="16pt" style:font-size-asian="16pt" style:font-size-complex="16pt"/>
    </style:style>
    <style:style style:name="P578" style:parent-style-name="Textbody" style:family="paragraph">
      <style:text-properties style:font-name="Century Schoolbook L"/>
    </style:style>
    <style:style style:name="P579" style:parent-style-name="Textbody" style:family="paragraph">
      <style:text-properties style:font-name="Century Schoolbook L"/>
    </style:style>
    <style:style style:name="P580" style:parent-style-name="Textbody" style:family="paragraph">
      <style:text-properties style:font-name="Century Schoolbook L"/>
    </style:style>
    <style:style style:name="P581" style:parent-style-name="Textbody" style:family="paragraph">
      <style:text-properties style:font-name="Century Schoolbook L"/>
    </style:style>
    <style:style style:name="P582" style:parent-style-name="Textbody" style:family="paragraph">
      <style:text-properties style:font-name="Century Schoolbook L"/>
    </style:style>
    <style:style style:name="P583" style:parent-style-name="Textbody" style:family="paragraph">
      <style:text-properties style:font-name="Century Schoolbook L"/>
    </style:style>
    <style:style style:name="P584" style:parent-style-name="Textbody" style:family="paragraph">
      <style:text-properties style:font-name="Century Schoolbook L"/>
    </style:style>
    <style:style style:name="T585" style:parent-style-name="DefaultParagraphFont" style:family="text">
      <style:text-properties style:font-name="Century Schoolbook L"/>
    </style:style>
    <style:style style:name="T586" style:parent-style-name="DefaultParagraphFont" style:family="text">
      <style:text-properties style:font-name="Century Schoolbook L"/>
    </style:style>
    <style:style style:name="T587" style:parent-style-name="DefaultParagraphFont" style:family="text">
      <style:text-properties style:font-name="Century Schoolbook L"/>
    </style:style>
    <style:style style:name="P588" style:parent-style-name="Textbody" style:family="paragraph">
      <style:text-properties style:font-name="Century Schoolbook L"/>
    </style:style>
    <style:style style:name="P589" style:parent-style-name="Textbody" style:family="paragraph">
      <style:text-properties style:font-name="Century Schoolbook L"/>
    </style:style>
    <style:style style:name="P590" style:parent-style-name="Textbody" style:family="paragraph">
      <style:text-properties style:font-name="Century Schoolbook L"/>
    </style:style>
    <style:style style:name="P591" style:parent-style-name="Textbody" style:family="paragraph">
      <style:text-properties style:font-name="Century Schoolbook L" fo:font-weight="bold" style:font-weight-asian="bold" style:font-weight-complex="bold" fo:color="#808080"/>
    </style:style>
    <style:style style:name="P592" style:parent-style-name="Textbody" style:family="paragraph">
      <style:text-properties style:font-name="Century Schoolbook L" fo:font-weight="bold" style:font-weight-asian="bold" style:font-weight-complex="bold" fo:color="#808080"/>
    </style:style>
    <style:style style:name="P593" style:parent-style-name="Textbody" style:family="paragraph">
      <style:text-properties style:font-name="Century Schoolbook L"/>
    </style:style>
    <style:style style:name="T594" style:parent-style-name="DefaultParagraphFont" style:family="text">
      <style:text-properties style:font-name="Century Schoolbook L"/>
    </style:style>
    <style:style style:name="T595" style:parent-style-name="DefaultParagraphFont" style:family="text">
      <style:text-properties style:font-name="Century Schoolbook L"/>
    </style:style>
    <style:style style:name="T596" style:parent-style-name="DefaultParagraphFont" style:family="text">
      <style:text-properties style:font-name="Century Schoolbook L"/>
    </style:style>
    <style:style style:name="P597" style:parent-style-name="Textbody" style:family="paragraph">
      <style:text-properties style:font-name="Century Schoolbook L"/>
    </style:style>
    <style:style style:name="P598" style:parent-style-name="Textbody" style:family="paragraph">
      <style:text-properties style:font-name="Century Schoolbook L"/>
    </style:style>
    <style:style style:name="P599" style:parent-style-name="Textbody" style:family="paragraph">
      <style:text-properties style:font-name="Century Schoolbook L"/>
    </style:style>
    <style:style style:name="P600" style:parent-style-name="Textbody" style:family="paragraph">
      <style:text-properties style:font-name="Century Schoolbook L"/>
    </style:style>
    <style:style style:name="P601" style:parent-style-name="Textbody" style:family="paragraph">
      <style:text-properties style:font-name="Century Schoolbook L"/>
    </style:style>
    <style:style style:name="P602" style:parent-style-name="Textbody" style:family="paragraph">
      <style:text-properties style:font-name="Century Schoolbook L"/>
    </style:style>
    <style:style style:name="P603" style:parent-style-name="Textbody" style:family="paragraph">
      <style:text-properties style:font-name="Century Schoolbook L"/>
    </style:style>
    <style:style style:name="P604" style:parent-style-name="Textbody" style:family="paragraph">
      <style:text-properties style:font-name="Century Schoolbook L"/>
    </style:style>
    <style:style style:name="P605" style:parent-style-name="Textbody" style:family="paragraph">
      <style:text-properties style:font-name="Century Schoolbook L"/>
    </style:style>
    <style:style style:name="P606" style:parent-style-name="Textbody" style:family="paragraph">
      <style:text-properties style:font-name="Century Schoolbook L"/>
    </style:style>
    <style:style style:name="T607" style:parent-style-name="DefaultParagraphFont" style:family="text">
      <style:text-properties style:font-name="Century Schoolbook L"/>
    </style:style>
    <style:style style:name="T608" style:parent-style-name="DefaultParagraphFont" style:family="text">
      <style:text-properties style:font-name="Century Schoolbook L"/>
    </style:style>
    <style:style style:name="T609" style:parent-style-name="DefaultParagraphFont" style:family="text">
      <style:text-properties style:font-name="Century Schoolbook L"/>
    </style:style>
    <style:style style:name="T610" style:parent-style-name="DefaultParagraphFont" style:family="text">
      <style:text-properties style:font-name="Century Schoolbook L"/>
    </style:style>
    <style:style style:name="T611" style:parent-style-name="DefaultParagraphFont" style:family="text">
      <style:text-properties style:font-name="Century Schoolbook L"/>
    </style:style>
    <style:style style:name="T612" style:parent-style-name="DefaultParagraphFont" style:family="text">
      <style:text-properties style:font-name="Century Schoolbook L"/>
    </style:style>
    <style:style style:name="T613" style:parent-style-name="DefaultParagraphFont" style:family="text">
      <style:text-properties style:font-name="Century Schoolbook L"/>
    </style:style>
    <style:style style:name="T614" style:parent-style-name="DefaultParagraphFont" style:family="text">
      <style:text-properties style:font-name="Century Schoolbook L"/>
    </style:style>
    <style:style style:name="T615" style:parent-style-name="DefaultParagraphFont" style:family="text">
      <style:text-properties style:font-name="Century Schoolbook L"/>
    </style:style>
    <style:style style:name="T616" style:parent-style-name="DefaultParagraphFont" style:family="text">
      <style:text-properties style:font-name="Century Schoolbook L"/>
    </style:style>
    <style:style style:name="T617" style:parent-style-name="DefaultParagraphFont" style:family="text">
      <style:text-properties style:font-name="Century Schoolbook L"/>
    </style:style>
    <style:style style:name="T618" style:parent-style-name="DefaultParagraphFont" style:family="text">
      <style:text-properties style:font-name="Century Schoolbook L"/>
    </style:style>
    <style:style style:name="T619" style:parent-style-name="DefaultParagraphFont" style:family="text">
      <style:text-properties style:font-name="Century Schoolbook L"/>
    </style:style>
    <style:style style:name="P620" style:parent-style-name="Textbody" style:family="paragraph">
      <style:text-properties style:font-name="Century Schoolbook L" fo:font-weight="bold" style:font-weight-asian="bold" style:font-weight-complex="bold" fo:color="#808080"/>
    </style:style>
    <style:style style:name="P621" style:parent-style-name="Textbody" style:family="paragraph">
      <style:text-properties style:font-name="Century Schoolbook L" fo:font-weight="bold" style:font-weight-asian="bold" style:font-weight-complex="bold" fo:color="#808080"/>
    </style:style>
    <style:style style:name="P622" style:parent-style-name="Textbody" style:family="paragraph">
      <style:text-properties style:font-name="Century Schoolbook L"/>
    </style:style>
    <style:style style:name="P623" style:parent-style-name="Textbody" style:family="paragraph">
      <style:text-properties style:font-name="Century Schoolbook L"/>
    </style:style>
    <style:style style:name="P624" style:parent-style-name="Textbody" style:family="paragraph">
      <style:text-properties style:font-name="Century Schoolbook L"/>
    </style:style>
    <style:style style:name="P625" style:parent-style-name="Textbody" style:family="paragraph">
      <style:text-properties style:font-name="Century Schoolbook L"/>
    </style:style>
    <style:style style:name="P626" style:parent-style-name="Textbody" style:family="paragraph">
      <style:text-properties style:font-name="Century Schoolbook L"/>
    </style:style>
    <style:style style:name="T627" style:parent-style-name="DefaultParagraphFont" style:family="text">
      <style:text-properties style:font-name="Century Schoolbook L"/>
    </style:style>
    <style:style style:name="T628" style:parent-style-name="DefaultParagraphFont" style:family="text">
      <style:text-properties style:font-name="Century Schoolbook L"/>
    </style:style>
    <style:style style:name="T629" style:parent-style-name="DefaultParagraphFont" style:family="text">
      <style:text-properties style:font-name="Century Schoolbook L"/>
    </style:style>
    <style:style style:name="T630" style:parent-style-name="DefaultParagraphFont" style:family="text">
      <style:text-properties style:font-name="Century Schoolbook L"/>
    </style:style>
    <style:style style:name="T631" style:parent-style-name="DefaultParagraphFont" style:family="text">
      <style:text-properties style:font-name="Century Schoolbook L"/>
    </style:style>
    <style:style style:name="T632" style:parent-style-name="DefaultParagraphFont" style:family="text">
      <style:text-properties style:font-name="Century Schoolbook L"/>
    </style:style>
    <style:style style:name="T633" style:parent-style-name="DefaultParagraphFont" style:family="text">
      <style:text-properties style:font-name="Century Schoolbook L"/>
    </style:style>
    <style:style style:name="T634" style:parent-style-name="DefaultParagraphFont" style:family="text">
      <style:text-properties style:font-name="Century Schoolbook L"/>
    </style:style>
    <style:style style:name="P635" style:parent-style-name="Textbody" style:family="paragraph">
      <style:text-properties style:font-name="Century Schoolbook L"/>
    </style:style>
    <style:style style:name="P636" style:parent-style-name="Textbody" style:family="paragraph">
      <style:text-properties style:font-name="Century Schoolbook L"/>
    </style:style>
    <style:style style:name="T637" style:parent-style-name="DefaultParagraphFont" style:family="text">
      <style:text-properties style:font-name="Century Schoolbook L"/>
    </style:style>
    <style:style style:name="T638" style:parent-style-name="DefaultParagraphFont" style:family="text">
      <style:text-properties style:font-name="Century Schoolbook L"/>
    </style:style>
    <style:style style:name="T639" style:parent-style-name="DefaultParagraphFont" style:family="text">
      <style:text-properties style:font-name="Century Schoolbook L"/>
    </style:style>
    <style:style style:name="T640" style:parent-style-name="DefaultParagraphFont" style:family="text">
      <style:text-properties style:font-name="Century Schoolbook L"/>
    </style:style>
    <style:style style:name="T641" style:parent-style-name="DefaultParagraphFont" style:family="text">
      <style:text-properties style:font-name="Century Schoolbook L"/>
    </style:style>
    <style:style style:name="P642" style:parent-style-name="Textbody" style:family="paragraph">
      <style:text-properties style:font-name="Century Schoolbook L"/>
    </style:style>
    <style:style style:name="P643" style:parent-style-name="Textbody" style:family="paragraph">
      <style:text-properties style:font-name="Century Schoolbook L"/>
    </style:style>
    <style:style style:name="P644" style:parent-style-name="Textbody" style:family="paragraph">
      <style:text-properties style:font-name="Century Schoolbook L"/>
    </style:style>
    <style:style style:name="P645" style:parent-style-name="Textbody" style:family="paragraph">
      <style:text-properties style:font-name="Century Schoolbook L"/>
    </style:style>
    <style:style style:name="P646" style:parent-style-name="Textbody" style:family="paragraph">
      <style:text-properties style:font-name="Century Schoolbook L"/>
    </style:style>
    <style:style style:name="P647" style:parent-style-name="Textbody" style:family="paragraph">
      <style:text-properties style:font-name="Century Schoolbook L"/>
    </style:style>
    <style:style style:name="P648" style:parent-style-name="Textbody" style:family="paragraph">
      <style:text-properties style:font-name="Century Schoolbook L"/>
    </style:style>
    <style:style style:name="T649" style:parent-style-name="DefaultParagraphFont" style:family="text">
      <style:text-properties style:font-name="Century Schoolbook L"/>
    </style:style>
    <style:style style:name="T650" style:parent-style-name="DefaultParagraphFont" style:family="text">
      <style:text-properties style:font-name="Century Schoolbook L"/>
    </style:style>
    <style:style style:name="T651" style:parent-style-name="DefaultParagraphFont" style:family="text">
      <style:text-properties style:font-name="Century Schoolbook L"/>
    </style:style>
    <style:style style:name="T652" style:parent-style-name="DefaultParagraphFont" style:family="text">
      <style:text-properties style:font-name="Century Schoolbook L"/>
    </style:style>
    <style:style style:name="T653" style:parent-style-name="DefaultParagraphFont" style:family="text">
      <style:text-properties style:font-name="Century Schoolbook L"/>
    </style:style>
    <style:style style:name="T654" style:parent-style-name="DefaultParagraphFont" style:family="text">
      <style:text-properties style:font-name="Century Schoolbook L"/>
    </style:style>
    <style:style style:name="P655" style:parent-style-name="Textbody" style:family="paragraph">
      <style:text-properties style:font-name="Century Schoolbook L"/>
    </style:style>
    <style:style style:name="P656" style:parent-style-name="Textbody" style:family="paragraph">
      <style:text-properties style:font-name="Century Schoolbook L" fo:font-weight="bold" style:font-weight-asian="bold" style:font-weight-complex="bold" fo:color="#CC9900" fo:font-size="16pt" style:font-size-asian="16pt" style:font-size-complex="16pt"/>
    </style:style>
    <style:style style:name="P657" style:parent-style-name="Textbody" style:family="paragraph">
      <style:text-properties style:font-name="Century Schoolbook L"/>
    </style:style>
    <style:style style:name="P658" style:parent-style-name="Textbody" style:family="paragraph">
      <style:text-properties style:font-name="Century Schoolbook L"/>
    </style:style>
    <style:style style:name="P659" style:parent-style-name="Textbody" style:family="paragraph">
      <style:text-properties style:font-name="Century Schoolbook L"/>
    </style:style>
    <style:style style:name="P660" style:parent-style-name="Textbody" style:family="paragraph">
      <style:text-properties style:font-name="Century Schoolbook L"/>
    </style:style>
    <style:style style:name="T661" style:parent-style-name="DefaultParagraphFont" style:family="text">
      <style:text-properties style:font-name="Century Schoolbook L"/>
    </style:style>
    <style:style style:name="T662" style:parent-style-name="DefaultParagraphFont" style:family="text">
      <style:text-properties style:font-name="Century Schoolbook L"/>
    </style:style>
    <style:style style:name="T663" style:parent-style-name="DefaultParagraphFont" style:family="text">
      <style:text-properties style:font-name="Century Schoolbook L"/>
    </style:style>
    <style:style style:name="T664" style:parent-style-name="DefaultParagraphFont" style:family="text">
      <style:text-properties style:font-name="Century Schoolbook L"/>
    </style:style>
    <style:style style:name="T665" style:parent-style-name="DefaultParagraphFont" style:family="text">
      <style:text-properties style:font-name="Century Schoolbook L"/>
    </style:style>
    <style:style style:name="T666" style:parent-style-name="DefaultParagraphFont" style:family="text">
      <style:text-properties style:font-name="Century Schoolbook L"/>
    </style:style>
    <style:style style:name="P667" style:parent-style-name="Textbody" style:family="paragraph">
      <style:text-properties style:font-name="Century Schoolbook L"/>
    </style:style>
    <style:style style:name="T668" style:parent-style-name="DefaultParagraphFont" style:family="text">
      <style:text-properties style:font-name="Century Schoolbook L"/>
    </style:style>
    <style:style style:name="T669" style:parent-style-name="DefaultParagraphFont" style:family="text">
      <style:text-properties style:font-name="Century Schoolbook L"/>
    </style:style>
    <style:style style:name="T670" style:parent-style-name="DefaultParagraphFont" style:family="text">
      <style:text-properties style:font-name="Century Schoolbook L"/>
    </style:style>
    <style:style style:name="T671" style:parent-style-name="DefaultParagraphFont" style:family="text">
      <style:text-properties style:font-name="Century Schoolbook L"/>
    </style:style>
    <style:style style:name="T672" style:parent-style-name="DefaultParagraphFont" style:family="text">
      <style:text-properties style:font-name="Century Schoolbook L"/>
    </style:style>
    <style:style style:name="T673" style:parent-style-name="DefaultParagraphFont" style:family="text">
      <style:text-properties style:font-name="Century Schoolbook L"/>
    </style:style>
    <style:style style:name="T674" style:parent-style-name="DefaultParagraphFont" style:family="text">
      <style:text-properties style:font-name="Century Schoolbook L"/>
    </style:style>
    <style:style style:name="T675" style:parent-style-name="DefaultParagraphFont" style:family="text">
      <style:text-properties style:font-name="Century Schoolbook L"/>
    </style:style>
    <style:style style:name="T676" style:parent-style-name="DefaultParagraphFont" style:family="text">
      <style:text-properties style:font-name="Century Schoolbook L"/>
    </style:style>
    <style:style style:name="T677" style:parent-style-name="DefaultParagraphFont" style:family="text">
      <style:text-properties style:font-name="Century Schoolbook L"/>
    </style:style>
    <style:style style:name="T678" style:parent-style-name="DefaultParagraphFont" style:family="text">
      <style:text-properties style:font-name="Century Schoolbook L"/>
    </style:style>
    <style:style style:name="T679" style:parent-style-name="DefaultParagraphFont" style:family="text">
      <style:text-properties style:font-name="Century Schoolbook L"/>
    </style:style>
    <style:style style:name="T680" style:parent-style-name="DefaultParagraphFont" style:family="text">
      <style:text-properties style:font-name="Century Schoolbook L"/>
    </style:style>
    <style:style style:name="P681" style:parent-style-name="Textbody" style:family="paragraph">
      <style:text-properties style:font-name="Century Schoolbook L"/>
    </style:style>
    <style:style style:name="P682" style:parent-style-name="Textbody" style:family="paragraph">
      <style:text-properties style:font-name="Century Schoolbook L"/>
    </style:style>
    <style:style style:name="T683" style:parent-style-name="DefaultParagraphFont" style:family="text">
      <style:text-properties style:font-name="Century Schoolbook L"/>
    </style:style>
    <style:style style:name="T684" style:parent-style-name="DefaultParagraphFont" style:family="text">
      <style:text-properties style:font-name="Century Schoolbook L"/>
    </style:style>
    <style:style style:name="T685" style:parent-style-name="DefaultParagraphFont" style:family="text">
      <style:text-properties style:font-name="Century Schoolbook L"/>
    </style:style>
    <style:style style:name="T686" style:parent-style-name="DefaultParagraphFont" style:family="text">
      <style:text-properties style:font-name="Century Schoolbook L"/>
    </style:style>
    <style:style style:name="T687" style:parent-style-name="DefaultParagraphFont" style:family="text">
      <style:text-properties style:font-name="Century Schoolbook L"/>
    </style:style>
    <style:style style:name="T688" style:parent-style-name="DefaultParagraphFont" style:family="text">
      <style:text-properties style:font-name="Century Schoolbook L"/>
    </style:style>
    <style:style style:name="P689" style:parent-style-name="Textbody" style:family="paragraph">
      <style:text-properties style:font-name="Century Schoolbook L" fo:font-weight="bold" style:font-weight-asian="bold" style:font-weight-complex="bold" fo:color="#808080"/>
    </style:style>
    <style:style style:name="P690" style:parent-style-name="Textbody" style:family="paragraph">
      <style:text-properties style:font-name="Century Schoolbook L" fo:font-weight="bold" style:font-weight-asian="bold" style:font-weight-complex="bold" fo:color="#808080"/>
    </style:style>
    <style:style style:name="P691" style:parent-style-name="Textbody" style:family="paragraph">
      <style:text-properties style:font-name="Century Schoolbook L"/>
    </style:style>
    <style:style style:name="P692" style:parent-style-name="Textbody" style:family="paragraph">
      <style:text-properties style:font-name="Century Schoolbook L"/>
    </style:style>
    <style:style style:name="P693" style:parent-style-name="Textbody" style:family="paragraph">
      <style:text-properties style:font-name="Century Schoolbook L"/>
    </style:style>
    <style:style style:name="P694" style:parent-style-name="Textbody" style:family="paragraph">
      <style:text-properties style:font-name="Century Schoolbook L" fo:font-weight="bold" style:font-weight-asian="bold" style:font-weight-complex="bold" fo:color="#808080"/>
    </style:style>
    <style:style style:name="P695" style:parent-style-name="Textbody" style:family="paragraph">
      <style:text-properties style:font-name="Century Schoolbook L" fo:font-weight="bold" style:font-weight-asian="bold" style:font-weight-complex="bold" fo:color="#808080"/>
    </style:style>
    <style:style style:name="P696" style:parent-style-name="Textbody" style:family="paragraph">
      <style:text-properties style:font-name="Century Schoolbook L"/>
    </style:style>
    <style:style style:name="P697" style:parent-style-name="Textbody" style:family="paragraph">
      <style:text-properties style:font-name="Century Schoolbook L" fo:font-weight="bold" style:font-weight-asian="bold" style:font-weight-complex="bold" fo:color="#CC9900" fo:font-size="16pt" style:font-size-asian="16pt" style:font-size-complex="16pt"/>
    </style:style>
    <style:style style:name="P698" style:parent-style-name="Textbody" style:family="paragraph">
      <style:text-properties style:font-name="Century Schoolbook L"/>
    </style:style>
    <style:style style:name="T699" style:parent-style-name="DefaultParagraphFont" style:family="text">
      <style:text-properties style:font-name="Century Schoolbook L"/>
    </style:style>
    <style:style style:name="T700" style:parent-style-name="DefaultParagraphFont" style:family="text">
      <style:text-properties style:font-name="Century Schoolbook L"/>
    </style:style>
    <style:style style:name="T701" style:parent-style-name="DefaultParagraphFont" style:family="text">
      <style:text-properties style:font-name="Century Schoolbook L"/>
    </style:style>
    <style:style style:name="T702" style:parent-style-name="DefaultParagraphFont" style:family="text">
      <style:text-properties style:font-name="Century Schoolbook L"/>
    </style:style>
    <style:style style:name="T703" style:parent-style-name="DefaultParagraphFont" style:family="text">
      <style:text-properties style:font-name="Century Schoolbook L"/>
    </style:style>
    <style:style style:name="T704" style:parent-style-name="DefaultParagraphFont" style:family="text">
      <style:text-properties style:font-name="Century Schoolbook L"/>
    </style:style>
    <style:style style:name="P705" style:parent-style-name="Textbody" style:family="paragraph">
      <style:text-properties style:font-name="Century Schoolbook L"/>
    </style:style>
    <style:style style:name="P706" style:parent-style-name="Textbody" style:family="paragraph">
      <style:text-properties style:font-name="Century Schoolbook L"/>
    </style:style>
    <style:style style:name="P707" style:parent-style-name="Textbody" style:family="paragraph">
      <style:text-properties style:font-name="Century Schoolbook L"/>
    </style:style>
    <style:style style:name="T708" style:parent-style-name="DefaultParagraphFont" style:family="text">
      <style:text-properties style:font-name="Century Schoolbook L"/>
    </style:style>
    <style:style style:name="T709" style:parent-style-name="DefaultParagraphFont" style:family="text">
      <style:text-properties style:font-name="Century Schoolbook L"/>
    </style:style>
    <style:style style:name="T710" style:parent-style-name="DefaultParagraphFont" style:family="text">
      <style:text-properties style:font-name="Century Schoolbook L"/>
    </style:style>
    <style:style style:name="T711" style:parent-style-name="DefaultParagraphFont" style:family="text">
      <style:text-properties style:font-name="Century Schoolbook L"/>
    </style:style>
    <style:style style:name="P712" style:parent-style-name="Textbody" style:family="paragraph">
      <style:text-properties style:font-name="Century Schoolbook L"/>
    </style:style>
    <style:style style:name="P713" style:parent-style-name="Textbody" style:family="paragraph">
      <style:text-properties style:font-name="Century Schoolbook L"/>
    </style:style>
    <style:style style:name="P714" style:parent-style-name="Textbody" style:family="paragraph">
      <style:text-properties style:font-name="Century Schoolbook L"/>
    </style:style>
    <style:style style:name="P715" style:parent-style-name="Textbody" style:family="paragraph">
      <style:text-properties style:font-name="Century Schoolbook L"/>
    </style:style>
    <style:style style:name="T716" style:parent-style-name="DefaultParagraphFont" style:family="text">
      <style:text-properties style:font-name="Century Schoolbook L"/>
    </style:style>
  </office:automatic-styles>
  <office:body>
    <office:text text:use-soft-page-breaks="true">
      <text:p text:style-name="P1">Section 1: Structure of code</text:p>
      <text:h text:style-name="Heading2" text:outline-level="2">qc-v&lt;x&gt;.&lt;y&gt; – main directory</text:h>
      <text:p text:style-name="P2">Contains all folders and also script files which execute tasks.</text:p>
      <text:h text:style-name="Heading2" text:outline-level="2">QuasiSRC</text:h>
      <text:p text:style-name="P3">Main source folder where all the source files are<text:s/>stored.</text:p>
      <text:p text:style-name="P4"/>
      <text:h text:style-name="Heading2" text:outline-level="2">Info</text:h>
      <text:p text:style-name="P5">Important files and directories.</text:p>
      <text:p text:style-name="P6"/>
      <text:h text:style-name="Heading2" text:outline-level="2">Input</text:h>
      <text:p text:style-name="Standard"><text:span text:style-name="T7">Contains input files and repository of input files. runQuasi.</text:span><text:span text:style-name="T8">sh</text:span><text:span text:style-name="T9"><text:s/>script copies input files from this folder to</text:span><text:span text:style-name="T10"><text:s/>the</text:span><text:span text:style-name="T11"><text:s/></text:span><text:span text:style-name="T12">folder</text:span><text:span text:style-name="T13"><text:s/>where Quasi code is being built.</text:span></text:p>
      <text:p text:style-name="P14"/>
      <text:p text:style-name="P15">1.1 QuasiSRC</text:p>
      <text:p text:style-name="P16">1. applications</text:p>
      <text:p text:style-name="Standard"><text:span text:style-name="T17">Application directory.</text:span><text:span text:style-name="T18"><text:s/>At present main.cc file, which is<text:s/></text:span><text:span text:style-name="T19">the</text:span><text:span text:style-name="T20"><text:s/>main</text:span><text:span text:style-name="T21"><text:s/>driver of QC code, is placed in nano-indentation subdirectory of applications directory.</text:span></text:p>
      <text:p text:style-name="P22"/>
      <text:p text:style-name="Standard"><text:span text:style-name="T23">2.<text:s/></text:span><text:span text:style-name="T24">applications/nano-indentation</text:span></text:p>
      <text:p text:style-name="P25">It consists of main.cc and test.cc along with some make and configure related files. main.cc is compiled into executable “quasi” and test.cc is compiled into executable “test”.</text:p>
      <text:p text:style-name="P26"/>
      <text:p text:style-name="Standard"><text:span text:style-name="T27">We need to specify the correct location of</text:span><text:span text:style-name="T28"><text:s/>the</text:span><text:span text:style-name="T29"><text:s/></text:span><text:span text:style-name="T30">directory</text:span><text:span text:style-name="T31"><text:s/>where libraries are built in Makefile.am. At present, I have built libraries in directory /</text:span><text:span text:style-name="T32">usr</text:span><text:span text:style-name="T33">/local. If you have bu</text:span><text:span text:style-name="T34">ilt the libraries in some other &lt;build-directory&gt; change<text:s/></text:span><text:span text:style-name="T35">Mak</text:span><text:span text:style-name="T36">e</text:span><text:span text:style-name="T37">file</text:span><text:span text:style-name="T38">.am as follows</text:span></text:p>
      <text:p text:style-name="P39"/>
      <text:p text:style-name="P40">change -I$/usr/local/include to -I&lt;build-directory&gt;</text:p>
      <text:p text:style-name="P41"/>
      <text:p text:style-name="Standard"><text:span text:style-name="T42">main.cc is the main driver of QC code. It initializes various classes, reads from</text:span><text:span text:style-name="T43"><text:s/>the</text:span><text:span text:style-name="T44"><text:s/></text:span><text:span text:style-name="T45">input</text:span><text:span text:style-name="T46"><text:s/>file, and also calls conjugate<text:s/></text:span><text:span text:style-name="T47">gradient minimizer.</text:span></text:p>
      <text:p text:style-name="P48"/>
      <text:p text:style-name="P49">test.cc is also the main driver QC code but it is for the purpose of debugging the input file, force and energy calculation, initial meshing of quasi. See quasi.ini.sample for various types of debugging flags implemented.</text:p>
      <text:p text:style-name="P50"/>
      <text:p text:style-name="P51">3. bin</text:p>
      <text:p text:style-name="Standard"><text:span text:style-name="T52">This<text:s/></text:span><text:span text:style-name="T53">directory is generated by<text:s/></text:span><text:span text:style-name="T54">autoconf</text:span><text:span text:style-name="T55"><text:s/>tools.</text:span></text:p>
      <text:p text:style-name="P56"/>
      <text:p text:style-name="P57">4. include</text:p>
      <text:p text:style-name="Standard"><text:span text:style-name="T58">It<text:s/></text:span><text:span text:style-name="T59">consist</text:span><text:span text:style-name="T60">s</text:span><text:span text:style-name="T61"><text:s/>of all the .h files of corresponding source .cc files in</text:span><text:span text:style-name="T62"><text:s/>the</text:span><text:span text:style-name="T63"><text:s/></text:span><text:span text:style-name="T64">src</text:span><text:span text:style-name="T65"><text:s/>folder.</text:span></text:p>
      <text:p text:style-name="P66"/>
      <text:p text:style-name="Standard"><text:span text:style-name="T67">DataTypes.h contains</text:span><text:span text:style-name="T68"><text:s/>a</text:span><text:span text:style-name="T69"><text:s/></text:span><text:span text:style-name="T70">definition</text:span><text:span text:style-name="T71"><text:s/>of various data structures and flags used in</text:span><text:span text:style-name="T72"><text:s/>the</text:span><text:span text:style-name="T73"><text:s/></text:span><text:span text:style-name="T74">quasi</text:span><text:span text:style-name="T75">-</text:span><text:span text:style-name="T76">code</text:span><text:span text:style-name="T77">. If we want to add new unknown<text:s/></text:span><text:span text:style-name="T78">do</text:span><text:span text:style-name="T79">f</text:span><text:span text:style-name="T80"><text:s/>to each node of QC mesh, we need to modify</text:span></text:p>
      <text:p text:style-name="P81"/>
      <text:p text:style-name="P82">struct node_t {};</text:p>
      <text:p text:style-name="P83"/>
      <text:p text:style-name="P84">data corresponding to nodes.</text:p>
      <text:p text:style-name="P85"/>
      <text:p text:style-name="P86">5. mesh</text:p>
      <text:p text:style-name="Standard"><text:span text:style-name="T87">The m</text:span><text:span text:style-name="T88">ain</text:span><text:span text:style-name="T89"><text:s/>file in this directory is mesh.cc.</text:span></text:p>
      <text:p text:style-name="P90"/>
      <text:p text:style-name="P91">mesh.cc is compiled into executable “mesh”. Use this executable to generate node input data, like NiAl.inp.gz in<text:s/>Input/NiAl, NiMn_LJ.inp.gz in Input/NiMn.</text:p>
      <text:p text:style-name="P92"/>
      <text:p text:style-name="P93">mesh.ini is the input file for mesh.cc</text:p>
      <text:p text:style-name="P94"/>
      <text:p text:style-name="P95">See mesh.ini.sample and also vast number of examples in Input/InputFilesRepository/Ar.</text:p>
      <text:p text:style-name="P96"/>
      <text:p text:style-name="P97">6. src</text:p>
      <text:p text:style-name="Standard"><text:span text:style-name="T98">It consists of all the source files. If<text:s/></text:span><text:span text:style-name="T99">QC</text:span><text:span text:style-name="T100"><text:s/>code is modified/corrected or new<text:s/></text:span><text:span text:style-name="T101">feature needs to be implemented, src and include are the two directories where changes will be needed.</text:span></text:p>
      <text:p text:style-name="P102"/>
      <text:p text:style-name="Standard"><text:span text:style-name="T103">Makefile.am is very critical here. If you have built the libraries, Boost, MPFR, Gmp, CGAL,<text:s/></text:span><text:span text:style-name="T104">Cmake</text:span><text:span text:style-name="T105">, in the directory &lt;build-directory&gt;, modify the follow</text:span><text:span text:style-name="T106">ing in Makefile.am</text:span></text:p>
      <text:p text:style-name="P107"/>
      <text:p text:style-name="P108">-I$/usr/local/include to -I&lt;build-directory&gt;</text:p>
      <text:p text:style-name="P109"/>
      <text:p text:style-name="P110">Here is the brief summary of various source files</text:p>
      <text:p text:style-name="P111"/>
      <text:p text:style-name="P112">C++ Files</text:p>
      <text:p text:style-name="Standard"><text:span text:style-name="T113">CGNonLinearSolver.cc</text:span></text:p>
      <text:p text:style-name="Standard"><text:span text:style-name="T114">Conjugate gradient is implemented in this method. It also modifies the fixity masks of position and<text:s/></text:span><text:span text:style-name="T115">frequency degree of freedom. Therefore, if</text:span><text:span text:style-name="T116"><text:s/>a</text:span><text:span text:style-name="T117"><text:s/></text:span><text:span text:style-name="T118">new</text:span><text:span text:style-name="T119"><text:s/>type of<text:s/></text:span><text:span text:style-name="T120">minimization</text:span><text:span text:style-name="T121"><text:s/>or new unknown<text:s/></text:span><text:span text:style-name="T122">dof</text:span><text:span text:style-name="T123"><text:s/>is added to data, we may need to modify this file as well.</text:span></text:p>
      <text:p text:style-name="P124"/>
      <text:p text:style-name="P125">C_Interface.cc</text:p>
      <text:p text:style-name="P126">It consists of functions which help interaction between C++ objects and C functions.</text:p>
      <text:p text:style-name="P127"/>
      <text:p text:style-name="P128">CreateMesh.cc</text:p>
      <text:p text:style-name="Standard"><text:span text:style-name="T129">Creates initial mesh and also<text:s/></text:span><text:span text:style-name="T130">remeshes</text:span><text:span text:style-name="T131"><text:s/>the quasicontinuum.</text:span></text:p>
      <text:p text:style-name="P132"/>
      <text:p text:style-name="Standard"><text:span text:style-name="T133">CrossNeighborList.cc</text:span></text:p>
      <text:p text:style-name="Standard"><text:span text:style-name="T134">Computed cluster data and also<text:s/></text:span><text:span text:style-name="T135">neighbo</text:span><text:span text:style-name="T136">r</text:span><text:span text:style-name="T137"><text:s/>data if needed. Also, depending on</text:span><text:span text:style-name="T138"><text:s/>the</text:span><text:span text:style-name="T139"><text:s/></text:span><text:span text:style-name="T140">flag</text:span><text:span text:style-name="T141">, it can update the location of cluster and<text:s/></text:span><text:span text:style-name="T142">neighbo</text:span><text:span text:style-name="T143">r</text:span><text:span text:style-name="T144"><text:s/>data. See computeCrossNeighborlist</text:span><text:span text:style-name="T145">() function.</text:span></text:p>
      <text:p text:style-name="P146"/>
      <text:p text:style-name="P147">Electrostatics.cc</text:p>
      <text:p text:style-name="P148">Electrostatics related calculations are included in this class.</text:p>
      <text:p text:style-name="P149"/>
      <text:p text:style-name="P150">Element.cc</text:p>
      <text:p text:style-name="Standard"><text:span text:style-name="T151">Operations on element data structures<text:s/></text:span><text:span text:style-name="T152">are</text:span><text:span text:style-name="T153"><text:s/>included in this class. See DataTypes.h to know various types of data structures used in this code.</text:span></text:p>
      <text:p text:style-name="P154"/>
      <text:p text:style-name="Standard"><text:span text:style-name="T155">ForceE</text:span><text:span text:style-name="T156">nergyCalculations.cc</text:span></text:p>
      <text:soft-page-break/>
      <text:p text:style-name="Standard"><text:span text:style-name="T157">Computes forces due to</text:span><text:span text:style-name="T158"><text:s/>a</text:span><text:span text:style-name="T159"><text:s/></text:span><text:span text:style-name="T160">different</text:span><text:span text:style-name="T161"><text:s/>type of interactions<text:s/></text:span><text:span text:style-name="T162">like</text:span><text:span text:style-name="T163"><text:s/>pairwise interaction, EAM interaction, entropic interaction, node-indentation interaction.</text:span></text:p>
      <text:p text:style-name="P164"/>
      <text:p text:style-name="P165">It has separate functions for the case of quasi-harmonic approximation.</text:p>
      <text:p text:style-name="P166"/>
      <text:p text:style-name="P167">Indent.cc</text:p>
      <text:p text:style-name="P168">Indent related operations are included in this class. At present, we have not run any indentation problem.</text:p>
      <text:p text:style-name="P169"/>
      <text:p text:style-name="P170">Input.cc</text:p>
      <text:p text:style-name="P171">It consists of two main functions mainInput() and quasiInput(). In mainInput(), we read from the init file, for example quasi.ini, initialize various classes.</text:p>
      <text:p text:style-name="P172"/>
      <text:p text:style-name="P173">In quasiInput(), depending on the flag, we will either read node data from .inp.gz file or from restart data.</text:p>
      <text:p text:style-name="P174"/>
      <text:p text:style-name="P175">Lattice.cc</text:p>
      <text:p text:style-name="Standard"><text:span text:style-name="T176">Lattice related operations, like finding</text:span><text:span text:style-name="T177"><text:s/>the</text:span><text:span text:style-name="T178"><text:s/></text:span><text:span text:style-name="T179">location</text:span><text:span text:style-name="T180"><text:s/>of lattice site, finding</text:span><text:span text:style-name="T181"><text:s/>an</text:span><text:span text:style-name="T182"><text:s/></text:span><text:span text:style-name="T183">element</text:span><text:span text:style-name="T184"><text:s/>in which lattice site belongs,</text:span><text:span text:style-name="T185"><text:s/>is put into this class.</text:span></text:p>
      <text:p text:style-name="P186"/>
      <text:p text:style-name="P187">MiscFunctions.cc</text:p>
      <text:p text:style-name="Standard"><text:span text:style-name="T188">This contains functions which are used in</text:span><text:span text:style-name="T189"><text:s/>the</text:span><text:span text:style-name="T190"><text:s/></text:span><text:span text:style-name="T191">code</text:span><text:span text:style-name="T192">.</text:span></text:p>
      <text:p text:style-name="P193"/>
      <text:p text:style-name="P194">Node.cc</text:p>
      <text:p text:style-name="P195">Node data related operations are put into this class. If struct node_t is modified in DataTypes.h then we may need to modify Node.cc also.</text:p>
      <text:p text:style-name="P196"/>
      <text:p text:style-name="P197">NonLinearSolver.cc</text:p>
      <text:p text:style-name="Standard"><text:span text:style-name="T198">CGNonLinearSolver.cc is</text:span><text:span text:style-name="T199"><text:s/>a</text:span><text:span text:style-name="T200"><text:s/></text:span><text:span text:style-name="T201">child</text:span><text:span text:style-name="T202"><text:s/>of this class. This file can be left as it is.</text:span></text:p>
      <text:p text:style-name="P203"/>
      <text:p text:style-name="P204">Output.cc</text:p>
      <text:p text:style-name="Standard"><text:span text:style-name="T205">This contains output related functions. At<text:s/></text:span><text:span text:style-name="T206">present</text:span><text:span text:style-name="T207">,</text:span><text:span text:style-name="T208"><text:s/>it outputs node related data and also restart data.</text:span></text:p>
      <text:p text:style-name="P209"/>
      <text:p text:style-name="P210">Since, we may output data in varieties of situations, for example, in between conjugate gradient iterations, after conjugate gradient iterations, output data just after creating initial mesh, output data to check force and energy at initial configuration, and also Conjugate minimization is of many different types, like fixing frequency and minimizing free energy wrt position, fixing position and minimizing free energy wrt frequency, minimizing free energy simultaneously wrt to position and frequency, minimizing alternatively.</text:p>
      <text:p text:style-name="P211"/>
      <text:p text:style-name="P212">We will need to pass flags specifying the situation in which output of data is performed. Therefore, the flags and what each flag mean is important to perform output of data.</text:p>
      <text:p text:style-name="P213"/>
      <text:p text:style-name="P214">PairPotentials.cc</text:p>
      <text:p text:style-name="P215">It contains information related to interatomic potential and it also computed force and energy due to<text:s/>interatomic potential.</text:p>
      <text:p text:style-name="P216"/>
      <text:p text:style-name="P217">QuadraturePoints.cc</text:p>
      <text:p text:style-name="Standard"><text:span text:style-name="T218">Currently</text:span><text:span text:style-name="T219">,</text:span><text:span text:style-name="T220"><text:s/>three-point quadrature method is implemented for phase average calculation. See multiscale QC formulation to know more about quadrature method.</text:span></text:p>
      <text:p text:style-name="P221"/>
      <text:soft-page-break/>
      <text:p text:style-name="P222">Quasicontinuum.cc</text:p>
      <text:p text:style-name="Standard"><text:span text:style-name="T223">In a multi-lattice crystal, each lattic</text:span><text:span text:style-name="T224">e is<text:s/></text:span><text:span text:style-name="T225">assigned</text:span><text:span text:style-name="T226">,</text:span><text:span text:style-name="T227"><text:s/>one Quasicontinuum.cc class. This consists of meshing of each lattice,</text:span><text:span text:style-name="T228"><text:s/>a</text:span><text:span text:style-name="T229"><text:s/></text:span><text:span text:style-name="T230">list</text:span><text:span text:style-name="T231"><text:s/>of nodes of mesh, list of elements of mesh and other data corresponding to the lattice in a multi-lattice crystal.</text:span></text:p>
      <text:p text:style-name="P232"/>
      <text:p text:style-name="P233">Quasicontinua.cc</text:p>
      <text:p text:style-name="P234">This class contains all the Quasicontinuum.cc class instances. Quasicontinuum instance corresponding to any lattice in a model can be accessed through this class object.</text:p>
      <text:p text:style-name="P235"/>
      <text:p text:style-name="P236">QuasicontinuaForceFunction.cc</text:p>
      <text:p text:style-name="P237">This class acts as a bridge between Quasicontinua.cc, ForceEnergyCalculation.cc and CGNonLinearSolver.cc class.</text:p>
      <text:p text:style-name="P238"/>
      <text:p text:style-name="P239">This is a child of SolverFunction.cc.</text:p>
      <text:p text:style-name="P240"/>
      <text:p text:style-name="P241">RunData.cc</text:p>
      <text:p text:style-name="P242">This class consists of functions related to time calculation of various operations in a QC code. We have not updated it recently.</text:p>
      <text:p text:style-name="P243"/>
      <text:p text:style-name="P244">Shape.cc</text:p>
      <text:p text:style-name="P245">This consists of functions related to interpolation.</text:p>
      <text:p text:style-name="P246"/>
      <text:p text:style-name="P247">SolverFunction.cc</text:p>
      <text:p text:style-name="P248">This class is a parent of QuasicontinuaForceFunction.cc. <text:s/>It can be left as it is.</text:p>
      <text:p text:style-name="P249"/>
      <text:p text:style-name="P250">Void.cc</text:p>
      <text:p text:style-name="P251">This class contains void related functions.</text:p>
      <text:p text:style-name="P252"/>
      <text:p text:style-name="Standard"><text:span text:style-name="T253">C Files</text:span></text:p>
      <text:p text:style-name="P254">monitor.c</text:p>
      <text:p text:style-name="P255">It is related to multi-threading.</text:p>
      <text:p text:style-name="P256"/>
      <text:p text:style-name="P257">numa.c</text:p>
      <text:p text:style-name="P258">It is related to<text:s/>multi-threading and system specific.</text:p>
      <text:p text:style-name="P259"/>
      <text:p text:style-name="P260">range_search_generic.c</text:p>
      <text:p text:style-name="Standard"><text:span text:style-name="T261">Functions related to</text:span><text:span text:style-name="T262"><text:s/>the</text:span><text:span text:style-name="T263"><text:s/></text:span><text:span text:style-name="T264">search</text:span><text:span text:style-name="T265"><text:s/>of</text:span><text:span text:style-name="T266"><text:s/>the</text:span><text:span text:style-name="T267"><text:s/></text:span><text:span text:style-name="T268">element</text:span><text:span text:style-name="T269"><text:s/>the lattice site belongs to in a QC mesh is included in this file.</text:span></text:p>
      <text:p text:style-name="P270"/>
      <text:p text:style-name="P271">read_pipe.c</text:p>
      <text:p text:style-name="P272">Read and write functions are in this file. It can be used to read from .gz file or write to .gz file.</text:p>
      <text:p text:style-name="P273"/>
      <text:p text:style-name="P274">site_element_map.c</text:p>
      <text:p text:style-name="P275">Lattice site and element related functions are in this file.</text:p>
      <text:p text:style-name="P276"/>
      <text:p text:style-name="P277">site_element_map_cache.c</text:p>
      <text:p text:style-name="P278">We create a cache which consists of sites and its element data.</text:p>
      <text:p text:style-name="P279"/>
      <text:p text:style-name="P280">threads.c</text:p>
      <text:p text:style-name="Standard"><text:span text:style-name="T281">Threading related<text:s/></text:span><text:span text:style-name="T282">func</text:span><text:span text:style-name="T283">ti</text:span><text:span text:style-name="T284">ons</text:span><text:span text:style-name="T285">.</text:span></text:p>
      <text:p text:style-name="P286"/>
      <text:p text:style-name="P287">Fortran Files</text:p>
      <text:p text:style-name="Standard"><text:span text:style-name="T288">aluminium</text:span><text:span text:style-name="T289">.f</text:span></text:p>
      <text:p text:style-name="P290">Fortran subroutine to compute cubic spline function.</text:p>
      <text:p text:style-name="P291"/>
      <text:p text:style-name="Standard"><text:span text:style-name="T292">Note:<text:s/></text:span><text:span text:style-name="T293">C and Fortran Files can be left unchanged. As they do not deal with QC formulation. Also basic classes like SolverFunction.cc, NonLinearSolver.cc can be left unchanged.</text:span></text:p>
      <text:p text:style-name="P294"/>
      <text:p text:style-name="P295">7. system</text:p>
      <text:p text:style-name="Standard"><text:span text:style-name="T296">It<text:s/></text:span><text:span text:style-name="T297">consists of<text:s/></text:span><text:span text:style-name="T298">configur</text:span><text:span text:style-name="T299">e</text:span><text:span text:style-name="T300"><text:s/>and<text:s/></text:span><text:span text:style-name="T301">autoconf</text:span><text:span text:style-name="T302"><text:s/>related files.</text:span></text:p>
      <text:p text:style-name="P303"/>
      <text:p text:style-name="P304">8. triangulation_server</text:p>
      <text:p text:style-name="Standard"><text:span text:style-name="T305">We use<text:s/></text:span><text:span text:style-name="T306">D</text:span><text:span text:style-name="T307">elaunay</text:span><text:span text:style-name="T308"><text:s/>algorithm to mesh. This directory consists of all the files related to meshing. This directory can be left as it is as it does not deal with<text:s/></text:span><text:span text:style-name="T309">QC</text:span><text:span text:style-name="T310"><text:s/>formulation.</text:span></text:p>
      <text:p text:style-name="P311"/>
      <text:p text:style-name="P312">1.2 Input</text:p>
      <text:p text:style-name="Textbody"><text:span text:style-name="T313">Consists of</text:span><text:span text:style-name="T314"><text:s/>the</text:span><text:span text:style-name="T315"><text:s/></text:span><text:span text:style-name="T316">input</text:span><text:span text:style-name="T317"><text:s/>file directories of</text:span><text:span text:style-name="T318"><text:s/>a</text:span><text:span text:style-name="T319"><text:s/></text:span><text:span text:style-name="T320">different</text:span><text:span text:style-name="T321"><text:s/>model. Bash script, depending on the flag testName, will copy files from one of the directories here to the place where quasi<text:s/></text:span><text:span text:style-name="T322">execut</text:span><text:span text:style-name="T323">a</text:span><text:span text:style-name="T324">ble</text:span><text:span text:style-name="T325"><text:s/>is present.</text:span></text:p>
      <text:p text:style-name="P326">InputFilesRepository</text:p>
      <text:p text:style-name="Textbody"><text:span text:style-name="T327">This directory<text:s/></text:span><text:span text:style-name="T328">consi</text:span><text:span text:style-name="T329">s</text:span><text:span text:style-name="T330">ts</text:span><text:span text:style-name="T331"><text:s/>of</text:span><text:span text:style-name="T332"><text:s/>a</text:span><text:span text:style-name="T333"><text:s/></text:span><text:span text:style-name="T334">repositor</text:span><text:span text:style-name="T335">y</text:span><text:span text:style-name="T336"><text:s/>of input files. It contains input data of</text:span><text:span text:style-name="T337"><text:s/>the</text:span><text:span text:style-name="T338"><text:s/></text:span><text:span text:style-name="T339">model</text:span><text:span text:style-name="T340"><text:s/>of different sizes.<text:s/></text:span><text:span text:style-name="T341"><text:line-break/></text:span><text:span text:style-name="T342">Mainly see Ar folder which has<text:s/></text:span><text:span text:style-name="T343">a<text:s/></text:span><text:span text:style-name="T344">vast number</text:span><text:span text:style-name="T345"><text:s/>of input data. To generate input data of any other model do as follows</text:span></text:p>
      <text:p text:style-name="P346">1.2.1 Creating input files for QC Code</text:p>
      <text:p text:style-name="P347">Step 1</text:p>
      <text:p text:style-name="P348"><text:span text:style-name="T349">Go to</text:span><text:span text:style-name="T350"><text:s/>the</text:span><text:span text:style-name="T351"><text:s/></text:span><text:span text:style-name="T352">directory</text:span><text:span text:style-name="T353"><text:s/>where<text:s/></text:span><text:span text:style-name="T354">mesh<text:s/></text:span><text:span text:style-name="T355">execut</text:span><text:span text:style-name="T356">a</text:span><text:span text:style-name="T357">ble</text:span><text:span text:style-name="T358"><text:s/>is present. Suppose we<text:s/></text:span><text:span text:style-name="T359">have</text:span><text:span text:style-name="T360"><text:s/>specified the testName = “NiMn-NoElectrostatics”, then mesh<text:s/></text:span><text:span text:style-name="T361">execut</text:span><text:span text:style-name="T362">a</text:span><text:span text:style-name="T363">ble</text:span><text:span text:style-name="T364"><text:s/>will be in</text:span></text:p>
      <text:p text:style-name="P365">QuasiBuild/NiMn-NoElectrostatics/mesh</text:p>
      <text:p text:style-name="P366">Step 2</text:p>
      <text:p text:style-name="P367">Copy mesh.ini from InputFilesRepository/&lt;model&gt;/ to the present directory</text:p>
      <text:p text:style-name="P368">Step 3</text:p>
      <text:p text:style-name="Textbody"><text:span text:style-name="T369">Open mesh.</text:span><text:span text:style-name="T370">ini</text:span><text:span text:style-name="T371"><text:s/>file to edit and also edit the mesh.ini in InputFilesRepository/Ar/&lt;desired-mesh-size&gt;/</text:span></text:p>
      <text:p text:style-name="P372"><text:s text:c="4"/>Let us call the mesh.ini of InputFilesRepository/Ar/&lt;desired-mesh-size&gt;/ as source-mesh.ini and mesh.ini in current directory as target-mesh.ini</text:p>
      <text:p text:style-name="P373">Step<text:s/>4</text:p>
      <text:p text:style-name="P374">Copy the information related to Mesh Info section of source-mesh.ini to Mesh Info section of target-mesh.ini</text:p>
      <text:p text:style-name="P375">Step 5</text:p>
      <text:soft-page-break/>
      <text:p text:style-name="P376">execute mesh as follows</text:p>
      <text:p text:style-name="P377">$./mesh</text:p>
      <text:p text:style-name="P378">Step 6</text:p>
      <text:p text:style-name="P379">Create a new directory, in InputFilesRepository/&lt;model&gt;/&lt;desired-mesh-size&gt; and copy the output data of ./mesh to this folder.</text:p>
      <text:p text:style-name="P380"/>
      <text:p text:style-name="P381">1.3 Info</text:p>
      <text:p text:style-name="Textbody"><text:span text:style-name="T382">We keep various QC code related files and<text:s/></text:span><text:span text:style-name="T383">di</text:span><text:span text:style-name="T384">r</text:span><text:span text:style-name="T385">ectory</text:span><text:span text:style-name="T386"><text:s/>in this directory. For example, it consists of small code in CheckLibrary to check the functioning of boost and CGAL library.</text:span></text:p>
      <text:p text:style-name="P387">Section 2: Libraries required</text:p>
      <text:p text:style-name="P388">We need<text:s/>following libraries to run the QC code</text:p>
      <text:p text:style-name="P389">1. Boost</text:p>
      <text:p text:style-name="Textbody"><text:span text:style-name="T390">2.<text:s/></text:span><text:span text:style-name="T391">Cmake</text:span></text:p>
      <text:p text:style-name="P392">3. Gmp</text:p>
      <text:p text:style-name="P393">4. MPFR</text:p>
      <text:p text:style-name="P394">5. CGAL</text:p>
      <text:p text:style-name="Textbody"><text:span text:style-name="T395">Note: For CGAL, only the version supplied with QC code is found to work. If one is interested in trying<text:s/></text:span><text:span text:style-name="T396">an</text:span><text:span text:style-name="T397">other version</text:span><text:span text:style-name="T398"><text:s/>of CGAL, he/she can try to debug and compile the code, but</text:span><text:span text:style-name="T399"><text:s/>we do not guarantee if the code will work with<text:s/></text:span><text:span text:style-name="T400">an</text:span><text:span text:style-name="T401">other version</text:span><text:span text:style-name="T402">.</text:span></text:p>
      <text:p text:style-name="P403">CGAL at file can be found in Info directory.</text:p>
      <text:p text:style-name="Textbody"><text:span text:style-name="T404">Note: We have included tar file of each of the library in Info directory. If you would like to use</text:span><text:span text:style-name="T405"><text:s/>a</text:span><text:span text:style-name="T406"><text:s/></text:span><text:span text:style-name="T407">recent</text:span><text:span text:style-name="T408"><text:s/>version of the library, download this from</text:span><text:span text:style-name="T409"><text:s/>the</text:span><text:span text:style-name="T410"><text:s/></text:span><text:span text:style-name="T411">internet</text:span><text:span text:style-name="T412"><text:s/>and run the command as mentioned in “Buil libraries” section.</text:span></text:p>
      <text:p text:style-name="P413">2.1 Where to build the libraries?</text:p>
      <text:p text:style-name="Textbody"><text:span text:style-name="T414">1. If you are a desktop user and have administrative rights over<text:s/></text:span><text:span text:style-name="T415">L</text:span><text:span text:style-name="T416">inux</text:span><text:span text:style-name="T417"><text:s/>OS, you can build the libraries in</text:span><text:span text:style-name="T418"><text:s/>the</text:span><text:span text:style-name="T419"><text:s/></text:span><text:span text:style-name="T420">default</text:span><text:span text:style-name="T421"><text:s/>location. Default location is</text:span></text:p>
      <text:p text:style-name="Textbody"><text:span text:style-name="T422">&lt;build</text:span><text:span text:style-name="T423">-directory&gt; = /</text:span><text:span text:style-name="T424">usr</text:span><text:span text:style-name="T425">/local</text:span></text:p>
      <text:p text:style-name="Textbody"><text:span text:style-name="T426">2. If you are building QC in</text:span><text:span text:style-name="T427"><text:s/>a</text:span><text:span text:style-name="T428"><text:s/></text:span><text:span text:style-name="T429">supercomputer</text:span><text:span text:style-name="T430"><text:s/>and also if using a desktop with no administrative rights, you can build the libraries in your home folder.<text:s/></text:span><text:span text:style-name="T431"><text:line-break/></text:span><text:span text:style-name="T432"><text:line-break/></text:span><text:span text:style-name="T433">I will suggest to create a new directory “Softwares” and “Softwares/local” in<text:s/></text:span><text:span text:style-name="T434">your home directory and use it to build the libraries</text:span></text:p>
      <text:p text:style-name="P435">&lt;build-directory&gt; = /home/&lt;user-name&gt;/Softwares/local</text:p>
      <text:p text:style-name="P436"/>
      <text:p text:style-name="P437">2.2 Modifying Makefile.am</text:p>
      <text:p text:style-name="P438">Make sure that correct &lt;build-directory&gt; is put in following Makefile.am</text:p>
      <text:p text:style-name="P439">1. QuasiSRC/applications/nano-indentation/Makefile.am</text:p>
      <text:p text:style-name="P440">2. QuasiSRC/src/Makefile.am</text:p>
      <text:p text:style-name="P441"/>
      <text:p text:style-name="P442">Change -I/usr/local to -I&lt;build-directory&gt;</text:p>
      <text:p text:style-name="P443"/>
      <text:p text:style-name="Textbody"><text:span text:style-name="T444">2.3 When to run<text:s/></text:span><text:span text:style-name="T445">autoreconf</text:span><text:span text:style-name="T446"><text:s/>command?</text:span></text:p>
      <text:p text:style-name="Textbody"><text:span text:style-name="T447">In case you have modified Makefile.am and/or configure.ac then you must run following<text:s/></text:span><text:span text:style-name="T448">autoreconf</text:span><text:span text:style-name="T449"><text:s/>command to generate updated configure and ma</text:span><text:span text:style-name="T450">kefile files.</text:span></text:p>
      <text:p text:style-name="Textbody"><text:span text:style-name="T451">autoreconf</text:span><text:span text:style-name="T452"><text:s/>-</text:span><text:span text:style-name="T453">fvi</text:span><text:span text:style-name="T454"><text:s/>-I&lt;location-of-QuasiSRC&gt;/system</text:span></text:p>
      <text:p text:style-name="P455">You may run this command also if ./configure does not work.</text:p>
      <text:p text:style-name="P456"/>
      <text:p text:style-name="Textbody"><text:span text:style-name="T457">2.4 Build libraries</text:span></text:p>
      <text:p text:style-name="Textbody"><text:span text:style-name="T458">Use</text:span><text:span text:style-name="T459"><text:s/>the</text:span><text:span text:style-name="T460"><text:s/></text:span><text:span text:style-name="T461">following</text:span><text:span text:style-name="T462"><text:s/>command to build library:</text:span></text:p>
      <text:p text:style-name="P463">Let &lt;build-library&gt; be the location where we are building the library.</text:p>
      <text:p text:style-name="P464">Note: If &lt;build-library&gt; = /usr/local, you will need to use “sudo” infron of each command</text:p>
      <text:p text:style-name="P465">1. Cmake</text:p>
      <text:p text:style-name="P466">$tar -zxf cmake-3.5.0.tar.gz</text:p>
      <text:p text:style-name="P467">$cd cmake-3.5.0</text:p>
      <text:p text:style-name="P468"/>
      <text:p text:style-name="P469"># if building in user’s home folder, e.g. /home/&lt;user-name&gt;/Softares/local</text:p>
      <text:p text:style-name="P470">$./configure --prefix=&lt;build-directory&gt;</text:p>
      <text:p text:style-name="P471">$./configure --prefix=&lt;build-director&gt;</text:p>
      <text:p text:style-name="P472">$make</text:p>
      <text:p text:style-name="P473">$make install</text:p>
      <text:p text:style-name="P474"/>
      <text:p text:style-name="P475"># or if building in /usr/local</text:p>
      <text:p text:style-name="P476">$sudo ./configure --prefix=&lt;build-directory&gt;</text:p>
      <text:soft-page-break/>
      <text:p text:style-name="P477">$sudo ./configure --prefix=&lt;build-director&gt;</text:p>
      <text:p text:style-name="P478">$sudo make</text:p>
      <text:p text:style-name="P479">$sudo make install</text:p>
      <text:p text:style-name="P480"/>
      <text:p text:style-name="P481"># export the path</text:p>
      <text:p text:style-name="P482">export PATH=$PATH:&lt;build-director&gt;/bin</text:p>
      <text:p text:style-name="P483"/>
      <text:p text:style-name="P484">2. Boost</text:p>
      <text:p text:style-name="P485">$tar -zxf boost_1_60_0.tar.gz</text:p>
      <text:p text:style-name="P486">$cd boost_1_60_0</text:p>
      <text:p text:style-name="P487"/>
      <text:p text:style-name="P488"># if building in user’s home folder, e.g. /home/&lt;user-name&gt;/Softares/local</text:p>
      <text:p text:style-name="P489">$./bootstrap.sh –prefix=&lt;build-directory&gt;</text:p>
      <text:p text:style-name="P490">$./b2 install</text:p>
      <text:p text:style-name="P491"/>
      <text:p text:style-name="P492"># or if building in /usr/local</text:p>
      <text:p text:style-name="P493">$sudo<text:s/>./bootstrap.sh –prefix=&lt;build-directory&gt;</text:p>
      <text:p text:style-name="P494">$sudo ./b2 install</text:p>
      <text:p text:style-name="P495"/>
      <text:p text:style-name="P496"># export paths</text:p>
      <text:p text:style-name="P497">$export PATH=$PATH:&lt;build-directory&gt;/include</text:p>
      <text:p text:style-name="P498">$export PATH=$PATH:&lt;build-directory&gt;/lib</text:p>
      <text:p text:style-name="P499"/>
      <text:p text:style-name="P500">3. GMP</text:p>
      <text:p text:style-name="P501">$tar --lzip -xf gmp-6.1.0.tar.gz</text:p>
      <text:p text:style-name="P502">$cd gm-6.1.0</text:p>
      <text:p text:style-name="P503"/>
      <text:p text:style-name="P504"># if building in user’s home folder,<text:s/>e.g. /home/&lt;user-name&gt;/Softares/local</text:p>
      <text:p text:style-name="P505">$./configure --prefix=&lt;build-directory&gt;</text:p>
      <text:p text:style-name="P506">$make</text:p>
      <text:p text:style-name="P507">$make install</text:p>
      <text:p text:style-name="P508"/>
      <text:p text:style-name="P509"># or if building in /usr/local</text:p>
      <text:p text:style-name="P510">$sudo ./configure --prefix=&lt;build-directory&gt;</text:p>
      <text:p text:style-name="P511">$sudo make</text:p>
      <text:p text:style-name="P512">$sudo make install</text:p>
      <text:p text:style-name="P513"/>
      <text:p text:style-name="P514">4. MPFR</text:p>
      <text:p text:style-name="P515">$tar -zxf mpfr-3.1.4.tar.gz</text:p>
      <text:p text:style-name="P516">$cd mpfr-3.1.4</text:p>
      <text:p text:style-name="P517"/>
      <text:p text:style-name="P518"># if building in user’s home folder, e.g. /home/&lt;user-name&gt;/Softares/local</text:p>
      <text:p text:style-name="P519">$./configure --prefix=&lt;build-directory&gt; --with-gmp=&lt;build-directory&gt;</text:p>
      <text:p text:style-name="P520">$make</text:p>
      <text:p text:style-name="P521">$make install</text:p>
      <text:p text:style-name="P522"/>
      <text:p text:style-name="P523"># or if building in /usr/local</text:p>
      <text:p text:style-name="P524">$sudo ./configure --prefix=&lt;build-directory&gt;<text:s/>--with-gmp=&lt;build-directory&gt;</text:p>
      <text:p text:style-name="P525">$sudo make</text:p>
      <text:p text:style-name="P526">$sudo make install</text:p>
      <text:p text:style-name="P527"/>
      <text:p text:style-name="P528">5. CGAL</text:p>
      <text:p text:style-name="P529">$tar -zxf CGAL-4.4.tar.gz</text:p>
      <text:p text:style-name="P530">$cd CGAL-4.4</text:p>
      <text:p text:style-name="P531"/>
      <text:p text:style-name="P532"># if building in user’s home folder, e.g. /home/&lt;user-name&gt;/Softares/local</text:p>
      <text:p text:style-name="P533">$cmake -DCMAKE_INSTALL_PREFIX=&lt;build-directory&gt; -DBUILD_SHARED_LIBS=TRUE</text:p>
      <text:p text:style-name="P534">$make</text:p>
      <text:p text:style-name="P535">$make install</text:p>
      <text:p text:style-name="P536"/>
      <text:p text:style-name="P537"># or if building in /usr/local</text:p>
      <text:soft-page-break/>
      <text:p text:style-name="P538">$sudo cmake -DCMAKE_INSTALL_PREFIX=&lt;build-directory&gt; -DBUILD_SHARED_LIBS=TRUE</text:p>
      <text:p text:style-name="P539">$sudo make</text:p>
      <text:p text:style-name="P540">$sudo make install</text:p>
      <text:p text:style-name="P541"/>
      <text:p text:style-name="Textbody"><text:span text:style-name="T542">Note: If<text:s/></text:span><text:span text:style-name="T543">Cmake</text:span><text:span text:style-name="T544"><text:s/>and Boost<text:s/></text:span><text:span text:style-name="T545">are</text:span><text:span text:style-name="T546"><text:s/>installed in</text:span><text:span text:style-name="T547"><text:s/>a</text:span><text:span text:style-name="T548"><text:s/></text:span><text:span text:style-name="T549">directory</text:span><text:span text:style-name="T550"><text:s/>other than /</text:span><text:span text:style-name="T551">usr</text:span><text:span text:style-name="T552">/local, you may need to<text:s/></text:span><text:span text:style-name="T553">export the PATH to these libraries to install GMP, CGAL, MPFR. You can create a bash script file, see</text:span></text:p>
      <text:p text:style-name="P554">Info/build-library-local.sh</text:p>
      <text:p text:style-name="P555"/>
      <text:p text:style-name="P556"/>
      <text:p text:style-name="P557">Section 3: Running quasi</text:p>
      <text:p text:style-name="P558">3.1 Building QC Code</text:p>
      <text:p text:style-name="P559">1. Check if &lt;build-directory&gt; in Makefile.am in nano-indentation and src<text:s/>directory is correct.</text:p>
      <text:p text:style-name="P560">2. Check if configure file is present in QuasiSRC directory.</text:p>
      <text:p text:style-name="P561">3. Check the value of parameters in quasi_script_parameters.txt</text:p>
      <text:p text:style-name="P562">4. Check if libraries like Boost and CGAL are functioning.</text:p>
      <text:p text:style-name="Textbody"><text:span text:style-name="T563"><text:s text:c="4"/>In Info/CheckLibrary/ directory, there are two</text:span><text:span text:style-name="T564"><text:s/>simple programs which use CGAL and Boost. See if these files compile correctly and output of the<text:s/></text:span><text:span text:style-name="T565">execut</text:span><text:span text:style-name="T566">a</text:span><text:span text:style-name="T567">ble</text:span><text:span text:style-name="T568"><text:s/>is correct.</text:span></text:p>
      <text:p text:style-name="P569"/>
      <text:p text:style-name="Textbody"><text:span text:style-name="T570">Execute</text:span><text:span text:style-name="T571"><text:s/>the</text:span><text:span text:style-name="T572"><text:s/></text:span><text:span text:style-name="T573">following</text:span><text:span text:style-name="T574"><text:s/>command to build the quasi</text:span></text:p>
      <text:p text:style-name="P575">$./runQuasi.sh</text:p>
      <text:p text:style-name="P576"/>
      <text:p text:style-name="P577">3.2 quasi_script_parameters.txt</text:p>
      <text:p text:style-name="P578">We need to specify following parameters to run and build quasi:</text:p>
      <text:p text:style-name="P579">1. runFlag</text:p>
      <text:p text:style-name="P580"><text:s text:c="4"/>0 – run quasi in QuasiBuild folder</text:p>
      <text:p text:style-name="P581"><text:s text:c="4"/>1 – run test in QuasiBuild folder</text:p>
      <text:p text:style-name="P582"><text:s text:c="4"/>2 – only make and/or configure</text:p>
      <text:p text:style-name="P583">2. makeClean</text:p>
      <text:p text:style-name="P584"><text:s text:c="3"/>0 – do not run make clean in QuasiBuild folder</text:p>
      <text:soft-page-break/>
      <text:p text:style-name="Textbody"><text:span text:style-name="T585"><text:s text:c="3"/>1 – run<text:s/></text:span><text:span text:style-name="T586">make</text:span><text:span text:style-name="T587"><text:s/>clean before executing make</text:span></text:p>
      <text:p text:style-name="P588">3.<text:s/>config</text:p>
      <text:p text:style-name="P589"><text:s text:c="3"/>0 – do not configure the QuasiBuild</text:p>
      <text:p text:style-name="P590"><text:s text:c="3"/>1 – configure the QuasiBuild. To build quasi in any new folder, we have to first configure the folder by running</text:p>
      <text:p text:style-name="P591">$cd &lt;location-where-QC-will-be-built&gt;</text:p>
      <text:p text:style-name="P592">$&lt;location-of-QuasiSRC-directory&gt;/./configure</text:p>
      <text:p text:style-name="P593">4.<text:s/>libraryFlag</text:p>
      <text:p text:style-name="Textbody"><text:span text:style-name="T594"><text:s text:c="4"/>0 – libraries are built in location /</text:span><text:span text:style-name="T595">usr</text:span><text:span text:style-name="T596">/local</text:span></text:p>
      <text:p text:style-name="P597"><text:s text:c="4"/>1 – libraries are built in location specified by libraryDir</text:p>
      <text:p text:style-name="P598">5. libraryDir</text:p>
      <text:p text:style-name="P599"><text:s text:c="4"/>location where libraries are built.</text:p>
      <text:p text:style-name="P600"><text:s text:c="4"/>It is used only if libraryFlag is set to 1.</text:p>
      <text:p text:style-name="P601"><text:s text:c="4"/>Example:<text:s/>/home/prashant/Softwares/local</text:p>
      <text:p text:style-name="P602">6. testName</text:p>
      <text:p text:style-name="P603"><text:s text:c="4"/>format: &lt;model&gt;-&lt;comments&gt;</text:p>
      <text:p text:style-name="P604"><text:s text:c="4"/>Example: NiMn-Electrostatics, NiMn-NoElectrostatics, NiMn-Shear</text:p>
      <text:p text:style-name="P605"><text:s text:c="4"/>NiAl-Electrostatics, NiAl-NoElectrostatics, NiAl-Shear</text:p>
      <text:p text:style-name="P606"><text:s text:c="4"/></text:p>
      <text:p text:style-name="Textbody"><text:span text:style-name="T607"><text:s text:c="3"/>runQuasi.sh will create the directory by name “</text:span><text:span text:style-name="T608">testName” if it does not exist and build<text:s/></text:span><text:span text:style-name="T609">quasi</text:span><text:span text:style-name="T610"><text:s/></text:span><text:span text:style-name="T611">inside</text:span><text:span text:style-name="T612"><text:s/>this directory.</text:span></text:p>
      <text:p text:style-name="Textbody"><text:span text:style-name="T613"><text:s text:c="3"/>If we are creating this directory first<text:s/></text:span><text:span text:style-name="T614">time</text:span><text:span text:style-name="T615"><text:s/>or reconfiguring the quasi, we first need to execute</text:span><text:span text:style-name="T616"><text:s/>the</text:span><text:span text:style-name="T617"><text:s/></text:span><text:span text:style-name="T618">following</text:span><text:span text:style-name="T619"><text:s/>command</text:span></text:p>
      <text:p text:style-name="P620">$cd &lt;location-where-QC-will-be-built&gt;</text:p>
      <text:p text:style-name="P621">$&lt;location-of-QuasiSRC-directory&gt;/./configure</text:p>
      <text:p text:style-name="P622">7. debugMode</text:p>
      <text:p text:style-name="P623"><text:s text:c="4"/>0 – no debug</text:p>
      <text:p text:style-name="P624"><text:s text:c="4"/>1 – outputs the name of various folders, files, and flags to check the reading of parameters by runQuasi.sh and to also check if required folders and libraries are present.</text:p>
      <text:p text:style-name="P625">8. quasiBuildFlag</text:p>
      <text:p text:style-name="P626"><text:s text:c="4"/>0 – use default location to build QC</text:p>
      <text:p text:style-name="Textbody"><text:span text:style-name="T627"><text:s text:c="10"/></text:span><text:span text:style-name="T628">the<text:s/></text:span><text:span text:style-name="T629">default</text:span><text:span text:style-name="T630"><text:s/>location is QuasiBuild in</text:span><text:span text:style-name="T631"><text:s/>the</text:span><text:span text:style-name="T632"><text:s/></text:span><text:span text:style-name="T633">main</text:span><text:span text:style-name="T634"><text:s/>directory</text:span></text:p>
      <text:soft-page-break/>
      <text:p text:style-name="P635"><text:s text:c="4"/>1 – use directory specified here as QuasiBuild and build QC inside that directory.</text:p>
      <text:p text:style-name="P636">9. quasiBuildHere</text:p>
      <text:p text:style-name="Textbody"><text:span text:style-name="T637"><text:s text:c="4"/>location of</text:span><text:span text:style-name="T638"><text:s/>the</text:span><text:span text:style-name="T639"><text:s/></text:span><text:span text:style-name="T640">directory</text:span><text:span text:style-name="T641"><text:s/>where we want to build quasi.</text:span></text:p>
      <text:p text:style-name="P642"><text:s text:c="3"/>Example: /home/&lt;user-name&gt;/&lt;directory-name&gt;</text:p>
      <text:p text:style-name="P643">10. quasiRunOutFlag</text:p>
      <text:p text:style-name="P644"><text:s text:c="5"/>0 – output the QC debug data to shell</text:p>
      <text:p text:style-name="P645"><text:s text:c="5"/>1 – output the QC debug data to the directory QuasiBuild/testName/OUTPUT.</text:p>
      <text:p text:style-name="P646"/>
      <text:p text:style-name="P647">Note: libraryFlag, libraryDir, quasiBuildFlag, quasiBuildHere, quasiRunOutFlag, debugMode are flags which one does not need to change often.</text:p>
      <text:p text:style-name="P648">Once the directory in which libraries are built is fixed, the value of libraryFlag and libraryDir is fixed.</text:p>
      <text:p text:style-name="Textbody"><text:span text:style-name="T649">Decide where you want to build the QC, and keep using</text:span><text:span text:style-name="T650"><text:s/>the</text:span><text:span text:style-name="T651"><text:s/></text:span><text:span text:style-name="T652">same</text:span><text:span text:style-name="T653"><text:s/>directory. We can leav</text:span><text:span text:style-name="T654">e the quasiBuildFlag to 0 and put any directory in quasiBuildHere (as it would not matter when quasiBuildFlag is 0).</text:span></text:p>
      <text:p text:style-name="P655"/>
      <text:p text:style-name="P656">3.3 Simple way to build and run QC</text:p>
      <text:p text:style-name="P657">If one does not want to use runQuasi.sh script and quasi_script_parameters.txt, we mention the simple<text:s/>way to build and run QC.</text:p>
      <text:p text:style-name="P658">1. Check if &lt;build-directory&gt; in Makefile.am in nano-indentation and src directory is correct.</text:p>
      <text:p text:style-name="P659">2. Check if configure file is present in QuasiSRC directory.</text:p>
      <text:p text:style-name="P660">3. Check if libraries like Boost and CGAL are functioning.</text:p>
      <text:p text:style-name="Textbody"><text:span text:style-name="T661"><text:s text:c="4"/>In<text:s/></text:span><text:span text:style-name="T662">Info/CheckLibrary/ directory, there are two simple programs which use CGAL and Boost. See if these files compile correctly and output of the<text:s/></text:span><text:span text:style-name="T663">execut</text:span><text:span text:style-name="T664">a</text:span><text:span text:style-name="T665">ble</text:span><text:span text:style-name="T666"><text:s/>is correct.</text:span></text:p>
      <text:p text:style-name="P667"/>
      <text:p text:style-name="Textbody"><text:span text:style-name="T668">Step 1: Create</text:span><text:span text:style-name="T669"><text:s/>a</text:span><text:span text:style-name="T670"><text:s/></text:span><text:span text:style-name="T671">new</text:span><text:span text:style-name="T672"><text:s/>directory inside<text:s/></text:span><text:span text:style-name="T673">QC</text:span><text:span text:style-name="T674"><text:s/>directory, or in any other location. Let us assume t</text:span><text:span text:style-name="T675">his directory name is QuasiBuild.</text:span></text:p>
      <text:p text:style-name="Textbody"><text:span text:style-name="T676">Create another directory inside QuasiBuild which may or may not consists of</text:span><text:span text:style-name="T677"><text:s/>the</text:span><text:span text:style-name="T678"><text:s/></text:span><text:span text:style-name="T679">model</text:span><text:span text:style-name="T680"><text:s/>name. Let us assume that we have created directory NiMn-NoElectrostatics inside QuasiBuild.</text:span></text:p>
      <text:p text:style-name="P681"/>
      <text:p text:style-name="P682">Step 2: Configure the build directory</text:p>
      <text:p text:style-name="Textbody"><text:span text:style-name="T683">Let us as</text:span><text:span text:style-name="T684">sume that QuasiSRC is the location of QuasiSRC directory of QC Code. Run configure in</text:span><text:span text:style-name="T685"><text:s/>the</text:span><text:span text:style-name="T686"><text:s/></text:span><text:span text:style-name="T687">build</text:span><text:span text:style-name="T688"><text:s/>directory.</text:span></text:p>
      <text:soft-page-break/>
      <text:p text:style-name="P689">$cd QuasiBuild/NiMn-NoElectrostatics</text:p>
      <text:p text:style-name="P690">$QuasiSRC/./configure</text:p>
      <text:p text:style-name="P691">Step 3: Running the QC Code</text:p>
      <text:p text:style-name="P692">Copy the input files from Input/NiMn/ to QuasiBuild/NiMn-NoElectrostatics/applications/nano-indentation</text:p>
      <text:p text:style-name="P693">Run following command to run QC</text:p>
      <text:p text:style-name="P694">$cd QuasiBuild/NiMn-NoElectrostatics/applications/nano-indentation</text:p>
      <text:p text:style-name="P695">$./quasi</text:p>
      <text:p text:style-name="P696"/>
      <text:p text:style-name="P697">3.4 QC Input files</text:p>
      <text:p text:style-name="P698">1. init file: quasi.ini</text:p>
      <text:p text:style-name="Textbody"><text:span text:style-name="T699"><text:s text:c="4"/>This file is read in Input::mainInput() function. It consists<text:s/></text:span><text:span text:style-name="T700">of parameters required in QC code. We have tried to<text:s/></text:span><text:span text:style-name="T701">explain</text:span><text:span text:style-name="T702"><text:s/>the parameters and their use in quasi.</text:span><text:span text:style-name="T703">ini</text:span><text:span text:style-name="T704"><text:s/>file itself.</text:span></text:p>
      <text:p text:style-name="P705"><text:s text:c="4"/>See quasi.ini.sample and quasi.ini in other directories in Input directory to know how one should modify quasi.ini for different models.</text:p>
      <text:p text:style-name="P706"/>
      <text:p text:style-name="P707">2. &lt;model&gt;.inp.gz</text:p>
      <text:p text:style-name="Textbody"><text:span text:style-name="T708"><text:s text:c="4"/>This file is read by Input::quasiInput() function. It consists of initial node data, their lattice site, and their initial location. It also consists of fix_mask which specified if particular<text:s/></text:span><text:span text:style-name="T709">dof</text:span><text:span text:style-name="T710"><text:s/>is fixed or free corresponding to th</text:span><text:span text:style-name="T711">e node.</text:span></text:p>
      <text:p text:style-name="P712"><text:s text:c="4"/>Example: NiMn_LJ.inp.gz, NiAl.inp.gz</text:p>
      <text:p text:style-name="P713"/>
      <text:p text:style-name="P714">3. restart.gz</text:p>
      <text:p text:style-name="P715"><text:s text:c="4"/>This file is read by Input::quasiInput() function if restart flag is set to 1.</text:p>
      <text:p text:style-name="Textbody"><text:span text:style-name="T716"><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Century Schoolbook L" svg:font-family="Century Schoolbook L"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style:font-name-complex="Mangal"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rashant Kumar Jha</dc:creator>
    <meta:creation-date>2016-09-08T13:35:00Z</meta:creation-date>
    <dc:date>2016-09-08T09:40:00Z</dc:date>
    <meta:template xlink:href="Normal.dotm" xlink:type="simple"/>
    <meta:editing-cycles>49</meta:editing-cycles>
    <meta:editing-duration>PT14940S</meta:editing-duration>
    <meta:document-statistic meta:page-count="13" meta:paragraph-count="36" meta:word-count="2766" meta:character-count="18497" meta:row-count="131" meta:non-whitespace-character-count="15767"/>
  </office:meta>
</office:document-meta>
</file>